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style:font-face style:name="STIXMathJax_Main-bold" svg:font-family="STIXMathJax_Main-bold" style:font-family-generic="roman"/>
    <style:font-face style:name="Helvetica" svg:font-family="Helvetica" style:font-family-generic="swiss" style:font-pitch="variable" svg:panose-1="2 11 6 4 2 2 2 2 2 4"/>
    <style:font-face style:name="STIXMathJax_Size1" svg:font-family="STIXMathJax_Size1" style:font-family-generic="roman"/>
    <style:font-face style:name="STIXMathJax_Size2" svg:font-family="STIXMathJax_Size2" style:font-family-generic="system"/>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border-top="none" fo:border-left="none" fo:border-bottom="0.0104in solid #000000" fo:border-right="none" fo:padding-top="0in" fo:padding-left="0in" fo:padding-bottom="0.0138in" fo:padding-right="0in" style:shadow="none"/>
      <style:text-properties style:font-name="Calibri Light" style:font-name-asian="Times New Roman" fo:font-weight="bold" style:font-weight-asian="bold" fo:color="#2F5496" fo:font-size="13pt" style:font-size-asian="13pt" style:font-size-complex="13pt"/>
    </style:style>
    <style:style style:name="P2" style:parent-style-name="Heading2" style:family="paragraph">
      <style:text-properties fo:font-weight="bold" style:font-weight-asian="bold"/>
    </style:style>
    <style:style style:name="P3" style:parent-style-name="Normal" style:family="paragraph">
      <style:paragraph-properties fo:text-indent="0.25in"/>
      <style:text-properties style:font-name="Arial" style:font-name-complex="Arial" fo:font-weight="bold" style:font-weight-asian="bold" fo:font-size="10.5pt" style:font-size-asian="10.5pt" style:font-size-complex="10.5pt"/>
    </style:style>
    <style:style style:name="P4" style:parent-style-name="ListParagraph" style:family="paragraph">
      <style:text-properties style:font-name="Arial" style:font-name-complex="Arial" fo:font-size="10.5pt" style:font-size-asian="10.5pt" style:font-size-complex="10.5pt"/>
    </style:style>
    <style:style style:name="P5" style:parent-style-name="ListParagraph" style:family="paragraph">
      <style:text-properties style:font-name="Arial" style:font-name-complex="Arial" fo:font-size="10.5pt" style:font-size-asian="10.5pt" style:font-size-complex="10.5pt"/>
    </style:style>
    <style:style style:name="P6" style:parent-style-name="ListParagraph" style:family="paragraph">
      <style:text-properties style:font-name="Arial" style:font-name-complex="Arial" fo:font-size="10.5pt" style:font-size-asian="10.5pt" style:font-size-complex="10.5pt"/>
    </style:style>
    <style:style style:name="P7" style:parent-style-name="ListParagraph" style:family="paragraph">
      <style:text-properties style:font-name="Arial" style:font-name-complex="Arial" fo:font-size="10.5pt" style:font-size-asian="10.5pt" style:font-size-complex="10.5pt"/>
    </style:style>
    <style:style style:name="P8" style:parent-style-name="ListParagraph" style:family="paragraph">
      <style:text-properties style:font-name="Arial" style:font-name-complex="Arial" fo:font-size="10.5pt" style:font-size-asian="10.5pt" style:font-size-complex="10.5pt"/>
    </style:style>
    <style:style style:name="P9" style:parent-style-name="ListParagraph" style:family="paragraph">
      <style:text-properties style:font-name="Arial" style:font-name-complex="Arial" fo:font-size="10.5pt" style:font-size-asian="10.5pt" style:font-size-complex="10.5pt"/>
    </style:style>
    <style:style style:name="P10" style:parent-style-name="Normal"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11" style:parent-style-name="ListParagraph" style:family="paragraph">
      <style:text-properties style:font-name="Arial" style:font-name-complex="Arial" fo:font-size="10.5pt" style:font-size-asian="10.5pt" style:font-size-complex="10.5pt"/>
    </style:style>
    <style:style style:name="P12" style:parent-style-name="ListParagraph" style:family="paragraph">
      <style:text-properties style:font-name="Arial" style:font-name-complex="Arial" fo:font-size="10.5pt" style:font-size-asian="10.5pt" style:font-size-complex="10.5pt"/>
    </style:style>
    <style:style style:name="P13" style:parent-style-name="ListParagraph" style:family="paragraph">
      <style:text-properties style:font-name="Arial" style:font-name-complex="Arial" fo:font-size="10.5pt" style:font-size-asian="10.5pt" style:font-size-complex="10.5pt"/>
    </style:style>
    <style:style style:name="P14" style:parent-style-name="ListParagraph" style:family="paragraph">
      <style:text-properties style:font-name="Arial" style:font-name-complex="Arial" fo:font-size="10.5pt" style:font-size-asian="10.5pt" style:font-size-complex="10.5pt"/>
    </style:style>
    <style:style style:name="P15" style:parent-style-name="ListParagraph" style:family="paragraph">
      <style:text-properties style:font-name="Arial" style:font-name-complex="Arial" fo:font-size="10.5pt" style:font-size-asian="10.5pt" style:font-size-complex="10.5pt"/>
    </style:style>
    <style:style style:name="P16" style:parent-style-name="Normal"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17" style:parent-style-name="ListParagraph" style:family="paragraph">
      <style:text-properties style:font-name="Arial" style:font-name-complex="Arial" fo:font-size="10.5pt" style:font-size-asian="10.5pt" style:font-size-complex="10.5pt"/>
    </style:style>
    <style:style style:name="P18" style:parent-style-name="ListParagraph" style:family="paragraph">
      <style:text-properties style:font-name="Arial" style:font-name-complex="Arial" fo:font-size="10.5pt" style:font-size-asian="10.5pt" style:font-size-complex="10.5pt"/>
    </style:style>
    <style:style style:name="P19" style:parent-style-name="ListParagraph" style:family="paragraph">
      <style:text-properties style:font-name="Arial" style:font-name-complex="Arial" fo:font-size="10.5pt" style:font-size-asian="10.5pt" style:font-size-complex="10.5pt"/>
    </style:style>
    <style:style style:name="P20" style:parent-style-name="ListParagraph" style:family="paragraph">
      <style:paragraph-properties fo:line-height="104%"/>
      <style:text-properties style:font-name="Arial" style:font-name-complex="Arial" fo:font-size="10.5pt" style:font-size-asian="10.5pt" style:font-size-complex="10.5pt"/>
    </style:style>
    <style:style style:name="P21" style:parent-style-name="Normal"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22" style:parent-style-name="ListParagraph" style:family="paragraph">
      <style:text-properties style:font-name="Arial" style:font-name-complex="Arial" fo:font-size="10.5pt" style:font-size-asian="10.5pt" style:font-size-complex="10.5pt"/>
    </style:style>
    <style:style style:name="P2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24" style:parent-style-name="Heading3" style:family="paragraph">
      <style:text-properties fo:font-weight="bold" style:font-weight-asian="bold" fo:background-color="#FAFAFA" style:text-underline-type="single" style:text-underline-style="solid" style:text-underline-width="auto" style:text-underline-mode="continuous"/>
    </style:style>
    <style:style style:name="P25" style:parent-style-name="Heading3" style:family="paragraph">
      <style:text-properties fo:font-weight="bold" style:font-weight-asian="bold" fo:background-color="#FAFAFA" style:text-underline-type="single" style:text-underline-style="solid" style:text-underline-width="auto" style:text-underline-mode="continuous"/>
    </style:style>
    <style:style style:name="P26" style:parent-style-name="Heading3" style:family="paragraph">
      <style:text-properties fo:font-weight="bold" style:font-weight-asian="bold"/>
    </style:style>
    <style:style style:name="P27" style:parent-style-name="ListParagraph" style:family="paragraph">
      <style:paragraph-properties fo:margin-bottom="0in" fo:background-color="#FFFFFF"/>
      <style:text-properties fo:font-weight="bold" style:font-weight-asian="bold"/>
    </style:style>
    <style:style style:name="P28" style:parent-style-name="ListParagraph" style:family="paragraph">
      <style:paragraph-properties fo:margin-bottom="0in" fo:background-color="#FFFFFF"/>
    </style:style>
    <style:style style:name="P29" style:parent-style-name="ListParagraph" style:family="paragraph">
      <style:paragraph-properties fo:margin-bottom="0in" fo:background-color="#FFFFFF"/>
    </style:style>
    <style:style style:name="P30" style:parent-style-name="ListParagraph" style:family="paragraph">
      <style:paragraph-properties fo:margin-bottom="0in" fo:background-color="#FFFFFF"/>
    </style:style>
    <style:style style:name="P31" style:parent-style-name="ListParagraph" style:family="paragraph">
      <style:paragraph-properties fo:margin-bottom="0in" fo:background-color="#FFFFFF"/>
    </style:style>
    <style:style style:name="P32" style:parent-style-name="ListParagraph" style:family="paragraph">
      <style:paragraph-properties fo:margin-bottom="0in" fo:background-color="#FFFFFF"/>
    </style:style>
    <style:style style:name="P33" style:parent-style-name="ListParagraph" style:family="paragraph">
      <style:paragraph-properties fo:margin-bottom="0in" fo:background-color="#FFFFFF"/>
    </style:style>
    <style:style style:name="P34" style:parent-style-name="ListParagraph" style:family="paragraph">
      <style:paragraph-properties fo:margin-bottom="0in" fo:background-color="#FFFFFF"/>
    </style:style>
    <style:style style:name="P35" style:parent-style-name="ListParagraph" style:family="paragraph">
      <style:paragraph-properties fo:margin-bottom="0in" fo:background-color="#FFFFFF"/>
    </style:style>
    <style:style style:name="P36" style:parent-style-name="ListParagraph" style:family="paragraph">
      <style:paragraph-properties fo:margin-bottom="0in" fo:background-color="#FFFFFF"/>
    </style:style>
    <style:style style:name="P37" style:parent-style-name="ListParagraph" style:family="paragraph">
      <style:paragraph-properties fo:margin-bottom="0in" fo:background-color="#FFFFFF"/>
    </style:style>
    <style:style style:name="P38" style:parent-style-name="ListParagraph" style:family="paragraph">
      <style:paragraph-properties style:vertical-align="auto" fo:margin-bottom="0in" fo:background-color="#FFFFFF"/>
    </style:style>
    <style:style style:name="T39" style:parent-style-name="DefaultParagraphFont" style:family="text">
      <style:text-properties style:font-name="Arial" style:font-name-complex="Arial" fo:font-size="10pt" style:font-size-asian="10pt" style:font-size-complex="10pt"/>
    </style:style>
    <style:style style:name="T40" style:parent-style-name="DefaultParagraphFont" style:family="text">
      <style:text-properties style:font-name="Arial" style:font-name-complex="Arial" fo:font-weight="bold" style:font-weight-asian="bold" fo:font-size="10pt" style:font-size-asian="10pt" style:font-size-complex="10pt"/>
    </style:style>
    <style:style style:name="T41" style:parent-style-name="DefaultParagraphFont" style:family="text">
      <style:text-properties style:font-name="Arial" style:font-name-complex="Arial" fo:font-size="10pt" style:font-size-asian="10pt" style:font-size-complex="10pt"/>
    </style:style>
    <style:style style:name="P42"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3" style:parent-style-name="ListParagraph" style:family="paragraph">
      <style:paragraph-properties style:vertical-align="auto" fo:margin-bottom="0in" fo:background-color="#FFFFFF"/>
      <style:text-properties style:font-name="Arial" style:font-name-complex="Arial" fo:font-size="10pt" style:font-size-asian="10pt" style:font-size-complex="10pt"/>
    </style:style>
    <style:style style:name="P44"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5"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6"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7"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8"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49"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50"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51" style:parent-style-name="ListParagraph"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52" style:parent-style-name="ListParagraph" style:family="paragraph">
      <style:paragraph-properties style:vertical-align="auto" fo:margin-bottom="0in" fo:background-color="#FFFFFF"/>
      <style:text-properties style:font-name="Arial" style:font-name-asian="Times New Roman" style:font-name-complex="Arial" fo:font-weight="bold" style:font-weight-asian="bold" fo:font-size="10pt" style:font-size-asian="10pt" style:font-size-complex="10pt" style:language-asian="en" style:country-asian="GB"/>
    </style:style>
    <style:style style:name="P53" style:parent-style-name="Normal" style:family="paragraph">
      <style:paragraph-properties style:vertical-align="auto" fo:margin-bottom="0in" fo:background-color="#FFFFFF"/>
      <style:text-properties style:font-name="Arial" style:font-name-asian="Times New Roman" style:font-name-complex="Arial" fo:font-size="10pt" style:font-size-asian="10pt" style:font-size-complex="10pt" style:language-asian="en" style:country-asian="GB"/>
    </style:style>
    <style:style style:name="P54" style:parent-style-name="Heading2" style:family="paragraph">
      <style:text-properties fo:font-weight="bold" style:font-weight-asian="bold"/>
    </style:style>
    <style:style style:name="P55" style:parent-style-name="Heading2" style:family="paragraph">
      <style:text-properties fo:font-weight="bold" style:font-weight-asian="bold"/>
    </style:style>
    <style:style style:name="P56" style:parent-style-name="Heading2" style:family="paragraph">
      <style:text-properties fo:font-weight="bold" style:font-weight-asian="bold"/>
    </style:style>
    <style:style style:name="P57" style:parent-style-name="Heading2" style:family="paragraph">
      <style:text-properties fo:font-weight="bold" style:font-weight-asian="bold"/>
    </style:style>
    <style:style style:name="P58"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59"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6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4"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65" style:parent-style-name="DefaultParagraphFont" style:family="text">
      <style:text-properties style:font-name="Arial" style:font-name-complex="Arial" fo:color="#373A3C" fo:font-size="10.5pt" style:font-size-asian="10.5pt" style:font-size-complex="10.5pt"/>
    </style:style>
    <style:style style:name="T66" style:parent-style-name="Strong" style:family="text">
      <style:text-properties style:font-name="Arial" style:font-name-complex="Arial" fo:color="#373A3C" fo:font-size="10.5pt" style:font-size-asian="10.5pt" style:font-size-complex="10.5pt"/>
    </style:style>
    <style:style style:name="T67" style:parent-style-name="DefaultParagraphFont" style:family="text">
      <style:text-properties style:font-name="Arial" style:font-name-complex="Arial" fo:color="#373A3C" fo:font-size="10.5pt" style:font-size-asian="10.5pt" style:font-size-complex="10.5pt"/>
    </style:style>
    <style:style style:name="P6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6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70" style:parent-style-name="Normal" style:family="paragraph">
      <style:paragraph-properties fo:margin-top="0.0694in" fo:margin-bottom="0.1041in" fo:background-color="#FAFAFA"/>
      <style:text-properties style:font-name="Arial" style:font-name-complex="Arial" fo:font-weight="bold" style:font-weight-asian="bold" fo:color="#373A3C" fo:font-size="10.5pt" style:font-size-asian="10.5pt" style:font-size-complex="10.5pt"/>
    </style:style>
    <style:style style:name="P71" style:parent-style-name="Heading3" style:family="paragraph">
      <style:paragraph-properties fo:margin-top="0.2909in" style:line-height-at-least="0.1875in"/>
    </style:style>
    <style:style style:name="T72" style:parent-style-name="DefaultParagraphFont" style:family="text">
      <style:text-properties style:font-name="&amp;quot" fo:font-weight="bold" style:font-weight-asian="bold" fo:color="#000000"/>
    </style:style>
    <style:style style:name="T73" style:parent-style-name="Hyperlink" style:family="text">
      <style:text-properties style:font-name="&amp;quot" fo:font-weight="bold" style:font-weight-asian="bold" fo:color="#337AB7"/>
    </style:style>
    <style:style style:name="P74" style:parent-style-name="NormalWeb" style:family="paragraph">
      <style:paragraph-properties fo:margin-top="0.1458in" fo:margin-bottom="0in"/>
      <style:text-properties style:font-name="&amp;quot" fo:color="#000000" fo:font-size="10.5pt" style:font-size-asian="10.5pt" style:font-size-complex="10.5pt"/>
    </style:style>
    <style:style style:name="P75" style:parent-style-name="Normal" style:family="paragraph">
      <style:paragraph-properties fo:text-align="center"/>
    </style:style>
    <style:style style:name="T76" style:parent-style-name="mi" style:family="text">
      <style:text-properties style:font-name="STIXMathJax_Main-italic" fo:font-size="12.5pt" style:font-size-asian="12.5pt" style:font-size-complex="12.5pt"/>
    </style:style>
    <style:style style:name="T77" style:parent-style-name="mo" style:family="text">
      <style:text-properties style:font-name="STIXMathJax_Main" fo:font-size="12.5pt" style:font-size-asian="12.5pt" style:font-size-complex="12.5pt"/>
    </style:style>
    <style:style style:name="T78" style:parent-style-name="mi" style:family="text">
      <style:text-properties style:font-name="STIXMathJax_Main-italic" fo:font-size="12.5pt" style:font-size-asian="12.5pt" style:font-size-complex="12.5pt"/>
    </style:style>
    <style:style style:name="T79" style:parent-style-name="mi" style:family="text">
      <style:text-properties style:font-name="STIXMathJax_Main-italic" fo:font-size="9pt" style:font-size-asian="9pt" style:font-size-complex="9pt"/>
    </style:style>
    <style:style style:name="T80" style:parent-style-name="mo" style:family="text">
      <style:text-properties style:font-name="STIXMathJax_Main" fo:font-size="12.5pt" style:font-size-asian="12.5pt" style:font-size-complex="12.5pt"/>
    </style:style>
    <style:style style:name="T81" style:parent-style-name="mn" style:family="text">
      <style:text-properties style:font-name="STIXMathJax_Main" fo:font-size="12.5pt" style:font-size-asian="12.5pt" style:font-size-complex="12.5pt"/>
    </style:style>
    <style:style style:name="T82" style:parent-style-name="mo" style:family="text">
      <style:text-properties style:font-name="STIXMathJax_Main" fo:font-size="12.5pt" style:font-size-asian="12.5pt" style:font-size-complex="12.5pt"/>
    </style:style>
    <style:style style:name="T83" style:parent-style-name="mi" style:family="text">
      <style:text-properties style:font-name="STIXMathJax_Main-bold" fo:font-size="12.5pt" style:font-size-asian="12.5pt" style:font-size-complex="12.5pt"/>
    </style:style>
    <style:style style:name="T84" style:parent-style-name="mi" style:family="text">
      <style:text-properties style:font-name="STIXMathJax_Main-italic" fo:font-size="9pt" style:font-size-asian="9pt" style:font-size-complex="9pt"/>
    </style:style>
    <style:style style:name="T85" style:parent-style-name="mo" style:family="text">
      <style:text-properties style:font-name="STIXMathJax_Main" fo:font-size="12.5pt" style:font-size-asian="12.5pt" style:font-size-complex="12.5pt"/>
    </style:style>
    <style:style style:name="T86" style:parent-style-name="mi" style:family="text">
      <style:text-properties style:font-name="STIXMathJax_Main-bold" fo:font-size="12.5pt" style:font-size-asian="12.5pt" style:font-size-complex="12.5pt"/>
    </style:style>
    <style:style style:name="T87" style:parent-style-name="mo" style:family="text">
      <style:text-properties style:font-name="STIXMathJax_Main" fo:font-size="12.5pt" style:font-size-asian="12.5pt" style:font-size-complex="12.5pt"/>
    </style:style>
    <style:style style:name="T88" style:parent-style-name="mn" style:family="text">
      <style:text-properties style:font-name="STIXMathJax_Main" fo:font-size="12.5pt" style:font-size-asian="12.5pt" style:font-size-complex="12.5pt"/>
    </style:style>
    <style:style style:name="T89" style:parent-style-name="mo" style:family="text">
      <style:text-properties style:font-name="STIXMathJax_Main" fo:font-size="12.5pt" style:font-size-asian="12.5pt" style:font-size-complex="12.5pt"/>
    </style:style>
    <style:style style:name="T90" style:parent-style-name="mi" style:family="text">
      <style:text-properties style:font-name="STIXMathJax_Main" fo:font-size="12.5pt" style:font-size-asian="12.5pt" style:font-size-complex="12.5pt"/>
    </style:style>
    <style:style style:name="T91" style:parent-style-name="mo" style:family="text">
      <style:text-properties style:font-name="STIXMathJax_Main" fo:font-size="12.5pt" style:font-size-asian="12.5pt" style:font-size-complex="12.5pt"/>
    </style:style>
    <style:style style:name="T92" style:parent-style-name="mi" style:family="text">
      <style:text-properties style:font-name="STIXMathJax_Main-bold" fo:font-size="12.5pt" style:font-size-asian="12.5pt" style:font-size-complex="12.5pt"/>
    </style:style>
    <style:style style:name="T93" style:parent-style-name="mi" style:family="text">
      <style:text-properties style:font-name="STIXMathJax_Main-italic" fo:font-size="9pt" style:font-size-asian="9pt" style:font-size-complex="9pt"/>
    </style:style>
    <style:style style:name="T94" style:parent-style-name="mi" style:family="text">
      <style:text-properties style:font-name="STIXMathJax_Main-italic" fo:font-size="12.5pt" style:font-size-asian="12.5pt" style:font-size-complex="12.5pt"/>
    </style:style>
    <style:style style:name="T95" style:parent-style-name="mo" style:family="text">
      <style:text-properties style:font-name="STIXMathJax_Main" fo:font-size="12.5pt" style:font-size-asian="12.5pt" style:font-size-complex="12.5pt"/>
    </style:style>
    <style:style style:name="T96" style:parent-style-name="mi" style:family="text">
      <style:text-properties style:font-name="STIXMathJax_Main-bold" fo:font-size="12.5pt" style:font-size-asian="12.5pt" style:font-size-complex="12.5pt"/>
    </style:style>
    <style:style style:name="T97" style:parent-style-name="mi" style:family="text">
      <style:text-properties style:font-name="STIXMathJax_Main-italic" fo:font-size="9pt" style:font-size-asian="9pt" style:font-size-complex="9pt"/>
    </style:style>
    <style:style style:name="T98" style:parent-style-name="mo" style:family="text">
      <style:text-properties style:font-name="STIXMathJax_Main" fo:font-size="12.5pt" style:font-size-asian="12.5pt" style:font-size-complex="12.5pt"/>
    </style:style>
    <style:style style:name="P99" style:parent-style-name="Normal" style:family="paragraph">
      <style:text-properties style:font-name="Times New Roman" fo:font-size="12pt" style:font-size-asian="12pt" style:font-size-complex="12pt"/>
    </style:style>
    <style:style style:name="P100" style:parent-style-name="Normal" style:family="paragraph">
      <style:text-properties style:font-name="Times New Roman" fo:font-size="12pt" style:font-size-asian="12pt" style:font-size-complex="12pt"/>
    </style:style>
    <style:style style:name="P101" style:parent-style-name="Heading2" style:family="paragraph">
      <style:paragraph-properties fo:margin-top="0.1444in" style:line-height-at-least="0.2291in"/>
    </style:style>
    <style:style style:name="T102" style:parent-style-name="DefaultParagraphFont" style:family="text">
      <style:text-properties style:font-name="&amp;quot" fo:font-weight="bold" style:font-weight-asian="bold" fo:color="#000000" fo:font-size="16.5pt" style:font-size-asian="16.5pt" style:font-size-complex="16.5pt"/>
    </style:style>
    <style:style style:name="T103" style:parent-style-name="Hyperlink" style:family="text">
      <style:text-properties style:font-name="&amp;quot" fo:color="#337AB7" fo:font-size="16.5pt" style:font-size-asian="16.5pt" style:font-size-complex="16.5pt"/>
    </style:style>
    <style:style style:name="P104" style:parent-style-name="NormalWeb" style:family="paragraph">
      <style:paragraph-properties fo:margin-top="0.1458in" fo:margin-bottom="0in"/>
      <style:text-properties style:font-name="&amp;quot" fo:color="#000000" fo:font-size="10.5pt" style:font-size-asian="10.5pt" style:font-size-complex="10.5pt"/>
    </style:style>
    <style:style style:name="P105" style:parent-style-name="Normal" style:family="paragraph">
      <style:paragraph-properties fo:text-align="center"/>
    </style:style>
    <style:style style:name="T106" style:parent-style-name="mtext" style:family="text">
      <style:text-properties style:font-name="STIXMathJax_Main" fo:font-size="12.5pt" style:font-size-asian="12.5pt" style:font-size-complex="12.5pt"/>
    </style:style>
    <style:style style:name="T107" style:parent-style-name="mo" style:family="text">
      <style:text-properties style:font-name="STIXMathJax_Main" fo:font-size="12.5pt" style:font-size-asian="12.5pt" style:font-size-complex="12.5pt"/>
    </style:style>
    <style:style style:name="T108" style:parent-style-name="mtext" style:family="text">
      <style:text-properties style:font-name="STIXMathJax_Main" fo:font-size="12.5pt" style:font-size-asian="12.5pt" style:font-size-complex="12.5pt"/>
    </style:style>
    <style:style style:name="P109" style:parent-style-name="Normal" style:family="paragraph">
      <style:text-properties style:font-name="Times New Roman" fo:font-size="12pt" style:font-size-asian="12pt" style:font-size-complex="12pt"/>
    </style:style>
    <style:style style:name="P110" style:parent-style-name="Normal" style:family="paragraph">
      <style:text-properties style:font-name="Helvetica" fo:font-weight="bold" style:font-weight-asian="bold" style:font-weight-complex="bold" fo:color="#000000" fo:font-size="16.5pt" style:font-size-asian="16.5pt" style:font-size-complex="16.5pt"/>
    </style:style>
    <style:style style:name="P111" style:parent-style-name="Normal" style:family="paragraph">
      <style:text-properties style:font-name="Times New Roman" fo:font-size="12pt" style:font-size-asian="12pt" style:font-size-complex="12pt"/>
    </style:style>
    <style:style style:name="T112" style:parent-style-name="DefaultParagraphFont" style:family="text">
      <style:text-properties style:font-name="Times New Roman" fo:font-size="12pt" style:font-size-asian="12pt" style:font-size-complex="12pt"/>
    </style:style>
    <style:style style:name="T113" style:parent-style-name="DefaultParagraphFont" style:family="text">
      <style:text-properties style:font-name="Times New Roman" fo:font-size="12pt" style:font-size-asian="12pt" style:font-size-complex="12pt"/>
    </style:style>
    <style:style style:name="P114" style:parent-style-name="Normal" style:family="paragraph">
      <style:text-properties style:font-name="Times New Roman" fo:font-size="12pt" style:font-size-asian="12pt" style:font-size-complex="12pt"/>
    </style:style>
    <style:style style:name="P115" style:parent-style-name="Normal" style:family="paragraph">
      <style:text-properties style:font-name="Times New Roman" fo:font-size="12pt" style:font-size-asian="12pt" style:font-size-complex="12pt"/>
    </style:style>
    <style:style style:name="P116" style:parent-style-name="Normal" style:family="paragraph">
      <style:text-properties style:font-name="Times New Roman" fo:font-size="12pt" style:font-size-asian="12pt" style:font-size-complex="12pt"/>
    </style:style>
    <style:style style:name="P117" style:parent-style-name="Normal" style:family="paragraph">
      <style:text-properties style:font-name="Times New Roman" fo:font-size="12pt" style:font-size-asian="12pt" style:font-size-complex="12pt"/>
    </style:style>
    <style:style style:name="P118" style:parent-style-name="Normal" style:family="paragraph">
      <style:text-properties style:font-name="Helvetica" fo:font-weight="bold" style:font-weight-asian="bold" style:font-weight-complex="bold" fo:color="#000000" fo:font-size="16.5pt" style:font-size-asian="16.5pt" style:font-size-complex="16.5pt"/>
    </style:style>
    <style:style style:name="P119" style:parent-style-name="Normal" style:family="paragraph">
      <style:text-properties style:font-name="Helvetica" fo:font-weight="bold" style:font-weight-asian="bold" style:font-weight-complex="bold" fo:color="#000000" fo:font-size="16.5pt" style:font-size-asian="16.5pt" style:font-size-complex="16.5pt"/>
    </style:style>
    <style:style style:name="P120" style:parent-style-name="Normal" style:family="paragraph">
      <style:text-properties style:font-name="Times New Roman" fo:font-size="12pt" style:font-size-asian="12pt" style:font-size-complex="12pt"/>
    </style:style>
    <style:style style:name="P121" style:parent-style-name="Normal" style:family="paragraph">
      <style:text-properties style:font-name="Times New Roman" fo:font-size="12pt" style:font-size-asian="12pt" style:font-size-complex="12pt"/>
    </style:style>
    <style:style style:name="P122" style:parent-style-name="Normal" style:family="paragraph">
      <style:text-properties style:font-name="Times New Roman" fo:font-size="12pt" style:font-size-asian="12pt" style:font-size-complex="12pt"/>
    </style:style>
    <style:style style:name="P123" style:parent-style-name="Normal" style:family="paragraph">
      <style:text-properties style:font-name="Times New Roman" fo:font-size="12pt" style:font-size-asian="12pt" style:font-size-complex="12pt"/>
    </style:style>
    <style:style style:name="P124" style:parent-style-name="Normal" style:family="paragraph">
      <style:text-properties style:font-name="Times New Roman" fo:font-size="12pt" style:font-size-asian="12pt" style:font-size-complex="12pt"/>
    </style:style>
    <style:style style:name="P125" style:parent-style-name="Normal" style:family="paragraph">
      <style:text-properties style:font-name="Times New Roman" fo:font-size="12pt" style:font-size-asian="12pt" style:font-size-complex="12pt"/>
    </style:style>
    <style:style style:name="P126" style:parent-style-name="Normal" style:family="paragraph">
      <style:text-properties style:font-name="Times New Roman" fo:font-weight="bold" style:font-weight-asian="bold" fo:font-size="12pt" style:font-size-asian="12pt" style:font-size-complex="12pt"/>
    </style:style>
    <style:style style:name="P127" style:parent-style-name="ListParagraph" style:family="paragraph">
      <style:paragraph-properties fo:border-top="none" fo:border-left="none" fo:border-bottom="0.0104in solid #000000" fo:border-right="none" fo:padding-top="0in" fo:padding-left="0in" fo:padding-bottom="0.0138in" fo:padding-right="0in" style:shadow="none" fo:line-height="104%"/>
      <style:text-properties style:font-name="Times New Roman" fo:font-size="12pt" style:font-size-asian="12pt" style:font-size-complex="12pt"/>
    </style:style>
    <style:style style:name="P128" style:parent-style-name="Heading2" style:family="paragraph">
      <style:text-properties fo:font-weight="bold" style:font-weight-asian="bold"/>
    </style:style>
    <style:style style:name="P129" style:parent-style-name="Heading1" style:family="paragraph">
      <style:paragraph-properties fo:margin-top="0in" fo:margin-bottom="0.2083in" style:line-height-at-least="0.375in" fo:background-color="#FAFAFA"/>
    </style:style>
    <style:style style:name="T130" style:parent-style-name="DefaultParagraphFont" style:family="text">
      <style:text-properties style:font-name="Arial" style:font-name-complex="Arial" fo:font-weight="bold" style:font-weight-asian="bold" style:font-weight-complex="bold" fo:color="#373A3C"/>
    </style:style>
    <style:style style:name="P13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3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8"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39" style:parent-style-name="Normal" style:family="paragraph">
      <style:text-properties fo:font-weight="bold" style:font-weight-asian="bold"/>
    </style:style>
    <style:style style:name="P140" style:parent-style-name="Normal" style:family="paragraph">
      <style:text-properties fo:font-weight="bold" style:font-weight-asian="bold"/>
    </style:style>
    <style:style style:name="P141" style:parent-style-name="Normal" style:family="paragraph">
      <style:text-properties fo:font-weight="bold" style:font-weight-asian="bold"/>
    </style:style>
    <style:style style:name="P142" style:parent-style-name="Normal" style:family="paragraph">
      <style:text-properties fo:font-weight="bold" style:font-weight-asian="bold"/>
    </style:style>
    <style:style style:name="P143" style:parent-style-name="Normal" style:family="paragraph">
      <style:text-properties style:font-name="Arial" style:font-name-complex="Arial" fo:font-weight="bold" style:font-weight-asian="bold" fo:font-size="10.5pt" style:font-size-asian="10.5pt" style:font-size-complex="10.5pt"/>
    </style:style>
    <style:style style:name="P144" style:parent-style-name="Normal"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45" style:parent-style-name="Normal"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146" style:parent-style-name="Normal" style:family="paragraph">
      <style:text-properties style:font-name="Arial" style:font-name-complex="Arial" fo:font-weight="bold" style:font-weight-asian="bold" fo:font-size="10.5pt" style:font-size-asian="10.5pt" style:font-size-complex="10.5pt"/>
    </style:style>
    <style:style style:name="P147" style:parent-style-name="Normal" style:family="paragraph">
      <style:text-properties style:font-name="Arial" style:font-name-complex="Arial" fo:font-weight="bold" style:font-weight-asian="bold" fo:font-size="10.5pt" style:font-size-asian="10.5pt" style:font-size-complex="10.5pt"/>
    </style:style>
    <style:style style:name="P148" style:parent-style-name="Normal" style:family="paragraph">
      <style:text-properties style:font-name="Arial" style:font-name-complex="Arial" fo:font-weight="bold" style:font-weight-asian="bold" fo:font-size="10.5pt" style:font-size-asian="10.5pt" style:font-size-complex="10.5pt"/>
    </style:style>
    <style:style style:name="P149" style:parent-style-name="Normal" style:family="paragraph">
      <style:text-properties style:font-name="Arial" style:font-name-complex="Arial" fo:font-weight="bold" style:font-weight-asian="bold" fo:font-size="10.5pt" style:font-size-asian="10.5pt" style:font-size-complex="10.5pt"/>
    </style:style>
    <style:style style:name="P150" style:parent-style-name="Normal" style:family="paragraph">
      <style:text-properties style:font-name="Arial" style:font-name-complex="Arial" fo:font-weight="bold" style:font-weight-asian="bold" fo:font-size="10.5pt" style:font-size-asian="10.5pt" style:font-size-complex="10.5pt"/>
    </style:style>
    <style:style style:name="P151" style:parent-style-name="Normal" style:family="paragraph">
      <style:text-properties style:font-name="Arial" style:font-name-complex="Arial" fo:font-weight="bold" style:font-weight-asian="bold" style:font-weight-complex="bold" fo:color="#000000" fo:font-size="10.5pt" style:font-size-asian="10.5pt" style:font-size-complex="10.5pt"/>
    </style:style>
    <style:style style:name="P152" style:parent-style-name="Normal" style:family="paragraph">
      <style:text-properties style:font-name="Arial" style:font-name-complex="Arial" fo:font-size="10.5pt" style:font-size-asian="10.5pt" style:font-size-complex="10.5pt"/>
    </style:style>
    <style:style style:name="P153" style:parent-style-name="Normal" style:family="paragraph">
      <style:text-properties style:font-name="Arial" style:font-name-complex="Arial" fo:font-size="10.5pt" style:font-size-asian="10.5pt" style:font-size-complex="10.5pt"/>
    </style:style>
    <style:style style:name="P154" style:parent-style-name="Normal" style:family="paragraph">
      <style:text-properties style:font-name="Arial" style:font-name-complex="Arial" fo:font-size="10.5pt" style:font-size-asian="10.5pt" style:font-size-complex="10.5pt"/>
    </style:style>
    <style:style style:name="P155" style:parent-style-name="Normal" style:family="paragraph">
      <style:text-properties style:font-name="Arial" style:font-name-complex="Arial" fo:font-size="10.5pt" style:font-size-asian="10.5pt" style:font-size-complex="10.5pt"/>
    </style:style>
    <style:style style:name="T156" style:parent-style-name="DefaultParagraphFont" style:family="text">
      <style:text-properties style:font-name="Arial" style:font-name-complex="Arial" fo:font-weight="bold" style:font-weight-asian="bold" fo:color="#000000" fo:font-size="10.5pt" style:font-size-asian="10.5pt" style:font-size-complex="10.5pt"/>
    </style:style>
    <style:style style:name="T157" style:parent-style-name="Strong" style:family="text">
      <style:text-properties style:font-name="Arial" style:font-name-complex="Arial" fo:color="#000000" fo:font-size="10.5pt" style:font-size-asian="10.5pt" style:font-size-complex="10.5pt"/>
    </style:style>
    <style:style style:name="P158" style:parent-style-name="Normal" style:family="paragraph">
      <style:text-properties style:font-name="Arial" style:font-name-complex="Arial" fo:font-size="10.5pt" style:font-size-asian="10.5pt" style:font-size-complex="10.5pt"/>
    </style:style>
    <style:style style:name="P15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Arial" style:font-name-complex="Arial" fo:font-size="10.5pt" style:font-size-asian="10.5pt" style:font-size-complex="10.5pt"/>
    </style:style>
    <style:style style:name="P160" style:parent-style-name="Heading3" style:family="paragraph">
      <style:text-properties fo:font-weight="bold" style:font-weight-asian="bold"/>
    </style:style>
    <style:style style:name="P161" style:parent-style-name="Heading3" style:family="paragraph">
      <style:text-properties fo:font-weight="bold" style:font-weight-asian="bold"/>
    </style:style>
    <style:style style:name="P162"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16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6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6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6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6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68" style:parent-style-name="Normal" style:family="paragraph">
      <style:paragraph-properties fo:margin-left="0.0833in">
        <style:tab-stops/>
      </style:paragraph-properties>
    </style:style>
    <style:style style:name="P169"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17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7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72"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173" style:parent-style-name="DefaultParagraphFont" style:family="text">
      <style:text-properties style:font-name="Arial" style:font-name-complex="Arial" fo:color="#373A3C" fo:font-size="10.5pt" style:font-size-asian="10.5pt" style:font-size-complex="10.5pt"/>
    </style:style>
    <style:style style:name="T174" style:parent-style-name="DefaultParagraphFont" style:family="text">
      <style:text-properties style:font-name="Arial" style:font-name-complex="Arial" fo:color="#373A3C" fo:font-size="10.5pt" style:font-size-asian="10.5pt" style:font-size-complex="10.5pt"/>
    </style:style>
    <style:style style:name="T175" style:parent-style-name="DefaultParagraphFont" style:family="text">
      <style:text-properties style:font-name="Arial" style:font-name-complex="Arial" fo:color="#373A3C" fo:font-size="10.5pt" style:font-size-asian="10.5pt" style:font-size-complex="10.5pt"/>
    </style:style>
    <style:style style:name="P17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77"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178" style:parent-style-name="DefaultParagraphFont" style:family="text">
      <style:text-properties style:font-name="Arial" style:font-name-complex="Arial" fo:color="#373A3C" fo:font-size="10.5pt" style:font-size-asian="10.5pt" style:font-size-complex="10.5pt"/>
    </style:style>
    <style:style style:name="T179" style:parent-style-name="DefaultParagraphFont" style:family="text">
      <style:text-properties style:font-name="Helvetica" fo:color="#000000" fo:font-size="10.5pt" style:font-size-asian="10.5pt" style:font-size-complex="10.5pt"/>
    </style:style>
    <style:style style:name="T180" style:parent-style-name="HTMLCode" style:family="text">
      <style:text-properties style:font-name-asian="Calibri" fo:color="#000000" fo:font-size="10.5pt" style:font-size-asian="10.5pt" style:font-size-complex="10.5pt" fo:background-color="#FFFFFF"/>
    </style:style>
    <style:style style:name="T181" style:parent-style-name="DefaultParagraphFont" style:family="text">
      <style:text-properties style:font-name="Helvetica" fo:color="#000000" fo:font-size="10.5pt" style:font-size-asian="10.5pt" style:font-size-complex="10.5pt"/>
    </style:style>
    <style:style style:name="P182" style:parent-style-name="Normal" style:family="paragraph">
      <style:paragraph-properties fo:margin-top="0.0694in" fo:margin-bottom="0.1041in" fo:margin-left="0.0833in" fo:background-color="#FAFAFA">
        <style:tab-stops/>
      </style:paragraph-properties>
    </style:style>
    <style:style style:name="T183" style:parent-style-name="DefaultParagraphFont" style:family="text">
      <style:text-properties style:font-name="Helvetica" fo:color="#000000" fo:font-size="10.5pt" style:font-size-asian="10.5pt" style:font-size-complex="10.5pt"/>
    </style:style>
    <style:style style:name="T184" style:parent-style-name="Strong" style:family="text">
      <style:text-properties style:font-name="&amp;quot" fo:color="#000000" fo:font-size="10.5pt" style:font-size-asian="10.5pt" style:font-size-complex="10.5pt"/>
    </style:style>
    <style:style style:name="T185" style:parent-style-name="DefaultParagraphFont" style:family="text">
      <style:text-properties style:font-name="Helvetica" fo:color="#000000" fo:font-size="10.5pt" style:font-size-asian="10.5pt" style:font-size-complex="10.5pt"/>
    </style:style>
    <style:style style:name="T186" style:parent-style-name="Strong" style:family="text">
      <style:text-properties style:font-name="&amp;quot" fo:color="#000000" fo:font-size="10.5pt" style:font-size-asian="10.5pt" style:font-size-complex="10.5pt"/>
    </style:style>
    <style:style style:name="T187" style:parent-style-name="DefaultParagraphFont" style:family="text">
      <style:text-properties style:font-name="Helvetica" fo:color="#000000" fo:font-size="10.5pt" style:font-size-asian="10.5pt" style:font-size-complex="10.5pt"/>
    </style:style>
    <style:style style:name="P188" style:parent-style-name="Normal" style:family="paragraph">
      <style:paragraph-properties fo:margin-top="0.0694in" fo:margin-bottom="0.1041in" fo:margin-left="0.0833in" fo:background-color="#FAFAFA">
        <style:tab-stops/>
      </style:paragraph-properties>
      <style:text-properties style:font-name="Helvetica" fo:color="#000000" fo:font-size="10.5pt" style:font-size-asian="10.5pt" style:font-size-complex="10.5pt"/>
    </style:style>
    <style:style style:name="P189" style:parent-style-name="Normal" style:family="paragraph">
      <style:paragraph-properties fo:margin-top="0.0694in" fo:margin-bottom="0.1041in" fo:margin-left="0.0833in" fo:background-color="#FAFAFA">
        <style:tab-stops/>
      </style:paragraph-properties>
      <style:text-properties style:font-name="Arial" style:font-name-complex="Arial" fo:font-weight="bold" style:font-weight-asian="bold" fo:color="#373A3C" fo:font-size="10.5pt" style:font-size-asian="10.5pt" style:font-size-complex="10.5pt"/>
    </style:style>
    <style:style style:name="P190" style:parent-style-name="Normal" style:family="paragraph">
      <style:paragraph-properties fo:margin-top="0.0694in" fo:margin-bottom="0.1041in" fo:margin-left="0.0833in" fo:background-color="#FAFAFA">
        <style:tab-stops/>
      </style:paragraph-properties>
      <style:text-properties style:font-name="Arial" style:font-name-complex="Arial" fo:color="#373A3C" fo:font-size="10.5pt" style:font-size-asian="10.5pt" style:font-size-complex="10.5pt"/>
    </style:style>
    <style:style style:name="P191"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192" style:parent-style-name="DefaultParagraphFont" style:family="text">
      <style:text-properties style:font-name="Arial" style:font-name-complex="Arial" fo:color="#373A3C" fo:font-size="10.5pt" style:font-size-asian="10.5pt" style:font-size-complex="10.5pt"/>
    </style:style>
    <style:style style:name="T193" style:parent-style-name="DefaultParagraphFont" style:family="text">
      <style:text-properties style:font-name="Helvetica" fo:color="#000000" fo:font-size="10.5pt" style:font-size-asian="10.5pt" style:font-size-complex="10.5pt"/>
    </style:style>
    <style:style style:name="P194" style:parent-style-name="Normal" style:family="paragraph">
      <style:paragraph-properties fo:margin-top="0.0694in" fo:margin-bottom="0.1041in" fo:margin-left="0.0833in" fo:background-color="#FAFAFA">
        <style:tab-stops/>
      </style:paragraph-properties>
    </style:style>
    <style:style style:name="T195" style:parent-style-name="Strong" style:family="text">
      <style:text-properties style:font-name="&amp;quot" fo:color="#000000" fo:font-size="10.5pt" style:font-size-asian="10.5pt" style:font-size-complex="10.5pt"/>
    </style:style>
    <style:style style:name="T196" style:parent-style-name="DefaultParagraphFont" style:family="text">
      <style:text-properties style:font-name="Helvetica" fo:color="#000000" fo:font-size="10.5pt" style:font-size-asian="10.5pt" style:font-size-complex="10.5pt"/>
    </style:style>
    <style:style style:name="P197"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198"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199" style:parent-style-name="DefaultParagraphFont" style:family="text">
      <style:text-properties style:font-name="Arial" style:font-name-complex="Arial" fo:color="#373A3C" fo:font-size="10.5pt" style:font-size-asian="10.5pt" style:font-size-complex="10.5pt"/>
    </style:style>
    <style:style style:name="T200" style:parent-style-name="DefaultParagraphFont" style:family="text">
      <style:text-properties style:font-name="Arial" style:font-name-complex="Arial" fo:font-weight="bold" style:font-weight-asian="bold" fo:color="#373A3C" fo:font-size="10.5pt" style:font-size-asian="10.5pt" style:font-size-complex="10.5pt"/>
    </style:style>
    <style:style style:name="T201" style:parent-style-name="DefaultParagraphFont" style:family="text">
      <style:text-properties style:font-name="Arial" style:font-name-complex="Arial" fo:color="#373A3C" fo:font-size="10.5pt" style:font-size-asian="10.5pt" style:font-size-complex="10.5pt"/>
    </style:style>
    <style:style style:name="P202" style:parent-style-name="Normal" style:family="paragraph">
      <style:paragraph-properties fo:margin-top="0.0694in" fo:margin-bottom="0.1041in" fo:margin-left="0.33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203" style:parent-style-name="Normal" style:family="paragraph">
      <style:paragraph-properties fo:margin-top="0.0694in" fo:margin-bottom="0.1041in" fo:margin-left="0.3333in" fo:background-color="#FAFAFA">
        <style:tab-stops/>
      </style:paragraph-properties>
      <style:text-properties style:font-name="Arial" style:font-name-complex="Arial" fo:color="#373A3C" fo:font-size="10.5pt" style:font-size-asian="10.5pt" style:font-size-complex="10.5pt"/>
    </style:style>
    <style:style style:name="P204" style:parent-style-name="Normal" style:family="paragraph">
      <style:paragraph-properties fo:margin-top="0.0694in" fo:margin-bottom="0.1041in" fo:margin-left="0.3333in" fo:background-color="#FAFAFA">
        <style:tab-stops/>
      </style:paragraph-properties>
      <style:text-properties style:font-name="Arial" style:font-name-complex="Arial" fo:color="#373A3C" fo:font-size="10.5pt" style:font-size-asian="10.5pt" style:font-size-complex="10.5pt"/>
    </style:style>
    <style:style style:name="P205"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06" style:parent-style-name="DefaultParagraphFont" style:family="text">
      <style:text-properties style:font-name="Arial" style:font-name-complex="Arial" fo:color="#373A3C" fo:font-size="10.5pt" style:font-size-asian="10.5pt" style:font-size-complex="10.5pt"/>
    </style:style>
    <style:style style:name="T207" style:parent-style-name="DefaultParagraphFont" style:family="text">
      <style:text-properties style:font-name="Helvetica" fo:color="#000000" fo:font-size="10.5pt" style:font-size-asian="10.5pt" style:font-size-complex="10.5pt"/>
    </style:style>
    <style:style style:name="P208" style:parent-style-name="Normal" style:family="paragraph">
      <style:paragraph-properties fo:margin-top="0.0694in" fo:margin-bottom="0.1041in" fo:background-color="#FAFAFA"/>
    </style:style>
    <style:style style:name="T209" style:parent-style-name="DefaultParagraphFont" style:family="text">
      <style:text-properties style:font-name="Helvetica" fo:color="#000000" fo:font-size="10.5pt" style:font-size-asian="10.5pt" style:font-size-complex="10.5pt"/>
    </style:style>
    <style:style style:name="P210" style:parent-style-name="ListParagraph" style:family="paragraph">
      <style:paragraph-properties fo:margin-bottom="0in"/>
    </style:style>
    <style:style style:name="T211" style:parent-style-name="DefaultParagraphFont" style:family="text">
      <style:text-properties style:font-name="Helvetica" style:font-name-asian="Times New Roman" fo:color="#000000" fo:font-size="10.5pt" style:font-size-asian="10.5pt" style:font-size-complex="10.5pt" style:language-asian="en" style:country-asian="GB"/>
    </style:style>
    <style:style style:name="P212" style:parent-style-name="ListParagraph" style:family="paragraph">
      <style:paragraph-properties fo:text-align="center" fo:margin-bottom="0in"/>
    </style:style>
    <style:style style:name="T213"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14"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15"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16"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17"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18"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19" style:parent-style-name="DefaultParagraphFont" style:family="text">
      <style:text-properties style:font-name="STIXMathJax_Size1" style:font-name-asian="Times New Roman" fo:color="#000000" style:text-position="-52% 100%" fo:font-size="12.5pt" style:font-size-asian="12.5pt" style:font-size-complex="12.5pt" style:language-asian="en" style:country-asian="GB"/>
    </style:style>
    <style:style style:name="T220"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21" style:parent-style-name="DefaultParagraphFont" style:family="text">
      <style:text-properties style:font-name="STIXMathJax_Main" style:font-name-asian="Times New Roman" fo:color="#000000" fo:font-size="9pt" style:font-size-asian="9pt" style:font-size-complex="9pt" style:language-asian="en" style:country-asian="GB"/>
    </style:style>
    <style:style style:name="T222"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23"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24"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25"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26"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27"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28"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29"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30"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31"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32"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33"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34"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35"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36" style:parent-style-name="DefaultParagraphFont" style:family="text">
      <style:text-properties style:font-name="STIXMathJax_Main-italic" style:font-name-asian="Times New Roman" fo:color="#000000" fo:font-size="12.5pt" style:font-size-asian="12.5pt" style:font-size-complex="12.5pt" style:language-asian="en" style:country-asian="GB"/>
    </style:style>
    <style:style style:name="T237"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38"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39"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40" style:parent-style-name="DefaultParagraphFont" style:family="text">
      <style:text-properties style:font-name="STIXMathJax_Main-italic" style:font-name-asian="Times New Roman" fo:color="#000000" fo:font-size="9pt" style:font-size-asian="9pt" style:font-size-complex="9pt" style:language-asian="en" style:country-asian="GB"/>
    </style:style>
    <style:style style:name="T241"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T242" style:parent-style-name="DefaultParagraphFont" style:family="text">
      <style:text-properties style:font-name="STIXMathJax_Main-bold" style:font-name-asian="Times New Roman" fo:color="#000000" fo:font-size="12.5pt" style:font-size-asian="12.5pt" style:font-size-complex="12.5pt" style:language-asian="en" style:country-asian="GB"/>
    </style:style>
    <style:style style:name="T243" style:parent-style-name="DefaultParagraphFont" style:family="text">
      <style:text-properties style:font-name="STIXMathJax_Main" style:font-name-asian="Times New Roman" fo:color="#000000" fo:font-size="12.5pt" style:font-size-asian="12.5pt" style:font-size-complex="12.5pt" style:language-asian="en" style:country-asian="GB"/>
    </style:style>
    <style:style style:name="P244" style:parent-style-name="Normal" style:family="paragraph">
      <style:paragraph-properties fo:margin-top="0.0694in" fo:margin-bottom="0.1041in" fo:background-color="#FAFAFA"/>
    </style:style>
    <style:style style:name="T245" style:parent-style-name="DefaultParagraphFont" style:family="text">
      <style:text-properties style:font-name="Helvetica" style:font-weight-complex="bold"/>
    </style:style>
    <style:style style:name="T246" style:parent-style-name="DefaultParagraphFont" style:family="text">
      <style:text-properties style:font-name="Helvetica" fo:color="#000000" fo:font-size="10.5pt" style:font-size-asian="10.5pt" style:font-size-complex="10.5pt"/>
    </style:style>
    <style:style style:name="T247" style:parent-style-name="Strong" style:family="text">
      <style:text-properties style:font-name="&amp;quot" fo:color="#000000" fo:font-size="10.5pt" style:font-size-asian="10.5pt" style:font-size-complex="10.5pt"/>
    </style:style>
    <style:style style:name="T248" style:parent-style-name="DefaultParagraphFont" style:family="text">
      <style:text-properties style:font-name="Helvetica" fo:color="#000000" fo:font-size="10.5pt" style:font-size-asian="10.5pt" style:font-size-complex="10.5pt"/>
    </style:style>
    <style:style style:name="T249" style:parent-style-name="Strong" style:family="text">
      <style:text-properties style:font-name="&amp;quot" fo:color="#000000" fo:font-size="10.5pt" style:font-size-asian="10.5pt" style:font-size-complex="10.5pt"/>
    </style:style>
    <style:style style:name="P250" style:parent-style-name="Normal" style:family="paragraph">
      <style:paragraph-properties fo:margin-top="0.0694in" fo:margin-bottom="0.1041in" fo:background-color="#FAFAFA"/>
      <style:text-properties style:font-name="Helvetica" style:font-weight-complex="bold"/>
    </style:style>
    <style:style style:name="P251" style:parent-style-name="Normal" style:family="paragraph">
      <style:paragraph-properties fo:margin-top="0.0694in" fo:margin-bottom="0.1041in" fo:margin-left="1in" fo:background-color="#FAFAFA">
        <style:tab-stops/>
      </style:paragraph-properties>
      <style:text-properties style:font-name="Helvetica" style:font-weight-complex="bold"/>
    </style:style>
    <style:style style:name="P252" style:parent-style-name="Normal" style:family="paragraph">
      <style:paragraph-properties fo:margin-top="0.0694in" fo:margin-bottom="0.1041in" fo:background-color="#FAFAFA"/>
      <style:text-properties style:font-name="Helvetica" style:font-weight-complex="bold"/>
    </style:style>
    <style:style style:name="P253" style:parent-style-name="Normal" style:family="paragraph">
      <style:paragraph-properties fo:margin-top="0.0694in" fo:margin-bottom="0.1041in" fo:margin-left="1in" fo:background-color="#FAFAFA">
        <style:tab-stops/>
      </style:paragraph-properties>
    </style:style>
    <style:style style:name="T254" style:parent-style-name="DefaultParagraphFont" style:family="text">
      <style:text-properties style:font-name="Helvetica" style:font-weight-complex="bold"/>
    </style:style>
    <style:style style:name="T255" style:parent-style-name="DefaultParagraphFont" style:family="text">
      <style:text-properties style:font-name="Helvetica" style:font-weight-complex="bold" fo:color="#FF0000"/>
    </style:style>
    <style:style style:name="P256" style:parent-style-name="Normal" style:family="paragraph">
      <style:paragraph-properties fo:margin-top="0.0694in" fo:margin-bottom="0.1041in" fo:background-color="#FAFAFA"/>
      <style:text-properties style:font-name="Helvetica" style:font-weight-complex="bold"/>
    </style:style>
    <style:style style:name="P257" style:parent-style-name="Normal" style:family="paragraph">
      <style:paragraph-properties fo:margin-top="0.0694in" fo:margin-bottom="0.1041in" fo:margin-left="1in" fo:background-color="#FAFAFA">
        <style:tab-stops/>
      </style:paragraph-properties>
    </style:style>
    <style:style style:name="T258" style:parent-style-name="DefaultParagraphFont" style:family="text">
      <style:text-properties style:font-name="Helvetica" style:font-weight-complex="bold"/>
    </style:style>
    <style:style style:name="T259" style:parent-style-name="DefaultParagraphFont" style:family="text">
      <style:text-properties style:font-name="Helvetica" style:font-weight-complex="bold" fo:color="#FF0000"/>
    </style:style>
    <style:style style:name="T260" style:parent-style-name="DefaultParagraphFont" style:family="text">
      <style:text-properties style:font-name="Helvetica" style:font-weight-complex="bold"/>
    </style:style>
    <style:style style:name="P261" style:parent-style-name="Normal" style:family="paragraph">
      <style:paragraph-properties fo:margin-top="0.0694in" fo:margin-bottom="0.1041in" fo:margin-left="1in" fo:background-color="#FAFAFA">
        <style:tab-stops/>
      </style:paragraph-properties>
      <style:text-properties style:font-name="Helvetica" style:font-weight-complex="bold"/>
    </style:style>
    <style:style style:name="P262" style:parent-style-name="Normal" style:family="paragraph">
      <style:paragraph-properties fo:margin-top="0.0694in" fo:margin-bottom="0.1041in" fo:margin-left="1in" fo:background-color="#FAFAFA">
        <style:tab-stops/>
      </style:paragraph-properties>
    </style:style>
    <style:style style:name="T263" style:parent-style-name="Strong" style:family="text">
      <style:text-properties style:font-name="&amp;quot" fo:color="#000000" fo:font-size="10.5pt" style:font-size-asian="10.5pt" style:font-size-complex="10.5pt"/>
    </style:style>
    <style:style style:name="T264" style:parent-style-name="DefaultParagraphFont" style:family="text">
      <style:text-properties style:font-name="Helvetica" fo:color="#000000" fo:font-size="10.5pt" style:font-size-asian="10.5pt" style:font-size-complex="10.5pt"/>
    </style:style>
    <style:style style:name="P265" style:parent-style-name="Normal" style:family="paragraph">
      <style:paragraph-properties fo:margin-top="0.0694in" fo:margin-bottom="0.1041in" fo:background-color="#FAFAFA"/>
    </style:style>
    <style:style style:name="T266" style:parent-style-name="DefaultParagraphFont" style:family="text">
      <style:text-properties style:font-name="Arial" style:font-name-complex="Arial" fo:color="#373A3C" fo:font-size="10.5pt" style:font-size-asian="10.5pt" style:font-size-complex="10.5pt"/>
    </style:style>
    <style:style style:name="T267" style:parent-style-name="DefaultParagraphFont" style:family="text">
      <style:text-properties style:font-name="Arial" style:font-name-complex="Arial" fo:font-weight="bold" style:font-weight-asian="bold" fo:color="#373A3C" fo:font-size="10.5pt" style:font-size-asian="10.5pt" style:font-size-complex="10.5pt"/>
    </style:style>
    <style:style style:name="T268" style:parent-style-name="DefaultParagraphFont" style:family="text">
      <style:text-properties style:font-name="Arial" style:font-name-complex="Arial" fo:color="#373A3C" fo:font-size="10.5pt" style:font-size-asian="10.5pt" style:font-size-complex="10.5pt"/>
    </style:style>
    <style:style style:name="T269" style:parent-style-name="DefaultParagraphFont" style:family="text">
      <style:text-properties style:font-name="Helvetica" style:font-weight-complex="bold" fo:color="#FF0000"/>
    </style:style>
    <style:style style:name="T270" style:parent-style-name="DefaultParagraphFont" style:family="text">
      <style:text-properties style:font-name="Arial" style:font-name-complex="Arial" fo:color="#373A3C" fo:font-size="10.5pt" style:font-size-asian="10.5pt" style:font-size-complex="10.5pt"/>
    </style:style>
    <style:style style:name="P27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5"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276"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277" style:parent-style-name="DefaultParagraphFont" style:family="text">
      <style:text-properties style:font-name="Arial" style:font-name-complex="Arial" fo:color="#373A3C" fo:font-size="10.5pt" style:font-size-asian="10.5pt" style:font-size-complex="10.5pt"/>
    </style:style>
    <style:style style:name="T278" style:parent-style-name="DefaultParagraphFont" style:family="text">
      <style:text-properties style:font-name="Arial" style:font-name-complex="Arial" fo:font-weight="bold" style:font-weight-asian="bold" fo:color="#373A3C" fo:font-size="10.5pt" style:font-size-asian="10.5pt" style:font-size-complex="10.5pt"/>
    </style:style>
    <style:style style:name="T279" style:parent-style-name="DefaultParagraphFont" style:family="text">
      <style:text-properties style:font-name="Arial" style:font-name-complex="Arial" fo:color="#373A3C" fo:font-size="10.5pt" style:font-size-asian="10.5pt" style:font-size-complex="10.5pt"/>
    </style:style>
    <style:style style:name="P280" style:parent-style-name="Normal" style:family="paragraph">
      <style:paragraph-properties fo:margin-top="0.0694in" fo:margin-bottom="0.1041in" fo:background-color="#FAFAFA"/>
    </style:style>
    <style:style style:name="T281" style:parent-style-name="mi" style:family="text">
      <style:text-properties style:font-name="STIXMathJax_Main-italic" fo:color="#000000" fo:font-size="12.5pt" style:font-size-asian="12.5pt" style:font-size-complex="12.5pt"/>
    </style:style>
    <style:style style:name="T282" style:parent-style-name="mo" style:family="text">
      <style:text-properties style:font-name="STIXMathJax_Main" fo:color="#000000" fo:font-size="12.5pt" style:font-size-asian="12.5pt" style:font-size-complex="12.5pt"/>
    </style:style>
    <style:style style:name="T283" style:parent-style-name="mi" style:family="text">
      <style:text-properties style:font-name="STIXMathJax_Main-bold" fo:color="#000000" fo:font-size="12.5pt" style:font-size-asian="12.5pt" style:font-size-complex="12.5pt"/>
    </style:style>
    <style:style style:name="T284" style:parent-style-name="mo" style:family="text">
      <style:text-properties style:font-name="STIXMathJax_Main" fo:color="#000000" fo:font-size="12.5pt" style:font-size-asian="12.5pt" style:font-size-complex="12.5pt"/>
    </style:style>
    <style:style style:name="T285" style:parent-style-name="mo" style:family="text">
      <style:text-properties style:font-name="STIXMathJax_Size1" fo:color="#000000" style:text-position="-52% 100%" fo:font-size="12.5pt" style:font-size-asian="12.5pt" style:font-size-complex="12.5pt"/>
    </style:style>
    <style:style style:name="T286" style:parent-style-name="mi" style:family="text">
      <style:text-properties style:font-name="STIXMathJax_Main-italic" fo:color="#000000" fo:font-size="9pt" style:font-size-asian="9pt" style:font-size-complex="9pt"/>
    </style:style>
    <style:style style:name="T287" style:parent-style-name="mo" style:family="text">
      <style:text-properties style:font-name="STIXMathJax_Main" fo:color="#000000"/>
    </style:style>
    <style:style style:name="T288" style:parent-style-name="mn" style:family="text">
      <style:text-properties style:font-name="STIXMathJax_Main" fo:color="#000000" fo:font-size="9pt" style:font-size-asian="9pt" style:font-size-complex="9pt"/>
    </style:style>
    <style:style style:name="T289" style:parent-style-name="mi" style:family="text">
      <style:text-properties style:font-name="STIXMathJax_Main-italic" fo:color="#000000" fo:font-size="9pt" style:font-size-asian="9pt" style:font-size-complex="9pt"/>
    </style:style>
    <style:style style:name="T290" style:parent-style-name="mo" style:family="text">
      <style:text-properties style:font-name="STIXMathJax_Size2" fo:color="#000000" fo:font-size="12.5pt" style:font-size-asian="12.5pt" style:font-size-complex="12.5pt"/>
    </style:style>
    <style:style style:name="T291" style:parent-style-name="mo" style:family="text">
      <style:text-properties style:font-name="STIXMathJax_Main" fo:color="#000000" fo:font-size="12.5pt" style:font-size-asian="12.5pt" style:font-size-complex="12.5pt"/>
    </style:style>
    <style:style style:name="T292" style:parent-style-name="mn" style:family="text">
      <style:text-properties style:font-name="STIXMathJax_Main-bold" fo:color="#000000" fo:font-size="12.5pt" style:font-size-asian="12.5pt" style:font-size-complex="12.5pt"/>
    </style:style>
    <style:style style:name="T293" style:parent-style-name="mo" style:family="text">
      <style:text-properties style:font-name="STIXMathJax_Main" fo:color="#000000" fo:font-size="12.5pt" style:font-size-asian="12.5pt" style:font-size-complex="12.5pt"/>
    </style:style>
    <style:style style:name="T294" style:parent-style-name="mi" style:family="text">
      <style:text-properties style:font-name="STIXMathJax_Main-italic" fo:color="#000000" fo:font-size="12.5pt" style:font-size-asian="12.5pt" style:font-size-complex="12.5pt"/>
    </style:style>
    <style:style style:name="T295" style:parent-style-name="mi" style:family="text">
      <style:text-properties style:font-name="STIXMathJax_Main-italic" fo:color="#000000" fo:font-size="9pt" style:font-size-asian="9pt" style:font-size-complex="9pt"/>
    </style:style>
    <style:style style:name="T296" style:parent-style-name="mo" style:family="text">
      <style:text-properties style:font-name="STIXMathJax_Main" fo:color="#000000" fo:font-size="12.5pt" style:font-size-asian="12.5pt" style:font-size-complex="12.5pt"/>
    </style:style>
    <style:style style:name="T297" style:parent-style-name="mn" style:family="text">
      <style:text-properties style:font-name="STIXMathJax_Main" fo:color="#000000" fo:font-size="12.5pt" style:font-size-asian="12.5pt" style:font-size-complex="12.5pt"/>
    </style:style>
    <style:style style:name="T298" style:parent-style-name="mo" style:family="text">
      <style:text-properties style:font-name="STIXMathJax_Main" fo:color="#000000" fo:font-size="12.5pt" style:font-size-asian="12.5pt" style:font-size-complex="12.5pt"/>
    </style:style>
    <style:style style:name="T299" style:parent-style-name="mn" style:family="text">
      <style:text-properties style:font-name="STIXMathJax_Main" fo:color="#000000" fo:font-size="12.5pt" style:font-size-asian="12.5pt" style:font-size-complex="12.5pt"/>
    </style:style>
    <style:style style:name="T300" style:parent-style-name="mo" style:family="text">
      <style:text-properties style:font-name="STIXMathJax_Main" fo:color="#000000" fo:font-size="12.5pt" style:font-size-asian="12.5pt" style:font-size-complex="12.5pt"/>
    </style:style>
    <style:style style:name="T301" style:parent-style-name="mi" style:family="text">
      <style:text-properties style:font-name="STIXMathJax_Main-bold" fo:color="#000000" fo:font-size="12.5pt" style:font-size-asian="12.5pt" style:font-size-complex="12.5pt"/>
    </style:style>
    <style:style style:name="T302" style:parent-style-name="mi" style:family="text">
      <style:text-properties style:font-name="STIXMathJax_Main-italic" fo:color="#000000" fo:font-size="9pt" style:font-size-asian="9pt" style:font-size-complex="9pt"/>
    </style:style>
    <style:style style:name="T303" style:parent-style-name="mi" style:family="text">
      <style:text-properties style:font-name="STIXMathJax_Main-italic" fo:color="#000000" fo:font-size="12.5pt" style:font-size-asian="12.5pt" style:font-size-complex="12.5pt"/>
    </style:style>
    <style:style style:name="T304" style:parent-style-name="mo" style:family="text">
      <style:text-properties style:font-name="STIXMathJax_Main" fo:color="#000000" fo:font-size="12.5pt" style:font-size-asian="12.5pt" style:font-size-complex="12.5pt"/>
    </style:style>
    <style:style style:name="T305" style:parent-style-name="mi" style:family="text">
      <style:text-properties style:font-name="STIXMathJax_Main-bold" fo:color="#000000" fo:font-size="12.5pt" style:font-size-asian="12.5pt" style:font-size-complex="12.5pt"/>
    </style:style>
    <style:style style:name="T306" style:parent-style-name="mi" style:family="text">
      <style:text-properties style:font-name="STIXMathJax_Main-italic" fo:color="#000000" fo:font-size="9pt" style:font-size-asian="9pt" style:font-size-complex="9pt"/>
    </style:style>
    <style:style style:name="T307" style:parent-style-name="mo" style:family="text">
      <style:text-properties style:font-name="STIXMathJax_Main" fo:color="#000000" fo:font-size="12.5pt" style:font-size-asian="12.5pt" style:font-size-complex="12.5pt"/>
    </style:style>
    <style:style style:name="T308" style:parent-style-name="mi" style:family="text">
      <style:text-properties style:font-name="STIXMathJax_Main" fo:color="#000000" fo:font-size="12.5pt" style:font-size-asian="12.5pt" style:font-size-complex="12.5pt"/>
    </style:style>
    <style:style style:name="T309" style:parent-style-name="mo" style:family="text">
      <style:text-properties style:font-name="STIXMathJax_Size1" fo:color="#000000" fo:font-size="12.5pt" style:font-size-asian="12.5pt" style:font-size-complex="12.5pt"/>
    </style:style>
    <style:style style:name="T310" style:parent-style-name="mn" style:family="text">
      <style:text-properties style:font-name="STIXMathJax_Main" fo:color="#000000" fo:font-size="12.5pt" style:font-size-asian="12.5pt" style:font-size-complex="12.5pt"/>
    </style:style>
    <style:style style:name="T311" style:parent-style-name="mo" style:family="text">
      <style:text-properties style:font-name="STIXMathJax_Main" fo:color="#000000" fo:font-size="12.5pt" style:font-size-asian="12.5pt" style:font-size-complex="12.5pt"/>
    </style:style>
    <style:style style:name="T312" style:parent-style-name="mi" style:family="text">
      <style:text-properties style:font-name="STIXMathJax_Main" fo:color="#000000" fo:font-size="12.5pt" style:font-size-asian="12.5pt" style:font-size-complex="12.5pt"/>
    </style:style>
    <style:style style:name="T313" style:parent-style-name="mo" style:family="text">
      <style:text-properties style:font-name="STIXMathJax_Main" fo:color="#000000" fo:font-size="12.5pt" style:font-size-asian="12.5pt" style:font-size-complex="12.5pt"/>
    </style:style>
    <style:style style:name="T314" style:parent-style-name="mi" style:family="text">
      <style:text-properties style:font-name="STIXMathJax_Main-bold" fo:color="#000000" fo:font-size="12.5pt" style:font-size-asian="12.5pt" style:font-size-complex="12.5pt"/>
    </style:style>
    <style:style style:name="T315" style:parent-style-name="mi" style:family="text">
      <style:text-properties style:font-name="STIXMathJax_Main-italic" fo:color="#000000" fo:font-size="9pt" style:font-size-asian="9pt" style:font-size-complex="9pt"/>
    </style:style>
    <style:style style:name="T316" style:parent-style-name="mi" style:family="text">
      <style:text-properties style:font-name="STIXMathJax_Main-italic" fo:color="#000000" fo:font-size="12.5pt" style:font-size-asian="12.5pt" style:font-size-complex="12.5pt"/>
    </style:style>
    <style:style style:name="T317" style:parent-style-name="mo" style:family="text">
      <style:text-properties style:font-name="STIXMathJax_Main" fo:color="#000000" fo:font-size="12.5pt" style:font-size-asian="12.5pt" style:font-size-complex="12.5pt"/>
    </style:style>
    <style:style style:name="T318" style:parent-style-name="mi" style:family="text">
      <style:text-properties style:font-name="STIXMathJax_Main-bold" fo:color="#000000" fo:font-size="12.5pt" style:font-size-asian="12.5pt" style:font-size-complex="12.5pt"/>
    </style:style>
    <style:style style:name="T319" style:parent-style-name="mi" style:family="text">
      <style:text-properties style:font-name="STIXMathJax_Main-italic" fo:color="#000000" fo:font-size="9pt" style:font-size-asian="9pt" style:font-size-complex="9pt"/>
    </style:style>
    <style:style style:name="T320" style:parent-style-name="mo" style:family="text">
      <style:text-properties style:font-name="STIXMathJax_Main" fo:color="#000000" fo:font-size="12.5pt" style:font-size-asian="12.5pt" style:font-size-complex="12.5pt"/>
    </style:style>
    <style:style style:name="T321" style:parent-style-name="mo" style:family="text">
      <style:text-properties style:font-name="STIXMathJax_Size1" fo:color="#000000" fo:font-size="12.5pt" style:font-size-asian="12.5pt" style:font-size-complex="12.5pt"/>
    </style:style>
    <style:style style:name="T322" style:parent-style-name="mo" style:family="text">
      <style:text-properties style:font-name="STIXMathJax_Size2" fo:color="#000000" fo:font-size="12.5pt" style:font-size-asian="12.5pt" style:font-size-complex="12.5pt"/>
    </style:style>
    <style:style style:name="T323" style:parent-style-name="mo" style:family="text">
      <style:text-properties style:font-name="STIXMathJax_Main" fo:color="#FF0000" fo:font-size="12.5pt" style:font-size-asian="12.5pt" style:font-size-complex="12.5pt"/>
    </style:style>
    <style:style style:name="T324" style:parent-style-name="mi" style:family="text">
      <style:text-properties style:font-name="STIXMathJax_Main-italic" fo:color="#FF0000" fo:font-size="12.5pt" style:font-size-asian="12.5pt" style:font-size-complex="12.5pt"/>
    </style:style>
    <style:style style:name="T325" style:parent-style-name="mo" style:family="text">
      <style:text-properties style:font-name="Cambria Math" style:font-name-complex="Cambria Math" fo:color="#FF0000" fo:font-size="12.5pt" style:font-size-asian="12.5pt" style:font-size-complex="12.5pt"/>
    </style:style>
    <style:style style:name="T326" style:parent-style-name="mi" style:family="text">
      <style:text-properties style:font-name="STIXMathJax_Main-bold" fo:color="#FF0000" fo:font-size="12.5pt" style:font-size-asian="12.5pt" style:font-size-complex="12.5pt"/>
    </style:style>
    <style:style style:name="T327" style:parent-style-name="mo" style:family="text">
      <style:text-properties style:font-name="Cambria Math" style:font-name-complex="Cambria Math" fo:color="#FF0000" fo:font-size="12.5pt" style:font-size-asian="12.5pt" style:font-size-complex="12.5pt"/>
    </style:style>
    <style:style style:name="T328" style:parent-style-name="mn" style:family="text">
      <style:text-properties style:font-name="STIXMathJax_Main" fo:color="#FF0000" fo:font-size="9pt" style:font-size-asian="9pt" style:font-size-complex="9pt"/>
    </style:style>
    <style:style style:name="P329" style:parent-style-name="Normal" style:family="paragraph">
      <style:paragraph-properties fo:margin-top="0.0694in" fo:margin-bottom="0.1041in" fo:margin-left="0.0833in" fo:background-color="#FAFAFA">
        <style:tab-stops>
          <style:tab-stop style:type="left" style:position="0.4166in"/>
        </style:tab-stops>
      </style:paragraph-properties>
    </style:style>
    <style:style style:name="T330" style:parent-style-name="DefaultParagraphFont" style:family="text">
      <style:text-properties style:font-name="Arial" style:font-name-complex="Arial" fo:color="#373A3C" fo:font-size="10.5pt" style:font-size-asian="10.5pt" style:font-size-complex="10.5pt"/>
    </style:style>
    <style:style style:name="T331" style:parent-style-name="DefaultParagraphFont" style:family="text">
      <style:text-properties style:font-name="Arial" style:font-name-complex="Arial" fo:font-weight="bold" style:font-weight-asian="bold" fo:color="#373A3C" fo:font-size="10.5pt" style:font-size-asian="10.5pt" style:font-size-complex="10.5pt"/>
    </style:style>
    <style:style style:name="T332" style:parent-style-name="DefaultParagraphFont" style:family="text">
      <style:text-properties style:font-name="Helvetica" fo:font-weight="bold" style:font-weight-asian="bold" fo:color="#000000" fo:font-size="10.5pt" style:font-size-asian="10.5pt" style:font-size-complex="10.5pt"/>
    </style:style>
    <style:style style:name="T333" style:parent-style-name="DefaultParagraphFont" style:family="text">
      <style:text-properties style:font-name="Arial" style:font-name-complex="Arial" fo:color="#373A3C" fo:font-size="10.5pt" style:font-size-asian="10.5pt" style:font-size-complex="10.5pt"/>
    </style:style>
    <style:style style:name="P334" style:parent-style-name="Normal" style:family="paragraph">
      <style:paragraph-properties fo:margin-top="0.0694in" fo:margin-bottom="0.1041in" fo:background-color="#FAFAFA"/>
    </style:style>
    <style:style style:name="T335" style:parent-style-name="DefaultParagraphFont" style:family="text">
      <style:text-properties style:font-name="Arial" style:font-name-complex="Arial" fo:color="#373A3C" fo:font-size="10.5pt" style:font-size-asian="10.5pt" style:font-size-complex="10.5pt"/>
    </style:style>
    <style:style style:name="P336" style:parent-style-name="Normal" style:family="paragraph">
      <style:paragraph-properties fo:margin-top="0.0694in" fo:margin-bottom="0.1041in" fo:background-color="#FAFAFA"/>
    </style:style>
    <style:style style:name="T337" style:parent-style-name="DefaultParagraphFont" style:family="text">
      <style:text-properties style:font-name="Arial" style:font-name-complex="Arial" fo:color="#373A3C" fo:font-size="10.5pt" style:font-size-asian="10.5pt" style:font-size-complex="10.5pt"/>
    </style:style>
    <style:style style:name="P338" style:parent-style-name="Normal" style:family="paragraph">
      <style:paragraph-properties fo:margin-top="0.0694in" fo:margin-bottom="0.1041in" fo:background-color="#FAFAFA"/>
    </style:style>
    <style:style style:name="T339" style:parent-style-name="DefaultParagraphFont" style:family="text">
      <style:text-properties style:font-name="Arial" style:font-name-complex="Arial" fo:color="#373A3C" fo:font-size="10.5pt" style:font-size-asian="10.5pt" style:font-size-complex="10.5pt"/>
    </style:style>
    <style:style style:name="T340" style:parent-style-name="DefaultParagraphFont" style:family="text">
      <style:text-properties style:font-name="Arial" style:font-name-complex="Arial" fo:font-weight="bold" style:font-weight-asian="bold" fo:color="#373A3C" fo:font-size="10.5pt" style:font-size-asian="10.5pt" style:font-size-complex="10.5pt"/>
    </style:style>
    <style:style style:name="P341"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42"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43"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44"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45" style:parent-style-name="Normal" style:family="paragraph">
      <style:paragraph-properties fo:margin-top="0.0694in" fo:margin-bottom="0.1041in" fo:background-color="#FAFAFA"/>
    </style:style>
    <style:style style:name="T346" style:parent-style-name="DefaultParagraphFont" style:family="text">
      <style:text-properties style:font-name="Arial" style:font-name-complex="Arial" fo:color="#373A3C" fo:font-size="10.5pt" style:font-size-asian="10.5pt" style:font-size-complex="10.5pt"/>
    </style:style>
    <style:style style:name="T347" style:parent-style-name="DefaultParagraphFont" style:family="text">
      <style:text-properties style:font-name="Arial" style:font-name-complex="Arial" fo:font-weight="bold" style:font-weight-asian="bold" fo:color="#373A3C" fo:font-size="10.5pt" style:font-size-asian="10.5pt" style:font-size-complex="10.5pt"/>
    </style:style>
    <style:style style:name="T348" style:parent-style-name="DefaultParagraphFont" style:family="text">
      <style:text-properties style:font-name="Arial" style:font-name-complex="Arial" fo:color="#373A3C" fo:font-size="10.5pt" style:font-size-asian="10.5pt" style:font-size-complex="10.5pt"/>
    </style:style>
    <style:style style:name="P349"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350" style:parent-style-name="Normal" style:family="paragraph">
      <style:paragraph-properties fo:margin-top="0.0694in" fo:margin-bottom="0.1041in" fo:background-color="#FAFAFA"/>
      <style:text-properties style:font-name="Arial" style:font-name-complex="Arial" fo:color="#373A3C" fo:font-size="10.5pt" style:font-size-asian="10.5pt" style:font-size-complex="10.5pt"/>
    </style:style>
    <style:style style:name="P351"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352" style:parent-style-name="Normal" style:family="paragraph">
      <style:paragraph-properties fo:margin-top="0.0694in" fo:margin-bottom="0.1041in" fo:background-color="#FAFAFA"/>
    </style:style>
    <style:style style:name="T353" style:parent-style-name="DefaultParagraphFont" style:family="text">
      <style:text-properties style:font-name="Arial" style:font-name-complex="Arial" fo:color="#373A3C" fo:font-size="10.5pt" style:font-size-asian="10.5pt" style:font-size-complex="10.5pt"/>
    </style:style>
    <style:style style:name="T354" style:parent-style-name="DefaultParagraphFont" style:family="text">
      <style:text-properties style:font-name="Arial" style:font-name-complex="Arial" fo:font-weight="bold" style:font-weight-asian="bold" fo:color="#373A3C" fo:font-size="10.5pt" style:font-size-asian="10.5pt" style:font-size-complex="10.5pt"/>
    </style:style>
    <style:style style:name="P355" style:parent-style-name="Normal" style:family="paragraph">
      <style:paragraph-properties fo:margin-top="0.0694in" fo:margin-bottom="0.1041in" fo:margin-left="2in" fo:background-color="#FAFAFA">
        <style:tab-stops/>
      </style:paragraph-properties>
      <style:text-properties style:font-name="Arial" style:font-name-complex="Arial" fo:color="#373A3C" fo:font-size="10.5pt" style:font-size-asian="10.5pt" style:font-size-complex="10.5pt"/>
    </style:style>
    <style:style style:name="P356" style:parent-style-name="Normal" style:family="paragraph">
      <style:paragraph-properties fo:margin-top="0.0694in" fo:margin-bottom="0.1041in" fo:background-color="#FAFAFA"/>
    </style:style>
    <style:style style:name="T357" style:parent-style-name="DefaultParagraphFont" style:family="text">
      <style:text-properties style:font-name="Helvetica" fo:color="#000000" fo:font-size="10.5pt" style:font-size-asian="10.5pt" style:font-size-complex="10.5pt"/>
    </style:style>
    <style:style style:name="T358" style:parent-style-name="Strong" style:family="text">
      <style:text-properties style:font-name="&amp;quot" fo:color="#000000" fo:font-size="10.5pt" style:font-size-asian="10.5pt" style:font-size-complex="10.5pt"/>
    </style:style>
    <style:style style:name="T359" style:parent-style-name="DefaultParagraphFont" style:family="text">
      <style:text-properties style:font-name="Helvetica" fo:color="#000000" fo:font-size="10.5pt" style:font-size-asian="10.5pt" style:font-size-complex="10.5pt"/>
    </style:style>
    <style:style style:name="T360" style:parent-style-name="Strong" style:family="text">
      <style:text-properties style:font-name="&amp;quot" fo:color="#000000" fo:font-size="10.5pt" style:font-size-asian="10.5pt" style:font-size-complex="10.5pt"/>
    </style:style>
    <style:style style:name="T361" style:parent-style-name="DefaultParagraphFont" style:family="text">
      <style:text-properties style:font-name="Helvetica" fo:color="#000000" fo:font-size="10.5pt" style:font-size-asian="10.5pt" style:font-size-complex="10.5pt"/>
    </style:style>
    <style:style style:name="P362"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63"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364"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65"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66"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67"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368"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369" style:parent-style-name="Normal" style:family="paragraph">
      <style:paragraph-properties fo:margin-top="0.0694in" fo:margin-bottom="0.1041in" fo:background-color="#FAFAFA"/>
      <style:text-properties style:font-name="Helvetica" fo:font-weight="bold" style:font-weight-asian="bold" fo:color="#000000" fo:font-size="10.5pt" style:font-size-asian="10.5pt" style:font-size-complex="10.5pt"/>
    </style:style>
    <style:style style:name="P370"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71"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72"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73"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74" style:parent-style-name="Normal" style:family="paragraph">
      <style:paragraph-properties fo:margin-top="0.0694in" fo:margin-bottom="0.1041in" fo:background-color="#FAFAFA"/>
    </style:style>
    <style:style style:name="T375" style:parent-style-name="DefaultParagraphFont" style:family="text">
      <style:text-properties style:font-name="Helvetica" fo:color="#000000" fo:font-size="10.5pt" style:font-size-asian="10.5pt" style:font-size-complex="10.5pt"/>
    </style:style>
    <style:style style:name="T376" style:parent-style-name="HTMLCode" style:family="text">
      <style:text-properties style:font-name-asian="Calibri" fo:color="#000000" fo:font-size="10.5pt" style:font-size-asian="10.5pt" style:font-size-complex="10.5pt" fo:background-color="#FFFFFF"/>
    </style:style>
    <style:style style:name="T377" style:parent-style-name="DefaultParagraphFont" style:family="text">
      <style:text-properties style:font-name="Helvetica" fo:color="#000000" fo:font-size="10.5pt" style:font-size-asian="10.5pt" style:font-size-complex="10.5pt"/>
    </style:style>
    <style:style style:name="P378" style:parent-style-name="Normal" style:family="paragraph">
      <style:paragraph-properties fo:margin-top="0.0694in" fo:margin-bottom="0.1041in" fo:background-color="#FAFAFA"/>
      <style:text-properties style:font-name="Helvetica" fo:color="#000000" fo:font-size="10.5pt" style:font-size-asian="10.5pt" style:font-size-complex="10.5pt"/>
    </style:style>
    <style:style style:name="P379" style:parent-style-name="Normal" style:family="paragraph">
      <style:paragraph-properties fo:border-top="none" fo:border-left="none" fo:border-bottom="0.0104in solid #000000" fo:border-right="none" fo:padding-top="0in" fo:padding-left="0in" fo:padding-bottom="0.0138in" fo:padding-right="0in" style:shadow="none" fo:margin-top="0.0694in" fo:margin-bottom="0.1041in" fo:background-color="#FAFAFA"/>
    </style:style>
    <style:style style:name="T380" style:parent-style-name="DefaultParagraphFont" style:family="text">
      <style:text-properties style:font-name="Helvetica" fo:font-weight="bold" style:font-weight-asian="bold" fo:color="#000000" fo:font-size="10.5pt" style:font-size-asian="10.5pt" style:font-size-complex="10.5pt"/>
    </style:style>
    <style:style style:name="T381" style:parent-style-name="DefaultParagraphFont" style:family="text">
      <style:text-properties style:font-name="Helvetica" fo:color="#000000" fo:font-size="10.5pt" style:font-size-asian="10.5pt" style:font-size-complex="10.5pt"/>
    </style:style>
    <style:style style:name="T382" style:parent-style-name="Strong" style:family="text">
      <style:text-properties style:font-name="&amp;quot" fo:color="#000000" fo:font-size="10.5pt" style:font-size-asian="10.5pt" style:font-size-complex="10.5pt"/>
    </style:style>
    <style:style style:name="T383" style:parent-style-name="DefaultParagraphFont" style:family="text">
      <style:text-properties style:font-name="Helvetica" fo:color="#000000" fo:font-size="10.5pt" style:font-size-asian="10.5pt" style:font-size-complex="10.5pt"/>
    </style:style>
    <style:style style:name="T384" style:parent-style-name="Strong" style:family="text">
      <style:text-properties style:font-name="&amp;quot" fo:color="#000000" fo:font-size="10.5pt" style:font-size-asian="10.5pt" style:font-size-complex="10.5pt"/>
    </style:style>
    <style:style style:name="T385" style:parent-style-name="DefaultParagraphFont" style:family="text">
      <style:text-properties style:font-name="Helvetica" fo:color="#000000" fo:font-size="10.5pt" style:font-size-asian="10.5pt" style:font-size-complex="10.5pt"/>
    </style:style>
    <style:style style:name="T386" style:parent-style-name="Strong" style:family="text">
      <style:text-properties style:font-name="&amp;quot" fo:color="#000000" fo:font-size="10.5pt" style:font-size-asian="10.5pt" style:font-size-complex="10.5pt"/>
    </style:style>
    <style:style style:name="T387" style:parent-style-name="DefaultParagraphFont" style:family="text">
      <style:text-properties style:font-name="Helvetica" fo:color="#000000" fo:font-size="10.5pt" style:font-size-asian="10.5pt" style:font-size-complex="10.5pt"/>
    </style:style>
    <style:style style:name="P388" style:parent-style-name="Heading2" style:family="paragraph">
      <style:text-properties fo:font-weight="bold" style:font-weight-asian="bold"/>
    </style:style>
    <style:style style:name="P389" style:parent-style-name="Heading1" style:family="paragraph">
      <style:paragraph-properties fo:margin-top="0in" fo:margin-bottom="0.2083in" style:line-height-at-least="0.375in" fo:background-color="#FAFAFA"/>
    </style:style>
    <style:style style:name="T390" style:parent-style-name="DefaultParagraphFont" style:family="text">
      <style:text-properties style:font-name="Arial" style:font-name-complex="Arial" fo:font-weight="bold" style:font-weight-asian="bold" style:font-weight-complex="bold" fo:color="#373A3C"/>
    </style:style>
    <style:style style:name="P391" style:parent-style-name="NormalWeb" style:family="paragraph">
      <style:paragraph-properties fo:margin-top="0in" fo:margin-bottom="0.2083in" style:line-height-at-least="0.2083in" fo:background-color="#FAFAFA"/>
      <style:text-properties style:font-name="Arial" style:font-name-complex="Arial" fo:color="#373A3C" fo:font-size="10.5pt" style:font-size-asian="10.5pt" style:font-size-complex="10.5pt"/>
    </style:style>
    <style:style style:name="P39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4"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5"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6"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complex="Arial" fo:color="#373A3C" fo:font-size="10.5pt" style:font-size-asian="10.5pt" style:font-size-complex="10.5pt"/>
    </style:style>
    <style:style style:name="P397" style:parent-style-name="Normal" style:family="paragraph">
      <style:text-properties fo:font-weight="bold" style:font-weight-asian="bold"/>
    </style:style>
    <style:style style:name="P398" style:parent-style-name="ListParagraph" style:family="paragraph">
      <style:paragraph-properties fo:line-height="104%"/>
      <style:text-properties style:font-name="Arial" style:font-name-complex="Arial" fo:font-size="10.5pt" style:font-size-asian="10.5pt" style:font-size-complex="10.5pt"/>
    </style:style>
    <style:style style:name="P399" style:parent-style-name="ListParagraph" style:family="paragraph">
      <style:paragraph-properties fo:line-height="104%"/>
      <style:text-properties style:font-name="Arial" style:font-name-complex="Arial" fo:font-size="10.5pt" style:font-size-asian="10.5pt" style:font-size-complex="10.5pt"/>
    </style:style>
    <style:style style:name="P400" style:parent-style-name="ListParagraph" style:family="paragraph">
      <style:paragraph-properties fo:line-height="104%"/>
      <style:text-properties style:font-name="Arial" style:font-name-complex="Arial" fo:font-size="10.5pt" style:font-size-asian="10.5pt" style:font-size-complex="10.5pt"/>
    </style:style>
    <style:style style:name="P401" style:parent-style-name="ListParagraph" style:family="paragraph">
      <style:paragraph-properties fo:line-height="104%"/>
      <style:text-properties style:font-name="Arial" style:font-name-complex="Arial" fo:font-size="10.5pt" style:font-size-asian="10.5pt" style:font-size-complex="10.5pt"/>
    </style:style>
    <style:style style:name="P402" style:parent-style-name="ListParagraph" style:family="paragraph">
      <style:paragraph-properties fo:line-height="104%"/>
      <style:text-properties style:font-name="Arial" style:font-name-complex="Arial" fo:font-size="10.5pt" style:font-size-asian="10.5pt" style:font-size-complex="10.5pt"/>
    </style:style>
    <style:style style:name="P403" style:parent-style-name="ListParagraph" style:family="paragraph">
      <style:paragraph-properties fo:line-height="104%"/>
      <style:text-properties style:font-name="Arial" style:font-name-complex="Arial" fo:font-size="10.5pt" style:font-size-asian="10.5pt" style:font-size-complex="10.5pt"/>
    </style:style>
    <style:style style:name="P404" style:parent-style-name="ListParagraph" style:family="paragraph">
      <style:paragraph-properties fo:line-height="104%"/>
      <style:text-properties style:font-name="Arial" style:font-name-complex="Arial" fo:font-size="10.5pt" style:font-size-asian="10.5pt" style:font-size-complex="10.5pt"/>
    </style:style>
    <style:style style:name="P405" style:parent-style-name="ListParagraph" style:family="paragraph">
      <style:paragraph-properties fo:margin-left="0.25in" fo:text-indent="0.25in">
        <style:tab-stops/>
      </style:paragraph-properties>
      <style:text-properties style:font-name="Arial" style:font-name-complex="Arial" fo:font-size="10.5pt" style:font-size-asian="10.5pt" style:font-size-complex="10.5pt"/>
    </style:style>
    <style:style style:name="P406"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07"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08" style:parent-style-name="ListParagraph" style:family="paragraph">
      <style:paragraph-properties fo:line-height="104%"/>
      <style:text-properties style:font-name="Arial" style:font-name-complex="Arial" fo:font-size="10.5pt" style:font-size-asian="10.5pt" style:font-size-complex="10.5pt"/>
    </style:style>
    <style:style style:name="P409" style:parent-style-name="ListParagraph" style:family="paragraph">
      <style:paragraph-properties fo:line-height="104%"/>
      <style:text-properties style:font-name="Arial" style:font-name-complex="Arial" fo:font-size="10.5pt" style:font-size-asian="10.5pt" style:font-size-complex="10.5pt"/>
    </style:style>
    <style:style style:name="P410" style:parent-style-name="ListParagraph" style:family="paragraph">
      <style:paragraph-properties fo:margin-bottom="0in" fo:text-indent="0.25in"/>
    </style:style>
    <style:style style:name="T411" style:parent-style-name="DefaultParagraphFont" style:family="text">
      <style:text-properties style:font-name="STIXMathJax_Main" style:font-name-asian="Times New Roman" fo:font-size="12.5pt" style:font-size-asian="12.5pt" style:font-size-complex="12.5pt" style:language-asian="en" style:country-asian="GB"/>
    </style:style>
    <style:style style:name="P412"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41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14" style:parent-style-name="ListParagraph" style:family="paragraph">
      <style:paragraph-properties fo:line-height="104%"/>
      <style:text-properties style:font-name="Arial" style:font-name-complex="Arial" fo:font-size="10.5pt" style:font-size-asian="10.5pt" style:font-size-complex="10.5pt"/>
    </style:style>
    <style:style style:name="P415" style:parent-style-name="ListParagraph" style:family="paragraph">
      <style:text-properties style:font-name="Arial" style:font-name-complex="Arial" fo:font-size="10.5pt" style:font-size-asian="10.5pt" style:font-size-complex="10.5pt"/>
    </style:style>
    <style:style style:name="P416" style:parent-style-name="ListParagraph" style:family="paragraph">
      <style:text-properties style:font-name="Arial" style:font-name-complex="Arial" fo:font-size="10.5pt" style:font-size-asian="10.5pt" style:font-size-complex="10.5pt"/>
    </style:style>
    <style:style style:name="P417" style:parent-style-name="ListParagraph" style:family="paragraph">
      <style:text-properties style:font-name="Arial" style:font-name-complex="Arial" fo:font-size="10.5pt" style:font-size-asian="10.5pt" style:font-size-complex="10.5pt"/>
    </style:style>
    <style:style style:name="P418" style:parent-style-name="ListParagraph" style:family="paragraph">
      <style:text-properties style:font-name="Arial" style:font-name-complex="Arial" fo:font-size="10.5pt" style:font-size-asian="10.5pt" style:font-size-complex="10.5pt"/>
    </style:style>
    <style:style style:name="P419" style:parent-style-name="ListParagraph" style:family="paragraph">
      <style:text-properties style:font-name="Arial" style:font-name-complex="Arial" fo:font-size="10.5pt" style:font-size-asian="10.5pt" style:font-size-complex="10.5pt"/>
    </style:style>
    <style:style style:name="P420" style:parent-style-name="ListParagraph" style:family="paragraph">
      <style:text-properties style:font-name="Arial" style:font-name-complex="Arial" fo:font-size="10.5pt" style:font-size-asian="10.5pt" style:font-size-complex="10.5pt"/>
    </style:style>
    <style:style style:name="P421" style:parent-style-name="ListParagraph" style:family="paragraph">
      <style:text-properties style:font-name="Arial" style:font-name-complex="Arial" fo:font-weight="bold" style:font-weight-asian="bold" fo:font-size="10.5pt" style:font-size-asian="10.5pt" style:font-size-complex="10.5pt"/>
    </style:style>
    <style:style style:name="T422" style:parent-style-name="DefaultParagraphFont" style:family="text">
      <style:text-properties style:font-name="Helvetica" fo:color="#000000" fo:font-size="10.5pt" style:font-size-asian="10.5pt" style:font-size-complex="10.5pt"/>
    </style:style>
    <style:style style:name="T423" style:parent-style-name="Strong" style:family="text">
      <style:text-properties style:font-name="&amp;quot" fo:color="#000000" fo:font-size="10.5pt" style:font-size-asian="10.5pt" style:font-size-complex="10.5pt"/>
    </style:style>
    <style:style style:name="T424" style:parent-style-name="DefaultParagraphFont" style:family="text">
      <style:text-properties style:font-name="Helvetica" fo:color="#000000" fo:font-size="10.5pt" style:font-size-asian="10.5pt" style:font-size-complex="10.5pt"/>
    </style:style>
    <style:style style:name="P425" style:parent-style-name="ListParagraph" style:family="paragraph">
      <style:paragraph-properties fo:line-height="104%"/>
      <style:text-properties style:font-name="Arial" style:font-name-complex="Arial" fo:font-size="10.5pt" style:font-size-asian="10.5pt" style:font-size-complex="10.5pt"/>
    </style:style>
    <style:style style:name="P426" style:parent-style-name="ListParagraph" style:family="paragraph">
      <style:paragraph-properties fo:line-height="104%"/>
      <style:text-properties style:font-name="Arial" style:font-name-complex="Arial" fo:font-size="10.5pt" style:font-size-asian="10.5pt" style:font-size-complex="10.5pt"/>
    </style:style>
    <style:style style:name="P427" style:parent-style-name="Normal" style:family="paragraph">
      <style:paragraph-properties fo:margin-left="0.25in" fo:text-indent="0.5in">
        <style:tab-stops/>
      </style:paragraph-properties>
      <style:text-properties style:font-name="Arial" style:font-name-complex="Arial" fo:font-weight="bold" style:font-weight-asian="bold" fo:font-size="10.5pt" style:font-size-asian="10.5pt" style:font-size-complex="10.5pt"/>
    </style:style>
    <style:style style:name="P428"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429" style:parent-style-name="ListParagraph" style:family="paragraph">
      <style:paragraph-properties fo:line-height="104%"/>
      <style:text-properties style:font-name="Arial" style:font-name-complex="Arial" fo:font-size="10.5pt" style:font-size-asian="10.5pt" style:font-size-complex="10.5pt"/>
    </style:style>
    <style:style style:name="P430"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431" style:parent-style-name="ListParagraph" style:family="paragraph">
      <style:paragraph-properties fo:line-height="104%"/>
      <style:text-properties style:font-name="Arial" style:font-name-complex="Arial" fo:font-size="10.5pt" style:font-size-asian="10.5pt" style:font-size-complex="10.5pt"/>
    </style:style>
    <style:style style:name="P432" style:parent-style-name="ListParagraph" style:family="paragraph">
      <style:paragraph-properties fo:line-height="104%"/>
    </style:style>
    <style:style style:name="T433" style:parent-style-name="DefaultParagraphFont" style:family="text">
      <style:text-properties style:font-name="Helvetica" fo:color="#000000" fo:font-size="10.5pt" style:font-size-asian="10.5pt" style:font-size-complex="10.5pt"/>
    </style:style>
    <style:style style:name="T434" style:parent-style-name="Strong" style:family="text">
      <style:text-properties style:font-name="&amp;quot" fo:color="#000000" fo:font-size="10.5pt" style:font-size-asian="10.5pt" style:font-size-complex="10.5pt"/>
    </style:style>
    <style:style style:name="T435" style:parent-style-name="DefaultParagraphFont" style:family="text">
      <style:text-properties style:font-name="Helvetica" fo:color="#000000" fo:font-size="10.5pt" style:font-size-asian="10.5pt" style:font-size-complex="10.5pt"/>
    </style:style>
    <style:style style:name="P436" style:parent-style-name="ListParagraph" style:family="paragraph">
      <style:paragraph-properties fo:line-height="104%"/>
      <style:text-properties style:font-name="Arial" style:font-name-complex="Arial" fo:font-size="10.5pt" style:font-size-asian="10.5pt" style:font-size-complex="10.5pt"/>
    </style:style>
    <style:style style:name="P437" style:parent-style-name="ListParagraph" style:family="paragraph">
      <style:paragraph-properties fo:line-height="104%"/>
      <style:text-properties style:font-name="Arial" style:font-name-complex="Arial" fo:font-size="10.5pt" style:font-size-asian="10.5pt" style:font-size-complex="10.5pt"/>
    </style:style>
    <style:style style:name="P438" style:parent-style-name="ListParagraph" style:family="paragraph">
      <style:paragraph-properties fo:line-height="104%"/>
      <style:text-properties style:font-name="Arial" style:font-name-complex="Arial" fo:font-size="10.5pt" style:font-size-asian="10.5pt" style:font-size-complex="10.5pt"/>
    </style:style>
    <style:style style:name="P439" style:parent-style-name="ListParagraph" style:family="paragraph">
      <style:paragraph-properties fo:line-height="104%"/>
      <style:text-properties style:font-name="Arial" style:font-name-complex="Arial" fo:font-size="10.5pt" style:font-size-asian="10.5pt" style:font-size-complex="10.5pt"/>
    </style:style>
    <style:style style:name="P44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2"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4"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5"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6"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447" style:parent-style-name="ListParagraph" style:family="paragraph">
      <style:paragraph-properties fo:line-height="104%"/>
      <style:text-properties style:font-name="Arial" style:font-name-complex="Arial" fo:font-size="10.5pt" style:font-size-asian="10.5pt" style:font-size-complex="10.5pt"/>
    </style:style>
    <style:style style:name="P448"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49"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50"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51"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52" style:parent-style-name="ListParagraph"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453"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54"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55" style:parent-style-name="ListParagraph" style:family="paragraph">
      <style:paragraph-properties fo:line-height="104%" fo:margin-left="0.5in">
        <style:tab-stops/>
      </style:paragraph-properties>
      <style:text-properties style:font-name="Arial" style:font-name-complex="Arial" fo:font-size="10.5pt" style:font-size-asian="10.5pt" style:font-size-complex="10.5pt"/>
    </style:style>
    <style:style style:name="P456" style:parent-style-name="ListParagraph" style:family="paragraph">
      <style:text-properties style:font-name="Arial" style:font-name-complex="Arial" fo:font-size="10.5pt" style:font-size-asian="10.5pt" style:font-size-complex="10.5pt"/>
    </style:style>
    <style:style style:name="P457" style:parent-style-name="ListParagraph" style:family="paragraph">
      <style:text-properties style:font-name="Arial" style:font-name-complex="Arial" fo:font-size="10.5pt" style:font-size-asian="10.5pt" style:font-size-complex="10.5pt"/>
    </style:style>
    <style:style style:name="P458" style:parent-style-name="ListParagraph" style:family="paragraph">
      <style:text-properties style:font-name="Arial" style:font-name-complex="Arial" fo:font-size="10.5pt" style:font-size-asian="10.5pt" style:font-size-complex="10.5pt"/>
    </style:style>
    <style:style style:name="P459"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460" style:parent-style-name="ListParagraph" style:family="paragraph">
      <style:paragraph-properties fo:line-height="104%"/>
      <style:text-properties style:font-name="Arial" style:font-name-complex="Arial" fo:font-size="10.5pt" style:font-size-asian="10.5pt" style:font-size-complex="10.5pt"/>
    </style:style>
    <style:style style:name="P461" style:parent-style-name="ListParagraph" style:family="paragraph">
      <style:text-properties style:font-name="Arial" style:font-name-complex="Arial" fo:font-size="10.5pt" style:font-size-asian="10.5pt" style:font-size-complex="10.5pt"/>
    </style:style>
    <style:style style:name="P462" style:parent-style-name="ListParagraph" style:family="paragraph">
      <style:text-properties style:font-name="Arial" style:font-name-complex="Arial" fo:font-size="10.5pt" style:font-size-asian="10.5pt" style:font-size-complex="10.5pt"/>
    </style:style>
    <style:style style:name="P463" style:parent-style-name="ListParagraph" style:family="paragraph">
      <style:text-properties style:font-name="Arial" style:font-name-complex="Arial" fo:font-weight="bold" style:font-weight-asian="bold" fo:font-size="10.5pt" style:font-size-asian="10.5pt" style:font-size-complex="10.5pt"/>
    </style:style>
    <style:style style:name="P464" style:parent-style-name="ListParagraph" style:family="paragraph">
      <style:text-properties style:font-name="Arial" style:font-name-complex="Arial" fo:font-size="10.5pt" style:font-size-asian="10.5pt" style:font-size-complex="10.5pt"/>
    </style:style>
    <style:style style:name="P465" style:parent-style-name="ListParagraph" style:family="paragraph">
      <style:text-properties style:font-name="Arial" style:font-name-complex="Arial" fo:font-size="10.5pt" style:font-size-asian="10.5pt" style:font-size-complex="10.5pt"/>
    </style:style>
    <style:style style:name="P466" style:parent-style-name="ListParagraph" style:family="paragraph">
      <style:text-properties style:font-name="Arial" style:font-name-complex="Arial" fo:font-size="10.5pt" style:font-size-asian="10.5pt" style:font-size-complex="10.5pt"/>
    </style:style>
    <style:style style:name="P467" style:parent-style-name="ListParagraph" style:family="paragraph">
      <style:text-properties style:font-name="Arial" style:font-name-complex="Arial" fo:font-size="10.5pt" style:font-size-asian="10.5pt" style:font-size-complex="10.5pt"/>
    </style:style>
    <style:style style:name="P468" style:parent-style-name="ListParagraph" style:family="paragraph">
      <style:text-properties style:font-name="Arial" style:font-name-complex="Arial" fo:font-size="10.5pt" style:font-size-asian="10.5pt" style:font-size-complex="10.5pt"/>
    </style:style>
    <style:style style:name="P469" style:parent-style-name="ListParagraph" style:family="paragraph">
      <style:text-properties style:font-name="Arial" style:font-name-complex="Arial" fo:font-size="10.5pt" style:font-size-asian="10.5pt" style:font-size-complex="10.5pt"/>
    </style:style>
    <style:style style:name="P470" style:parent-style-name="ListParagraph" style:family="paragraph">
      <style:text-properties style:font-name="Arial" style:font-name-complex="Arial" fo:font-size="10.5pt" style:font-size-asian="10.5pt" style:font-size-complex="10.5pt"/>
    </style:style>
    <style:style style:name="P471" style:parent-style-name="ListParagraph" style:family="paragraph">
      <style:text-properties style:font-name="Arial" style:font-name-complex="Arial" fo:font-size="10.5pt" style:font-size-asian="10.5pt" style:font-size-complex="10.5pt"/>
    </style:style>
    <style:style style:name="P472" style:parent-style-name="ListParagraph" style:family="paragraph">
      <style:paragraph-properties fo:line-height="104%"/>
      <style:text-properties style:font-name="Arial" style:font-name-complex="Arial" fo:font-size="10.5pt" style:font-size-asian="10.5pt" style:font-size-complex="10.5pt"/>
    </style:style>
    <style:style style:name="P473"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474" style:parent-style-name="Normal" style:family="paragraph">
      <style:paragraph-properties fo:margin-left="0.5in">
        <style:tab-stops/>
      </style:paragraph-properties>
      <style:text-properties style:font-name="Helvetica" fo:color="#000000" fo:font-size="10.5pt" style:font-size-asian="10.5pt" style:font-size-complex="10.5pt"/>
    </style:style>
    <style:style style:name="P475" style:parent-style-name="ListParagraph" style:family="paragraph">
      <style:paragraph-properties fo:line-height="104%"/>
      <style:text-properties style:font-name="Arial" style:font-name-complex="Arial" fo:font-size="10.5pt" style:font-size-asian="10.5pt" style:font-size-complex="10.5pt"/>
    </style:style>
    <style:style style:name="P47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477" style:parent-style-name="ListParagraph" style:family="paragraph">
      <style:paragraph-properties fo:line-height="104%"/>
      <style:text-properties style:font-name="Arial" style:font-name-complex="Arial" fo:font-size="10.5pt" style:font-size-asian="10.5pt" style:font-size-complex="10.5pt"/>
    </style:style>
    <style:style style:name="P478"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479"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480" style:parent-style-name="Normal" style:family="paragraph">
      <style:paragraph-properties fo:margin-left="1.25in">
        <style:tab-stops/>
      </style:paragraph-properties>
    </style:style>
    <style:style style:name="T481" style:parent-style-name="DefaultParagraphFont" style:family="text">
      <style:text-properties style:font-name="Helvetica" fo:color="#000000" fo:font-size="10.5pt" style:font-size-asian="10.5pt" style:font-size-complex="10.5pt"/>
    </style:style>
    <style:style style:name="T482" style:parent-style-name="HTMLCode" style:family="text">
      <style:text-properties style:font-name-asian="Calibri" fo:color="#000000" fo:font-size="10.5pt" style:font-size-asian="10.5pt" style:font-size-complex="10.5pt" fo:background-color="#FFFFFF"/>
    </style:style>
    <style:style style:name="T483" style:parent-style-name="DefaultParagraphFont" style:family="text">
      <style:text-properties style:font-name="Helvetica" fo:color="#000000" fo:font-size="10.5pt" style:font-size-asian="10.5pt" style:font-size-complex="10.5pt"/>
    </style:style>
    <style:style style:name="P484" style:parent-style-name="ListParagraph" style:family="paragraph">
      <style:paragraph-properties fo:line-height="104%"/>
    </style:style>
    <style:style style:name="T485" style:parent-style-name="DefaultParagraphFont" style:family="text">
      <style:text-properties style:font-name="Arial" style:font-name-complex="Arial" fo:font-size="10.5pt" style:font-size-asian="10.5pt" style:font-size-complex="10.5pt"/>
    </style:style>
    <style:style style:name="T486" style:parent-style-name="DefaultParagraphFont" style:family="text">
      <style:text-properties style:font-name="Arial" style:font-name-complex="Arial"/>
    </style:style>
    <style:style style:name="T487" style:parent-style-name="DefaultParagraphFont" style:family="text">
      <style:text-properties style:font-name="Arial" style:font-name-complex="Arial" fo:font-size="10.5pt" style:font-size-asian="10.5pt" style:font-size-complex="10.5pt"/>
    </style:style>
    <style:style style:name="P488" style:parent-style-name="ListParagraph"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489" style:parent-style-name="ListParagraph"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490" style:parent-style-name="ListParagraph" style:family="paragraph">
      <style:paragraph-properties fo:margin-left="1.25in">
        <style:tab-stops/>
      </style:paragraph-properties>
      <style:text-properties style:font-name="Arial" style:font-name-complex="Arial" fo:font-size="10.5pt" style:font-size-asian="10.5pt" style:font-size-complex="10.5pt"/>
    </style:style>
    <style:style style:name="P491"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492" style:parent-style-name="Normal" style:family="paragraph">
      <style:paragraph-properties fo:margin-left="1.25in">
        <style:tab-stops/>
      </style:paragraph-properties>
      <style:text-properties style:font-name="Arial" style:font-name-complex="Arial" fo:font-size="10.5pt" style:font-size-asian="10.5pt" style:font-size-complex="10.5pt"/>
    </style:style>
    <style:style style:name="P493" style:parent-style-name="Normal" style:family="paragraph">
      <style:paragraph-properties fo:margin-left="1.25in">
        <style:tab-stops/>
      </style:paragraph-properties>
      <style:text-properties style:font-name="Arial" style:font-name-complex="Arial" fo:font-weight="bold" style:font-weight-asian="bold" fo:font-size="10.5pt" style:font-size-asian="10.5pt" style:font-size-complex="10.5pt"/>
    </style:style>
    <style:style style:name="P494" style:parent-style-name="Normal" style:family="paragraph">
      <style:paragraph-properties fo:margin-left="1.25in">
        <style:tab-stops/>
      </style:paragraph-properties>
      <style:text-properties style:font-name="Helvetica" fo:color="#000000" fo:font-size="10.5pt" style:font-size-asian="10.5pt" style:font-size-complex="10.5pt"/>
    </style:style>
    <style:style style:name="P495" style:parent-style-name="ListParagraph" style:family="paragraph">
      <style:paragraph-properties fo:line-height="104%"/>
      <style:text-properties style:font-name="Arial" style:font-name-complex="Arial" fo:font-size="10.5pt" style:font-size-asian="10.5pt" style:font-size-complex="10.5pt"/>
    </style:style>
    <style:style style:name="P496" style:parent-style-name="ListParagraph" style:family="paragraph">
      <style:paragraph-properties fo:line-height="104%"/>
    </style:style>
    <style:style style:name="T497" style:parent-style-name="DefaultParagraphFont" style:family="text">
      <style:text-properties style:font-name="Helvetica" fo:color="#000000" fo:font-size="10.5pt" style:font-size-asian="10.5pt" style:font-size-complex="10.5pt"/>
    </style:style>
    <style:style style:name="P498" style:parent-style-name="ListParagraph" style:family="paragraph">
      <style:paragraph-properties fo:margin-left="1in">
        <style:tab-stops/>
      </style:paragraph-properties>
      <style:text-properties style:font-name="Helvetica" fo:font-weight="bold" style:font-weight-asian="bold" fo:color="#000000" fo:font-size="10.5pt" style:font-size-asian="10.5pt" style:font-size-complex="10.5pt"/>
    </style:style>
    <style:style style:name="P49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2"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7"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8"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09"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0"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1"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2" style:parent-style-name="ListParagraph" style:family="paragraph">
      <style:paragraph-properties fo:margin-left="1in">
        <style:tab-stops/>
      </style:paragraph-properties>
      <style:text-properties style:font-name="Arial" style:font-name-complex="Arial" fo:font-weight="bold" style:font-weight-asian="bold" fo:font-size="10.5pt" style:font-size-asian="10.5pt" style:font-size-complex="10.5pt"/>
    </style:style>
    <style:style style:name="P51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4" style:parent-style-name="ListParagraph" style:family="paragraph">
      <style:paragraph-properties fo:margin-left="1in">
        <style:tab-stops/>
      </style:paragraph-properties>
      <style:text-properties style:font-name="Courier New" style:font-name-complex="Courier New" fo:color="#000000" fo:font-size="10.5pt" style:font-size-asian="10.5pt" style:font-size-complex="10.5pt"/>
    </style:style>
    <style:style style:name="P515"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6"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517" style:parent-style-name="ListParagraph" style:family="paragraph">
      <style:paragraph-properties fo:margin-left="1in">
        <style:tab-stops/>
      </style:paragraph-properties>
      <style:text-properties style:font-name="Courier New" style:font-name-complex="Courier New" fo:color="#000000" fo:font-size="10.5pt" style:font-size-asian="10.5pt" style:font-size-complex="10.5pt"/>
    </style:style>
    <style:style style:name="P518" style:parent-style-name="ListParagraph" style:family="paragraph">
      <style:paragraph-properties fo:margin-left="1in">
        <style:tab-stops/>
      </style:paragraph-properties>
      <style:text-properties style:font-name="Arial" style:font-name-complex="Arial" fo:font-weight="bold" style:font-weight-asian="bold" fo:font-size="10.5pt" style:font-size-asian="10.5pt" style:font-size-complex="10.5pt"/>
    </style:style>
    <style:style style:name="P519" style:parent-style-name="ListParagraph" style:family="paragraph">
      <style:paragraph-properties fo:line-height="104%"/>
    </style:style>
    <style:style style:name="T520" style:parent-style-name="DefaultParagraphFont" style:family="text">
      <style:text-properties style:font-name="Helvetica" fo:color="#000000" fo:font-size="10.5pt" style:font-size-asian="10.5pt" style:font-size-complex="10.5pt"/>
    </style:style>
    <style:style style:name="T521" style:parent-style-name="Strong" style:family="text">
      <style:text-properties style:font-name="&amp;quot" fo:color="#000000" fo:font-size="10.5pt" style:font-size-asian="10.5pt" style:font-size-complex="10.5pt"/>
    </style:style>
    <style:style style:name="T522" style:parent-style-name="DefaultParagraphFont" style:family="text">
      <style:text-properties style:font-name="Helvetica" fo:color="#000000" fo:font-size="10.5pt" style:font-size-asian="10.5pt" style:font-size-complex="10.5pt"/>
    </style:style>
    <style:style style:name="P523" style:parent-style-name="ListParagraph" style:family="paragraph">
      <style:paragraph-properties fo:line-height="104%"/>
    </style:style>
    <style:style style:name="T524" style:parent-style-name="DefaultParagraphFont" style:family="text">
      <style:text-properties style:font-name="Helvetica" fo:color="#000000" fo:font-size="10.5pt" style:font-size-asian="10.5pt" style:font-size-complex="10.5pt"/>
    </style:style>
    <style:style style:name="T525" style:parent-style-name="Strong" style:family="text">
      <style:text-properties style:font-name="&amp;quot" fo:color="#000000" fo:font-size="10.5pt" style:font-size-asian="10.5pt" style:font-size-complex="10.5pt"/>
    </style:style>
    <style:style style:name="T526" style:parent-style-name="DefaultParagraphFont" style:family="text">
      <style:text-properties style:font-name="Helvetica" fo:color="#000000" fo:font-size="10.5pt" style:font-size-asian="10.5pt" style:font-size-complex="10.5pt"/>
    </style:style>
    <style:style style:name="P527" style:parent-style-name="ListParagraph" style:family="paragraph">
      <style:paragraph-properties fo:line-height="104%"/>
      <style:text-properties style:font-name="Arial" style:font-name-complex="Arial" fo:font-size="10.5pt" style:font-size-asian="10.5pt" style:font-size-complex="10.5pt"/>
    </style:style>
    <style:style style:name="P528" style:parent-style-name="ListParagraph" style:family="paragraph">
      <style:paragraph-properties fo:line-height="104%"/>
    </style:style>
    <style:style style:name="T529" style:parent-style-name="DefaultParagraphFont" style:family="text">
      <style:text-properties style:font-name="Helvetica" fo:color="#000000" fo:font-size="10.5pt" style:font-size-asian="10.5pt" style:font-size-complex="10.5pt"/>
    </style:style>
    <style:style style:name="P530" style:parent-style-name="ListParagraph" style:family="paragraph">
      <style:paragraph-properties fo:line-height="104%"/>
    </style:style>
    <style:style style:name="T531" style:parent-style-name="DefaultParagraphFont" style:family="text">
      <style:text-properties style:font-name="Helvetica" fo:color="#000000" fo:font-size="10.5pt" style:font-size-asian="10.5pt" style:font-size-complex="10.5pt"/>
    </style:style>
    <style:style style:name="T532" style:parent-style-name="Strong" style:family="text">
      <style:text-properties style:font-name="&amp;quot" fo:color="#000000" fo:font-size="10.5pt" style:font-size-asian="10.5pt" style:font-size-complex="10.5pt"/>
    </style:style>
    <style:style style:name="T533" style:parent-style-name="DefaultParagraphFont" style:family="text">
      <style:text-properties style:font-name="Helvetica" fo:color="#000000" fo:font-size="10.5pt" style:font-size-asian="10.5pt" style:font-size-complex="10.5pt"/>
    </style:style>
    <style:style style:name="P534" style:parent-style-name="ListParagraph" style:family="paragraph">
      <style:paragraph-properties fo:line-height="104%"/>
    </style:style>
    <style:style style:name="T535" style:parent-style-name="DefaultParagraphFont" style:family="text">
      <style:text-properties style:font-name="Helvetica" fo:color="#000000" fo:font-size="10.5pt" style:font-size-asian="10.5pt" style:font-size-complex="10.5pt"/>
    </style:style>
    <style:style style:name="T536" style:parent-style-name="HTMLCode" style:family="text">
      <style:text-properties style:font-name-asian="Calibri" fo:color="#000000" fo:font-size="10.5pt" style:font-size-asian="10.5pt" style:font-size-complex="10.5pt" fo:background-color="#FFFFFF"/>
    </style:style>
    <style:style style:name="T537" style:parent-style-name="DefaultParagraphFont" style:family="text">
      <style:text-properties style:font-name="Helvetica" fo:color="#000000" fo:font-size="10.5pt" style:font-size-asian="10.5pt" style:font-size-complex="10.5pt"/>
    </style:style>
    <style:style style:name="T538" style:parent-style-name="Strong" style:family="text">
      <style:text-properties style:font-name="&amp;quot" fo:color="#000000" fo:font-size="10.5pt" style:font-size-asian="10.5pt" style:font-size-complex="10.5pt"/>
    </style:style>
    <style:style style:name="T539" style:parent-style-name="DefaultParagraphFont" style:family="text">
      <style:text-properties style:font-name="Helvetica" fo:color="#000000" fo:font-size="10.5pt" style:font-size-asian="10.5pt" style:font-size-complex="10.5pt"/>
    </style:style>
    <style:style style:name="T540" style:parent-style-name="Strong" style:family="text">
      <style:text-properties style:font-name="&amp;quot" fo:color="#000000" fo:font-size="10.5pt" style:font-size-asian="10.5pt" style:font-size-complex="10.5pt"/>
    </style:style>
    <style:style style:name="P541" style:parent-style-name="ListParagraph" style:family="paragraph">
      <style:paragraph-properties fo:margin-left="1in">
        <style:tab-stops/>
      </style:paragraph-properties>
    </style:style>
    <style:style style:name="T542" style:parent-style-name="Strong" style:family="text">
      <style:text-properties style:font-name="&amp;quot" fo:color="#000000" fo:font-size="10.5pt" style:font-size-asian="10.5pt" style:font-size-complex="10.5pt"/>
    </style:style>
    <style:style style:name="P543"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544"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545"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546" style:parent-style-name="Normal" style:family="paragraph">
      <style:paragraph-properties fo:margin-left="0.75in">
        <style:tab-stops/>
      </style:paragraph-properties>
      <style:text-properties style:font-name="Arial" style:font-name-complex="Arial" fo:font-size="10.5pt" style:font-size-asian="10.5pt" style:font-size-complex="10.5pt"/>
    </style:style>
    <style:style style:name="P547" style:parent-style-name="ListParagraph" style:family="paragraph">
      <style:paragraph-properties fo:line-height="104%"/>
      <style:text-properties style:font-name="Arial" style:font-name-complex="Arial" fo:font-size="10.5pt" style:font-size-asian="10.5pt" style:font-size-complex="10.5pt"/>
    </style:style>
    <style:style style:name="P548" style:parent-style-name="Normal" style:family="paragraph">
      <style:paragraph-properties fo:margin-left="0.25in">
        <style:tab-stops/>
      </style:paragraph-properties>
    </style:style>
    <style:style style:name="T549" style:parent-style-name="DefaultParagraphFont" style:family="text">
      <style:text-properties style:font-name="Helvetica" fo:color="#000000" fo:font-size="10.5pt" style:font-size-asian="10.5pt" style:font-size-complex="10.5pt"/>
    </style:style>
    <style:style style:name="T550" style:parent-style-name="Strong" style:family="text">
      <style:text-properties style:font-name="&amp;quot" fo:color="#000000" fo:font-size="10.5pt" style:font-size-asian="10.5pt" style:font-size-complex="10.5pt"/>
    </style:style>
    <style:style style:name="T551" style:parent-style-name="DefaultParagraphFont" style:family="text">
      <style:text-properties style:font-name="Helvetica" fo:color="#000000" fo:font-size="10.5pt" style:font-size-asian="10.5pt" style:font-size-complex="10.5pt"/>
    </style:style>
    <style:style style:name="P552" style:parent-style-name="ListParagraph" style:family="paragraph">
      <style:paragraph-properties fo:line-height="104%"/>
      <style:text-properties style:font-name="Arial" style:font-name-complex="Arial" fo:font-size="10.5pt" style:font-size-asian="10.5pt" style:font-size-complex="10.5pt"/>
    </style:style>
    <style:style style:name="P553"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554"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55"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56"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557"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558" style:parent-style-name="ListParagraph" style:family="paragraph">
      <style:paragraph-properties fo:line-height="104%"/>
    </style:style>
    <style:style style:name="T559" style:parent-style-name="DefaultParagraphFont" style:family="text">
      <style:text-properties style:font-name="Helvetica" fo:color="#000000" fo:font-size="10.5pt" style:font-size-asian="10.5pt" style:font-size-complex="10.5pt"/>
    </style:style>
    <style:style style:name="T560" style:parent-style-name="Strong" style:family="text">
      <style:text-properties style:font-name="&amp;quot" fo:color="#000000" fo:font-size="10.5pt" style:font-size-asian="10.5pt" style:font-size-complex="10.5pt"/>
    </style:style>
    <style:style style:name="T561" style:parent-style-name="DefaultParagraphFont" style:family="text">
      <style:text-properties style:font-name="Helvetica" fo:color="#000000" fo:font-size="10.5pt" style:font-size-asian="10.5pt" style:font-size-complex="10.5pt"/>
    </style:style>
    <style:style style:name="T562" style:parent-style-name="Strong" style:family="text">
      <style:text-properties style:font-name="&amp;quot" fo:color="#000000" fo:font-size="10.5pt" style:font-size-asian="10.5pt" style:font-size-complex="10.5pt"/>
    </style:style>
    <style:style style:name="T563" style:parent-style-name="DefaultParagraphFont" style:family="text">
      <style:text-properties style:font-name="Courier New" style:font-name-complex="Courier New" fo:color="#000000" fo:font-size="10.5pt" style:font-size-asian="10.5pt" style:font-size-complex="10.5pt"/>
    </style:style>
    <style:style style:name="P564" style:parent-style-name="ListParagraph" style:family="paragraph">
      <style:paragraph-properties fo:border-top="none" fo:border-left="none" fo:border-bottom="0.0104in solid #000000" fo:border-right="none" fo:padding-top="0in" fo:padding-left="0in" fo:padding-bottom="0.0138in" fo:padding-right="0in" style:shadow="none" fo:line-height="104%"/>
    </style:style>
    <style:style style:name="T565" style:parent-style-name="DefaultParagraphFont" style:family="text">
      <style:text-properties style:font-name="Helvetica" fo:color="#000000" fo:font-size="10.5pt" style:font-size-asian="10.5pt" style:font-size-complex="10.5pt"/>
    </style:style>
    <style:style style:name="P566" style:parent-style-name="Heading2" style:family="paragraph">
      <style:text-properties fo:font-weight="bold" style:font-weight-asian="bold"/>
    </style:style>
    <style:style style:name="P567" style:parent-style-name="Normal" style:family="paragraph">
      <style:text-properties style:font-name="Arial" style:font-name-complex="Arial" fo:font-weight="bold" style:font-weight-asian="bold" fo:font-size="10.5pt" style:font-size-asian="10.5pt" style:font-size-complex="10.5pt"/>
    </style:style>
    <style:style style:name="P568" style:parent-style-name="Normal" style:family="paragraph">
      <style:paragraph-properties fo:margin-bottom="0.2083in" style:line-height-at-least="0.2083in" fo:background-color="#FAFAFA"/>
      <style:text-properties style:font-name="Arial" style:font-name-asian="Times New Roman" style:font-name-complex="Arial" fo:color="#373A3C" fo:font-size="10.5pt" style:font-size-asian="10.5pt" style:font-size-complex="10.5pt" style:language-asian="en" style:country-asian="GB"/>
    </style:style>
    <style:style style:name="P569"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570"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571"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572"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573" style:parent-style-name="Normal" style:family="paragraph">
      <style:paragraph-properties fo:margin-top="0.0694in" fo:margin-bottom="0.1041in" fo:margin-left="0.0833in" fo:background-color="#FAFAFA">
        <style:tab-stops>
          <style:tab-stop style:type="left" style:position="0.4166in"/>
        </style:tab-stops>
      </style:paragraph-properties>
      <style:text-properties style:font-name="Arial" style:font-name-asian="Times New Roman" style:font-name-complex="Arial" fo:color="#373A3C" fo:font-size="10.5pt" style:font-size-asian="10.5pt" style:font-size-complex="10.5pt" style:language-asian="en" style:country-asian="GB"/>
    </style:style>
    <style:style style:name="P574" style:parent-style-name="Normal" style:family="paragraph">
      <style:text-properties style:font-name="Arial" style:font-name-complex="Arial" fo:font-weight="bold" style:font-weight-asian="bold" fo:font-size="10.5pt" style:font-size-asian="10.5pt" style:font-size-complex="10.5pt"/>
    </style:style>
    <style:style style:name="P575" style:parent-style-name="Normal" style:family="paragraph">
      <style:text-properties style:font-name="Arial" style:font-name-complex="Arial" fo:font-weight="bold" style:font-weight-asian="bold" fo:font-size="10.5pt" style:font-size-asian="10.5pt" style:font-size-complex="10.5pt"/>
    </style:style>
    <style:style style:name="P576" style:parent-style-name="ListParagraph" style:family="paragraph">
      <style:paragraph-properties fo:line-height="104%"/>
      <style:text-properties style:font-name="Arial" style:font-name-complex="Arial" fo:font-size="10.5pt" style:font-size-asian="10.5pt" style:font-size-complex="10.5pt"/>
    </style:style>
    <style:style style:name="P577" style:parent-style-name="ListParagraph" style:family="paragraph">
      <style:paragraph-properties fo:line-height="104%"/>
      <style:text-properties style:font-name="Arial" style:font-name-complex="Arial" fo:font-size="10.5pt" style:font-size-asian="10.5pt" style:font-size-complex="10.5pt"/>
    </style:style>
    <style:style style:name="P578" style:parent-style-name="Normal" style:family="paragraph">
      <style:paragraph-properties fo:margin-top="0.0694in" fo:margin-bottom="0.0694in" fo:margin-right="0.2916in"/>
    </style:style>
    <style:style style:name="T57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580" style:parent-style-name="DefaultParagraphFont" style:family="text">
      <style:text-properties style:font-name="Arial" style:font-name-asian="Times New Roman" style:font-name-complex="Arial" fo:color="#337AB7" fo:font-size="10.5pt" style:font-size-asian="10.5pt" style:font-size-complex="10.5pt" style:text-underline-type="single" style:text-underline-style="solid" style:text-underline-width="auto" style:text-underline-mode="continuous" style:language-asian="en" style:country-asian="GB"/>
    </style:style>
    <style:style style:name="T58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582" style:parent-style-name="Normal" style:family="paragraph">
      <style:paragraph-properties fo:margin-top="0.0694in" fo:margin-bottom="0.0694in" fo:margin-right="0.2916in"/>
    </style:style>
    <style:style style:name="T58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584" style:parent-style-name="ListParagraph" style:family="paragraph">
      <style:paragraph-properties fo:line-height="104%"/>
      <style:text-properties style:font-name="Arial" style:font-name-complex="Arial" fo:font-size="10.5pt" style:font-size-asian="10.5pt" style:font-size-complex="10.5pt"/>
    </style:style>
    <style:style style:name="P585" style:parent-style-name="ListParagraph" style:family="paragraph">
      <style:paragraph-properties fo:line-height="104%"/>
      <style:text-properties style:font-name="Arial" style:font-name-complex="Arial" fo:font-size="10.5pt" style:font-size-asian="10.5pt" style:font-size-complex="10.5pt"/>
    </style:style>
    <style:style style:name="P586" style:parent-style-name="ListParagraph" style:family="paragraph">
      <style:paragraph-properties fo:line-height="104%"/>
      <style:text-properties style:font-name="Helvetica" fo:color="#000000" fo:font-size="10.5pt" style:font-size-asian="10.5pt" style:font-size-complex="10.5pt"/>
    </style:style>
    <style:style style:name="P587" style:parent-style-name="ListParagraph" style:family="paragraph">
      <style:paragraph-properties fo:line-height="104%"/>
    </style:style>
    <style:style style:name="T588" style:parent-style-name="DefaultParagraphFont" style:family="text">
      <style:text-properties style:font-name="Helvetica" fo:color="#000000" fo:font-size="10.5pt" style:font-size-asian="10.5pt" style:font-size-complex="10.5pt"/>
    </style:style>
    <style:style style:name="P589" style:parent-style-name="ListParagraph" style:family="paragraph">
      <style:paragraph-properties fo:line-height="104%"/>
      <style:text-properties style:font-name="Arial" style:font-name-complex="Arial" fo:font-size="10.5pt" style:font-size-asian="10.5pt" style:font-size-complex="10.5pt"/>
    </style:style>
    <style:style style:name="P590" style:parent-style-name="ListParagraph" style:family="paragraph">
      <style:paragraph-properties fo:margin-top="0.1458in" fo:margin-bottom="0in"/>
      <style:text-properties style:font-name="Arial" style:font-name-asian="Times New Roman" style:font-name-complex="Arial" fo:color="#000000" fo:font-size="10.5pt" style:font-size-asian="10.5pt" style:font-size-complex="10.5pt" style:language-asian="en" style:country-asian="GB"/>
    </style:style>
    <style:style style:name="P591" style:parent-style-name="ListParagraph" style:family="paragraph">
      <style:paragraph-properties fo:text-align="center" fo:margin-bottom="0in"/>
    </style:style>
    <style:style style:name="T592"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593"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594"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595"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596"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597"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598"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599"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600"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P601" style:parent-style-name="ListParagraph" style:family="paragraph">
      <style:paragraph-properties fo:margin-bottom="0in"/>
    </style:style>
    <style:style style:name="T60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03"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04"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05"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0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07"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60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09"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10"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1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12" style:parent-style-name="ListParagraph" style:family="paragraph">
      <style:paragraph-properties fo:line-height="104%"/>
    </style:style>
    <style:style style:name="T613" style:parent-style-name="DefaultParagraphFont" style:family="text">
      <style:text-properties style:font-name="Arial" style:font-name-complex="Arial" fo:font-size="10.5pt" style:font-size-asian="10.5pt" style:font-size-complex="10.5pt"/>
    </style:style>
    <style:style style:name="T614" style:parent-style-name="DefaultParagraphFont" style:family="text">
      <style:text-properties style:font-name="Arial" style:font-name-complex="Arial" fo:font-size="10.5pt" style:font-size-asian="10.5pt" style:font-size-complex="10.5pt"/>
    </style:style>
    <style:style style:name="P615" style:parent-style-name="ListParagraph" style:family="paragraph">
      <style:paragraph-properties fo:margin-left="0.75in">
        <style:tab-stops/>
      </style:paragraph-properties>
    </style:style>
    <style:style style:name="T616" style:parent-style-name="DefaultParagraphFont" style:family="text">
      <style:text-properties style:font-name="Arial" style:font-name-complex="Arial" fo:font-weight="bold" style:font-weight-asian="bold" fo:font-size="10.5pt" style:font-size-asian="10.5pt" style:font-size-complex="10.5pt"/>
    </style:style>
    <style:style style:name="T617" style:parent-style-name="DefaultParagraphFont" style:family="text">
      <style:text-properties style:font-name="Arial" style:font-name-complex="Arial" fo:font-size="10.5pt" style:font-size-asian="10.5pt" style:font-size-complex="10.5pt"/>
    </style:style>
    <style:style style:name="P618" style:parent-style-name="ListParagraph" style:family="paragraph">
      <style:paragraph-properties fo:line-height="104%"/>
      <style:text-properties style:font-name="Arial" style:font-name-complex="Arial" fo:font-size="10.5pt" style:font-size-asian="10.5pt" style:font-size-complex="10.5pt"/>
    </style:style>
    <style:style style:name="P619" style:parent-style-name="ListParagraph" style:family="paragraph">
      <style:paragraph-properties fo:line-height="104%"/>
      <style:text-properties style:font-name="Arial" style:font-name-complex="Arial" fo:font-size="10.5pt" style:font-size-asian="10.5pt" style:font-size-complex="10.5pt"/>
    </style:style>
    <style:style style:name="P620" style:parent-style-name="ListParagraph" style:family="paragraph">
      <style:paragraph-properties fo:line-height="104%"/>
      <style:text-properties style:font-name="Arial" style:font-name-complex="Arial" fo:font-size="10.5pt" style:font-size-asian="10.5pt" style:font-size-complex="10.5pt"/>
    </style:style>
    <style:style style:name="P621" style:parent-style-name="ListParagraph" style:family="paragraph">
      <style:paragraph-properties fo:margin-left="0.75in" fo:text-indent="0.25in">
        <style:tab-stops/>
      </style:paragraph-properties>
      <style:text-properties style:font-name="Arial" style:font-name-complex="Arial" fo:font-size="10.5pt" style:font-size-asian="10.5pt" style:font-size-complex="10.5pt"/>
    </style:style>
    <style:style style:name="P622" style:parent-style-name="ListParagraph" style:family="paragraph">
      <style:paragraph-properties fo:line-height="104%"/>
      <style:text-properties style:font-name="Arial" style:font-name-complex="Arial" fo:font-size="10.5pt" style:font-size-asian="10.5pt" style:font-size-complex="10.5pt"/>
    </style:style>
    <style:style style:name="P623"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624" style:parent-style-name="ListParagraph" style:family="paragraph">
      <style:paragraph-properties fo:margin-left="1in">
        <style:tab-stops/>
      </style:paragraph-properties>
      <style:text-properties style:font-name="Arial" style:font-name-complex="Arial" fo:font-size="10.5pt" style:font-size-asian="10.5pt" style:font-size-complex="10.5pt"/>
    </style:style>
    <style:style style:name="P625" style:parent-style-name="Normal" style:family="paragraph">
      <style:paragraph-properties fo:margin-left="0.75in">
        <style:tab-stops/>
      </style:paragraph-properties>
    </style:style>
    <style:style style:name="T626" style:parent-style-name="DefaultParagraphFont" style:family="text">
      <style:text-properties style:font-name="Arial" style:font-name-complex="Arial" fo:font-weight="bold" style:font-weight-asian="bold" fo:font-size="10.5pt" style:font-size-asian="10.5pt" style:font-size-complex="10.5pt"/>
    </style:style>
    <style:style style:name="T627" style:parent-style-name="DefaultParagraphFont" style:family="text">
      <style:text-properties style:font-name="Arial" style:font-name-complex="Arial" fo:font-size="10.5pt" style:font-size-asian="10.5pt" style:font-size-complex="10.5pt"/>
    </style:style>
    <style:style style:name="T628" style:parent-style-name="DefaultParagraphFont" style:family="text">
      <style:text-properties style:font-name="Arial" style:font-name-complex="Arial" fo:font-weight="bold" style:font-weight-asian="bold" fo:font-size="10.5pt" style:font-size-asian="10.5pt" style:font-size-complex="10.5pt"/>
    </style:style>
    <style:style style:name="T629" style:parent-style-name="DefaultParagraphFont" style:family="text">
      <style:text-properties style:font-name="Arial" style:font-name-complex="Arial" fo:font-size="10.5pt" style:font-size-asian="10.5pt" style:font-size-complex="10.5pt"/>
    </style:style>
    <style:style style:name="P630" style:parent-style-name="ListParagraph" style:family="paragraph">
      <style:paragraph-properties fo:line-height="104%"/>
    </style:style>
    <style:style style:name="T631" style:parent-style-name="DefaultParagraphFont" style:family="text">
      <style:text-properties style:font-name="Helvetica" fo:color="#000000" fo:font-size="10.5pt" style:font-size-asian="10.5pt" style:font-size-complex="10.5pt"/>
    </style:style>
    <style:style style:name="P632" style:parent-style-name="ListParagraph" style:family="paragraph">
      <style:paragraph-properties fo:line-height="104%"/>
      <style:text-properties style:font-name="Helvetica" fo:color="#000000" fo:font-size="10.5pt" style:font-size-asian="10.5pt" style:font-size-complex="10.5pt"/>
    </style:style>
    <style:style style:name="P633" style:parent-style-name="ListParagraph" style:family="paragraph">
      <style:paragraph-properties fo:margin-left="0.75in">
        <style:tab-stops/>
      </style:paragraph-properties>
      <style:text-properties style:font-name="Helvetica" fo:color="#000000" fo:font-size="10.5pt" style:font-size-asian="10.5pt" style:font-size-complex="10.5pt"/>
    </style:style>
    <style:style style:name="P634" style:parent-style-name="ListParagraph" style:family="paragraph">
      <style:paragraph-properties fo:line-height="104%"/>
      <style:text-properties style:font-name="Helvetica" fo:color="#000000" fo:font-size="10.5pt" style:font-size-asian="10.5pt" style:font-size-complex="10.5pt"/>
    </style:style>
    <style:style style:name="P635" style:parent-style-name="ListParagraph" style:family="paragraph">
      <style:paragraph-properties fo:margin-left="0.75in">
        <style:tab-stops/>
      </style:paragraph-properties>
    </style:style>
    <style:style style:name="T636" style:parent-style-name="DefaultParagraphFont" style:family="text">
      <style:text-properties style:font-name="Arial" style:font-name-complex="Arial" fo:font-weight="bold" style:font-weight-asian="bold" fo:font-size="10.5pt" style:font-size-asian="10.5pt" style:font-size-complex="10.5pt"/>
    </style:style>
    <style:style style:name="T637" style:parent-style-name="DefaultParagraphFont" style:family="text">
      <style:text-properties style:font-name="Arial" style:font-name-complex="Arial" fo:font-size="10.5pt" style:font-size-asian="10.5pt" style:font-size-complex="10.5pt"/>
    </style:style>
    <style:style style:name="P638" style:parent-style-name="ListParagraph" style:family="paragraph">
      <style:paragraph-properties fo:line-height="104%"/>
    </style:style>
    <style:style style:name="T639" style:parent-style-name="DefaultParagraphFont" style:family="text">
      <style:text-properties style:font-name="Arial" style:font-name-complex="Arial" fo:font-size="10.5pt" style:font-size-asian="10.5pt" style:font-size-complex="10.5pt"/>
    </style:style>
    <style:style style:name="T640" style:parent-style-name="DefaultParagraphFont" style:family="text">
      <style:text-properties style:font-name="Arial" style:font-name-complex="Arial" fo:font-size="10.5pt" style:font-size-asian="10.5pt" style:font-size-complex="10.5pt"/>
    </style:style>
    <style:style style:name="P641" style:parent-style-name="NormalWeb" style:family="paragraph">
      <style:paragraph-properties fo:margin-top="0in" fo:margin-bottom="0in" fo:margin-left="0.5in">
        <style:tab-stops/>
      </style:paragraph-properties>
      <style:text-properties style:font-name="Helvetica" style:font-name-asian="Calibri" fo:color="#000000" fo:font-size="10.5pt" style:font-size-asian="10.5pt" style:font-size-complex="10.5pt" style:language-asian="en" style:country-asian="US"/>
    </style:style>
    <style:style style:name="P642" style:parent-style-name="Normal" style:family="paragraph">
      <style:paragraph-properties fo:text-align="center" fo:margin-left="1in">
        <style:tab-stops/>
      </style:paragraph-properties>
      <style:text-properties style:font-name="Helvetica" fo:color="#000000" fo:font-size="10.5pt" style:font-size-asian="10.5pt" style:font-size-complex="10.5pt"/>
    </style:style>
    <style:style style:name="P643" style:parent-style-name="Normal" style:family="paragraph">
      <style:paragraph-properties fo:margin-bottom="0in" fo:margin-left="0.875in">
        <style:tab-stops/>
      </style:paragraph-properties>
    </style:style>
    <style:style style:name="T64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45"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46"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647"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48"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4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50" style:parent-style-name="Normal" style:family="paragraph">
      <style:paragraph-properties fo:margin-bottom="0in" fo:margin-left="1.1666in" fo:margin-right="0.2916in">
        <style:tab-stops>
          <style:tab-stop style:type="left" style:position="0.2083in"/>
        </style:tab-stops>
      </style:paragraph-properties>
    </style:style>
    <style:style style:name="T65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5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53"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54"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55"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5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5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58"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65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60"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66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62" style:parent-style-name="Normal" style:family="paragraph">
      <style:paragraph-properties fo:margin-bottom="0in" fo:margin-left="1.1666in" fo:margin-right="0.2916in">
        <style:tab-stops>
          <style:tab-stop style:type="left" style:position="0.2083in"/>
        </style:tab-stops>
      </style:paragraph-properties>
    </style:style>
    <style:style style:name="T66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64"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65"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6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6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68"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66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70" style:parent-style-name="Normal" style:family="paragraph">
      <style:paragraph-properties fo:margin-top="0.0694in" fo:margin-bottom="0.0694in" fo:margin-left="1.1666in" fo:margin-right="0.2916in">
        <style:tab-stops>
          <style:tab-stop style:type="left" style:position="0.2083in"/>
        </style:tab-stops>
      </style:paragraph-properties>
    </style:style>
    <style:style style:name="T67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72"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67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74"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67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76" style:parent-style-name="Normal" style:family="paragraph">
      <style:paragraph-properties fo:margin-top="0.0694in" fo:margin-bottom="0.0694in" fo:margin-left="1.1666in" fo:margin-right="0.2916in">
        <style:tab-stops>
          <style:tab-stop style:type="left" style:position="0.2083in"/>
        </style:tab-stops>
      </style:paragraph-properties>
    </style:style>
    <style:style style:name="T677" style:parent-style-name="DefaultParagraphFont" style:family="text">
      <style:text-properties style:font-name="Helvetica" fo:color="#000000" fo:font-size="10.5pt" style:font-size-asian="10.5pt" style:font-size-complex="10.5pt"/>
    </style:style>
    <style:style style:name="T678" style:parent-style-name="HTMLCode" style:family="text">
      <style:text-properties style:font-name-asian="Calibri" fo:color="#000000" fo:font-size="10.5pt" style:font-size-asian="10.5pt" style:font-size-complex="10.5pt" fo:background-color="#FFFFFF"/>
    </style:style>
    <style:style style:name="T679" style:parent-style-name="DefaultParagraphFont" style:family="text">
      <style:text-properties style:font-name="Helvetica" fo:color="#000000" fo:font-size="10.5pt" style:font-size-asian="10.5pt" style:font-size-complex="10.5pt"/>
    </style:style>
    <style:style style:name="T680" style:parent-style-name="HTMLCode" style:family="text">
      <style:text-properties style:font-name-asian="Calibri" fo:color="#000000" fo:font-size="10.5pt" style:font-size-asian="10.5pt" style:font-size-complex="10.5pt" fo:background-color="#FFFFFF"/>
    </style:style>
    <style:style style:name="T681" style:parent-style-name="DefaultParagraphFont" style:family="text">
      <style:text-properties style:font-name="Helvetica" fo:color="#000000" fo:font-size="10.5pt" style:font-size-asian="10.5pt" style:font-size-complex="10.5pt"/>
    </style:style>
    <style:style style:name="P682"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683"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684" style:parent-style-name="Normal" style:family="paragraph">
      <style:paragraph-properties fo:margin-top="0.0694in" fo:margin-bottom="0.0694in" fo:margin-right="0.2916in"/>
      <style:text-properties style:font-name="Arial" style:font-name-asian="Times New Roman" style:font-name-complex="Arial" fo:color="#000000" fo:font-size="10.5pt" style:font-size-asian="10.5pt" style:font-size-complex="10.5pt" style:language-asian="en" style:country-asian="GB"/>
    </style:style>
    <style:style style:name="P685" style:parent-style-name="ListParagraph" style:family="paragraph">
      <style:paragraph-properties fo:line-height="104%"/>
      <style:text-properties style:font-name="Arial" style:font-name-complex="Arial" fo:font-size="10.5pt" style:font-size-asian="10.5pt" style:font-size-complex="10.5pt"/>
    </style:style>
    <style:style style:name="P686" style:parent-style-name="ListParagraph" style:family="paragraph">
      <style:paragraph-properties fo:margin-bottom="0in"/>
    </style:style>
    <style:style style:name="T68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8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8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90"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69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9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9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694" style:parent-style-name="ListParagraph" style:family="paragraph">
      <style:paragraph-properties fo:margin-bottom="0in"/>
    </style:style>
    <style:style style:name="T695"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69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97"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69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69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0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01"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02"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03" style:parent-style-name="ListParagraph" style:family="paragraph">
      <style:paragraph-properties fo:text-align="center" fo:margin-bottom="0in"/>
    </style:style>
    <style:style style:name="T704" style:parent-style-name="DefaultParagraphFont" style:family="text">
      <style:text-properties style:font-name="Arial" style:font-name-asian="Times New Roman" style:font-name-complex="Arial" fo:color="#FF0000" style:text-position="-52% 100%" fo:font-size="12.5pt" style:font-size-asian="12.5pt" style:font-size-complex="12.5pt" style:language-asian="en" style:country-asian="GB"/>
    </style:style>
    <style:style style:name="T705"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06"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07"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08"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09"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10"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11" style:parent-style-name="DefaultParagraphFont" style:family="text">
      <style:text-properties style:font-name="Arial" style:font-name-asian="Times New Roman" style:font-name-complex="Arial" fo:color="#FF0000" style:text-position="-52% 100%" fo:font-size="12.5pt" style:font-size-asian="12.5pt" style:font-size-complex="12.5pt" style:language-asian="en" style:country-asian="GB"/>
    </style:style>
    <style:style style:name="T712"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13"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14"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15"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16"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17"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18"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19"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20"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21"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T722" style:parent-style-name="DefaultParagraphFont" style:family="text">
      <style:text-properties style:font-name="Arial" style:font-name-asian="Times New Roman" style:font-name-complex="Arial" fo:font-size="9pt" style:font-size-asian="9pt" style:font-size-complex="9pt" style:language-asian="en" style:country-asian="GB"/>
    </style:style>
    <style:style style:name="T723" style:parent-style-name="DefaultParagraphFont" style:family="text">
      <style:text-properties style:font-name="Arial" style:font-name-asian="Times New Roman" style:font-name-complex="Arial" fo:font-size="12.5pt" style:font-size-asian="12.5pt" style:font-size-complex="12.5pt" style:language-asian="en" style:country-asian="GB"/>
    </style:style>
    <style:style style:name="P724" style:parent-style-name="ListParagraph" style:family="paragraph">
      <style:paragraph-properties fo:margin-top="0.1458in" fo:margin-bottom="0in"/>
    </style:style>
    <style:style style:name="T725"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P726" style:parent-style-name="ListParagraph" style:family="paragraph">
      <style:paragraph-properties fo:margin-bottom="0in"/>
    </style:style>
    <style:style style:name="T727"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2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2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0"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31"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2"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33"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4"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35"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73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37"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38"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39"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0"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T741"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42" style:parent-style-name="ListParagraph" style:family="paragraph">
      <style:paragraph-properties fo:margin-bottom="0in"/>
    </style:style>
    <style:style style:name="T743"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44" style:parent-style-name="DefaultParagraphFont" style:family="text">
      <style:text-properties style:font-name="Arial" style:font-name-asian="Times New Roman" style:font-name-complex="Arial" fo:color="#FF0000" fo:font-size="12.5pt" style:font-size-asian="12.5pt" style:font-size-complex="12.5pt" style:language-asian="en" style:country-asian="GB"/>
    </style:style>
    <style:style style:name="T745" style:parent-style-name="DefaultParagraphFont" style:family="text">
      <style:text-properties style:font-name="Arial" style:font-name-asian="Times New Roman" style:font-name-complex="Arial" fo:color="#FF0000" fo:font-size="9pt" style:font-size-asian="9pt" style:font-size-complex="9pt" style:language-asian="en" style:country-asian="GB"/>
    </style:style>
    <style:style style:name="T746"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47"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48" style:parent-style-name="DefaultParagraphFont" style:family="text">
      <style:text-properties style:font-name="Arial" style:font-name-asian="Times New Roman" style:font-name-complex="Arial" fo:color="#000000" fo:font-size="12.5pt" style:font-size-asian="12.5pt" style:font-size-complex="12.5pt" style:language-asian="en" style:country-asian="GB"/>
    </style:style>
    <style:style style:name="T749" style:parent-style-name="DefaultParagraphFont" style:family="text">
      <style:text-properties style:font-name="Arial" style:font-name-asian="Times New Roman" style:font-name-complex="Arial" fo:color="#000000" fo:font-size="9pt" style:font-size-asian="9pt" style:font-size-complex="9pt" style:language-asian="en" style:country-asian="GB"/>
    </style:style>
    <style:style style:name="T75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751" style:parent-style-name="ListParagraph" style:family="paragraph">
      <style:paragraph-properties fo:line-height="104%"/>
      <style:text-properties style:font-name="Arial" style:font-name-complex="Arial" fo:font-size="10.5pt" style:font-size-asian="10.5pt" style:font-size-complex="10.5pt"/>
    </style:style>
    <style:style style:name="P752" style:parent-style-name="ListParagraph" style:family="paragraph">
      <style:paragraph-properties fo:line-height="104%"/>
      <style:text-properties style:font-name="Arial" style:font-name-complex="Arial" fo:font-size="10.5pt" style:font-size-asian="10.5pt" style:font-size-complex="10.5pt"/>
    </style:style>
    <style:style style:name="P753" style:parent-style-name="ListParagraph" style:family="paragraph">
      <style:paragraph-properties fo:line-height="104%"/>
      <style:text-properties style:font-name="Arial" style:font-name-complex="Arial" fo:font-size="10.5pt" style:font-size-asian="10.5pt" style:font-size-complex="10.5pt"/>
    </style:style>
    <style:style style:name="P754" style:parent-style-name="ListParagraph" style:family="paragraph">
      <style:paragraph-properties fo:line-height="104%"/>
      <style:text-properties style:font-name="Arial" style:font-name-complex="Arial" fo:font-size="10.5pt" style:font-size-asian="10.5pt" style:font-size-complex="10.5pt"/>
    </style:style>
    <style:style style:name="P755" style:parent-style-name="ListParagraph" style:family="paragraph">
      <style:paragraph-properties fo:line-height="104%"/>
    </style:style>
    <style:style style:name="T756" style:parent-style-name="DefaultParagraphFont" style:family="text">
      <style:text-properties style:font-name="Arial" style:font-name-complex="Arial" fo:font-size="10.5pt" style:font-size-asian="10.5pt" style:font-size-complex="10.5pt"/>
    </style:style>
    <style:style style:name="T757" style:parent-style-name="DefaultParagraphFont" style:family="text">
      <style:text-properties style:font-name="Arial" style:font-name-complex="Arial" fo:font-size="10.5pt" style:font-size-asian="10.5pt" style:font-size-complex="10.5pt"/>
    </style:style>
    <style:style style:name="P758" style:parent-style-name="ListParagraph" style:family="paragraph">
      <style:paragraph-properties fo:line-height="104%"/>
      <style:text-properties style:font-name="Arial" style:font-name-complex="Arial" fo:font-size="10.5pt" style:font-size-asian="10.5pt" style:font-size-complex="10.5pt"/>
    </style:style>
    <style:style style:name="P759" style:parent-style-name="ListParagraph" style:family="paragraph">
      <style:paragraph-properties fo:line-height="104%"/>
      <style:text-properties style:font-name="Arial" style:font-name-complex="Arial" fo:font-size="10.5pt" style:font-size-asian="10.5pt" style:font-size-complex="10.5pt"/>
    </style:style>
    <style:style style:name="P760" style:parent-style-name="ListParagraph" style:family="paragraph">
      <style:paragraph-properties fo:line-height="104%"/>
    </style:style>
    <style:style style:name="T761" style:parent-style-name="DefaultParagraphFont" style:family="text">
      <style:text-properties style:font-name="Arial" style:font-name-complex="Arial" fo:font-size="10.5pt" style:font-size-asian="10.5pt" style:font-size-complex="10.5pt"/>
    </style:style>
    <style:style style:name="T762"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763" style:parent-style-name="DefaultParagraphFont" style:family="text">
      <style:text-properties style:font-name="Arial" style:font-name-complex="Arial" fo:font-size="10.5pt" style:font-size-asian="10.5pt" style:font-size-complex="10.5pt"/>
    </style:style>
    <style:style style:name="T764" style:parent-style-name="DefaultParagraphFont" style:family="text">
      <style:text-properties style:font-name="Arial" style:font-name-complex="Arial" fo:font-weight="bold" style:font-weight-asian="bold" style:font-weight-complex="bold" fo:font-size="10.5pt" style:font-size-asian="10.5pt" style:font-size-complex="10.5pt"/>
    </style:style>
    <style:style style:name="T765" style:parent-style-name="DefaultParagraphFont" style:family="text">
      <style:text-properties style:font-name="Arial" style:font-name-complex="Arial" fo:font-size="10.5pt" style:font-size-asian="10.5pt" style:font-size-complex="10.5pt"/>
    </style:style>
    <style:style style:name="P766" style:parent-style-name="ListParagraph" style:family="paragraph">
      <style:paragraph-properties fo:line-height="104%"/>
      <style:text-properties style:font-name="Arial" style:font-name-complex="Arial" fo:font-size="10.5pt" style:font-size-asian="10.5pt" style:font-size-complex="10.5pt"/>
    </style:style>
    <style:style style:name="P767" style:parent-style-name="ListParagraph" style:family="paragraph">
      <style:paragraph-properties fo:margin-left="0.25in">
        <style:tab-stops/>
      </style:paragraph-properties>
      <style:text-properties style:font-name="Arial" style:font-name-complex="Arial" fo:font-weight="bold" style:font-weight-asian="bold" fo:font-size="10.5pt" style:font-size-asian="10.5pt" style:font-size-complex="10.5pt"/>
    </style:style>
    <style:style style:name="P768" style:parent-style-name="ListParagraph" style:family="paragraph">
      <style:paragraph-properties fo:line-height="104%"/>
      <style:text-properties style:font-name="Arial" style:font-name-complex="Arial" fo:font-size="10.5pt" style:font-size-asian="10.5pt" style:font-size-complex="10.5pt"/>
    </style:style>
    <style:style style:name="P769" style:parent-style-name="ListParagraph" style:family="paragraph">
      <style:paragraph-properties fo:line-height="104%"/>
      <style:text-properties style:font-name="Arial" style:font-name-complex="Arial" fo:font-size="10.5pt" style:font-size-asian="10.5pt" style:font-size-complex="10.5pt"/>
    </style:style>
    <style:style style:name="P770" style:parent-style-name="ListParagraph" style:family="paragraph">
      <style:paragraph-properties fo:line-height="104%"/>
      <style:text-properties style:font-name="Arial" style:font-name-complex="Arial" fo:font-size="10.5pt" style:font-size-asian="10.5pt" style:font-size-complex="10.5pt"/>
    </style:style>
    <style:style style:name="P771" style:parent-style-name="ListParagraph" style:family="paragraph">
      <style:paragraph-properties fo:line-height="104%"/>
      <style:text-properties style:font-name="Arial" style:font-name-complex="Arial" fo:font-size="10.5pt" style:font-size-asian="10.5pt" style:font-size-complex="10.5pt"/>
    </style:style>
    <style:style style:name="P772" style:parent-style-name="ListParagraph" style:family="paragraph">
      <style:paragraph-properties fo:line-height="104%"/>
      <style:text-properties style:font-name="Arial" style:font-name-complex="Arial" fo:font-size="10.5pt" style:font-size-asian="10.5pt" style:font-size-complex="10.5pt"/>
    </style:style>
    <style:style style:name="P773" style:parent-style-name="ListParagraph" style:family="paragraph">
      <style:paragraph-properties fo:line-height="104%"/>
      <style:text-properties style:font-name="Arial" style:font-name-complex="Arial" fo:font-size="10.5pt" style:font-size-asian="10.5pt" style:font-size-complex="10.5pt"/>
    </style:style>
    <style:style style:name="P774" style:parent-style-name="ListParagraph" style:family="paragraph">
      <style:paragraph-properties fo:line-height="104%"/>
      <style:text-properties style:font-name="Arial" style:font-name-complex="Arial" fo:font-size="10.5pt" style:font-size-asian="10.5pt" style:font-size-complex="10.5pt"/>
    </style:style>
    <style:style style:name="P775" style:parent-style-name="ListParagraph" style:family="paragraph">
      <style:paragraph-properties fo:line-height="104%"/>
      <style:text-properties style:font-name="Arial" style:font-name-complex="Arial" fo:font-size="10.5pt" style:font-size-asian="10.5pt" style:font-size-complex="10.5pt"/>
    </style:style>
    <style:style style:name="P776" style:parent-style-name="ListParagraph" style:family="paragraph">
      <style:paragraph-properties fo:line-height="104%"/>
      <style:text-properties style:font-name="Arial" style:font-name-complex="Arial" fo:font-size="10.5pt" style:font-size-asian="10.5pt" style:font-size-complex="10.5pt"/>
    </style:style>
    <style:style style:name="P777" style:parent-style-name="ListParagraph" style:family="paragraph">
      <style:paragraph-properties fo:line-height="104%"/>
      <style:text-properties style:font-name="Arial" style:font-name-complex="Arial" fo:font-size="10.5pt" style:font-size-asian="10.5pt" style:font-size-complex="10.5pt"/>
    </style:style>
    <style:style style:name="P778" style:parent-style-name="ListParagraph" style:family="paragraph">
      <style:paragraph-properties fo:line-height="104%"/>
      <style:text-properties style:font-name="Arial" style:font-name-complex="Arial" fo:font-size="10.5pt" style:font-size-asian="10.5pt" style:font-size-complex="10.5pt"/>
    </style:style>
    <style:style style:name="P779" style:parent-style-name="ListParagraph" style:family="paragraph">
      <style:paragraph-properties fo:line-height="104%"/>
      <style:text-properties style:font-name="Arial" style:font-name-complex="Arial" fo:font-size="10.5pt" style:font-size-asian="10.5pt" style:font-size-complex="10.5pt"/>
    </style:style>
    <style:style style:name="P780" style:parent-style-name="ListParagraph" style:family="paragraph">
      <style:paragraph-properties fo:line-height="104%"/>
      <style:text-properties style:font-name="Arial" style:font-name-complex="Arial" fo:font-size="10.5pt" style:font-size-asian="10.5pt" style:font-size-complex="10.5pt"/>
    </style:style>
    <style:style style:name="P781" style:parent-style-name="ListParagraph" style:family="paragraph">
      <style:paragraph-properties fo:line-height="104%"/>
      <style:text-properties style:font-name="Arial" style:font-name-complex="Arial" fo:font-size="10.5pt" style:font-size-asian="10.5pt" style:font-size-complex="10.5pt"/>
    </style:style>
    <style:style style:name="P782" style:parent-style-name="ListParagraph" style:family="paragraph">
      <style:paragraph-properties fo:line-height="104%"/>
      <style:text-properties style:font-name="Arial" style:font-name-complex="Arial" fo:font-size="10.5pt" style:font-size-asian="10.5pt" style:font-size-complex="10.5pt"/>
    </style:style>
    <style:style style:name="P783" style:parent-style-name="ListParagraph" style:family="paragraph">
      <style:paragraph-properties fo:line-height="104%"/>
      <style:text-properties style:font-name="Arial" style:font-name-complex="Arial" fo:font-size="10.5pt" style:font-size-asian="10.5pt" style:font-size-complex="10.5pt"/>
    </style:style>
    <style:style style:name="P784" style:parent-style-name="ListParagraph" style:family="paragraph">
      <style:paragraph-properties fo:line-height="104%"/>
      <style:text-properties style:font-name="Arial" style:font-name-complex="Arial" fo:font-size="10.5pt" style:font-size-asian="10.5pt" style:font-size-complex="10.5pt"/>
    </style:style>
    <style:style style:name="P785" style:parent-style-name="ListParagraph" style:family="paragraph">
      <style:paragraph-properties fo:line-height="104%"/>
      <style:text-properties style:font-name="Arial" style:font-name-complex="Arial" fo:font-size="10.5pt" style:font-size-asian="10.5pt" style:font-size-complex="10.5pt"/>
    </style:style>
    <style:style style:name="T786" style:parent-style-name="Strong" style:family="text">
      <style:text-properties style:font-name="&amp;quot" fo:color="#000000" fo:font-size="10.5pt" style:font-size-asian="10.5pt" style:font-size-complex="10.5pt"/>
    </style:style>
    <style:style style:name="T787" style:parent-style-name="DefaultParagraphFont" style:family="text">
      <style:text-properties style:font-name="Helvetica" fo:color="#000000" fo:font-size="10.5pt" style:font-size-asian="10.5pt" style:font-size-complex="10.5pt"/>
    </style:style>
    <style:style style:name="P788" style:parent-style-name="ListParagraph" style:family="paragraph">
      <style:paragraph-properties fo:line-height="104%"/>
      <style:text-properties style:font-name="Arial" style:font-name-complex="Arial" fo:font-size="10.5pt" style:font-size-asian="10.5pt" style:font-size-complex="10.5pt"/>
    </style:style>
    <style:style style:name="P789" style:parent-style-name="ListParagraph" style:family="paragraph">
      <style:paragraph-properties fo:line-height="104%"/>
    </style:style>
    <style:style style:name="T790" style:parent-style-name="DefaultParagraphFont" style:family="text">
      <style:text-properties style:font-name="Helvetica" fo:color="#000000" fo:font-size="10.5pt" style:font-size-asian="10.5pt" style:font-size-complex="10.5pt"/>
    </style:style>
    <style:style style:name="T791" style:parent-style-name="Strong" style:family="text">
      <style:text-properties style:font-name="&amp;quot" fo:color="#000000" fo:font-size="10.5pt" style:font-size-asian="10.5pt" style:font-size-complex="10.5pt"/>
    </style:style>
    <style:style style:name="T792" style:parent-style-name="DefaultParagraphFont" style:family="text">
      <style:text-properties style:font-name="Helvetica" fo:color="#000000" fo:font-size="10.5pt" style:font-size-asian="10.5pt" style:font-size-complex="10.5pt"/>
    </style:style>
    <style:style style:name="T793" style:parent-style-name="HTMLCode" style:family="text">
      <style:text-properties style:font-name-asian="Calibri" fo:font-weight="bold" style:font-weight-asian="bold" style:font-weight-complex="bold" fo:color="#000000" fo:font-size="10.5pt" style:font-size-asian="10.5pt" style:font-size-complex="10.5pt" fo:background-color="#FFFFFF"/>
    </style:style>
    <style:style style:name="T794" style:parent-style-name="DefaultParagraphFont" style:family="text">
      <style:text-properties style:font-name="Helvetica" fo:color="#000000" fo:font-size="10.5pt" style:font-size-asian="10.5pt" style:font-size-complex="10.5pt"/>
    </style:style>
    <style:style style:name="P795" style:parent-style-name="Normal" style:family="paragraph">
      <style:paragraph-properties fo:margin-top="0.1458in" fo:margin-bottom="0in" fo:margin-left="0.5416in">
        <style:tab-stops/>
      </style:paragraph-properties>
    </style:style>
    <style:style style:name="T796"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97"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798"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T799" style:parent-style-name="DefaultParagraphFont" style:family="text">
      <style:text-properties style:font-name="Arial" style:font-name-asian="Times New Roman" style:font-name-complex="Arial" fo:font-weight="bold" style:font-weight-asian="bold" style:font-weight-complex="bold" fo:color="#000000" fo:font-size="10.5pt" style:font-size-asian="10.5pt" style:font-size-complex="10.5pt" style:language-asian="en" style:country-asian="GB"/>
    </style:style>
    <style:style style:name="T800" style:parent-style-name="DefaultParagraphFont" style:family="text">
      <style:text-properties style:font-name="Arial" style:font-name-asian="Times New Roman" style:font-name-complex="Arial" fo:color="#000000" fo:font-size="10.5pt" style:font-size-asian="10.5pt" style:font-size-complex="10.5pt" style:language-asian="en" style:country-asian="GB"/>
    </style:style>
    <style:style style:name="P801"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02"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03"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04"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05"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06"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07" style:parent-style-name="Normal" style:family="paragraph">
      <style:paragraph-properties fo:margin-top="0.0694in" fo:margin-bottom="0.0694in" fo:margin-left="0.8333in" fo:margin-right="0.2916in">
        <style:tab-stops>
          <style:tab-stop style:type="left" style:position="0.2083in"/>
        </style:tab-stops>
      </style:paragraph-properties>
    </style:style>
    <style:style style:name="T808" style:parent-style-name="DefaultParagraphFont" style:family="text">
      <style:text-properties style:font-name="Arial" style:font-name-asian="Times New Roman" style:font-name-complex="Arial" fo:color="#000000" fo:font-size="10.5pt" style:font-size-asian="10.5pt" style:font-size-complex="10.5pt" fo:background-color="#FFFFFF" style:language-asian="en" style:country-asian="GB"/>
    </style:style>
    <style:style style:name="P809" style:parent-style-name="ListParagraph" style:family="paragraph">
      <style:paragraph-properties fo:line-height="104%"/>
      <style:text-properties style:font-name="Arial" style:font-name-complex="Arial" fo:font-weight="bold" style:font-weight-asian="bold" fo:font-size="10.5pt" style:font-size-asian="10.5pt" style:font-size-complex="10.5pt"/>
    </style:style>
    <style:style style:name="P810"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11"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12"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13" style:parent-style-name="ListParagraph" style:family="paragraph">
      <style:paragraph-properties fo:margin-left="0.75in">
        <style:tab-stops/>
      </style:paragraph-properties>
      <style:text-properties style:font-name="Arial" style:font-name-complex="Arial" fo:font-size="10.5pt" style:font-size-asian="10.5pt" style:font-size-complex="10.5pt"/>
    </style:style>
    <style:style style:name="P814" style:parent-style-name="ListParagraph" style:family="paragraph">
      <style:paragraph-properties fo:margin-left="0.75in">
        <style:tab-stops/>
      </style:paragraph-properties>
      <style:text-properties style:font-name="Arial" style:font-name-complex="Arial" fo:font-weight="bold" style:font-weight-asian="bold" fo:font-size="10.5pt" style:font-size-asian="10.5pt" style:font-size-complex="10.5pt"/>
    </style:style>
    <style:style style:name="P815" style:parent-style-name="ListParagraph" style:family="paragraph">
      <style:paragraph-properties fo:margin-left="0.75in">
        <style:tab-stops/>
      </style:paragraph-properties>
    </style:style>
    <style:style style:name="T816" style:parent-style-name="DefaultParagraphFont" style:family="text">
      <style:text-properties style:font-name="Helvetica" fo:color="#000000" fo:font-size="10.5pt" style:font-size-asian="10.5pt" style:font-size-complex="10.5pt"/>
    </style:style>
    <style:style style:name="T817" style:parent-style-name="HTMLCode" style:family="text">
      <style:text-properties style:font-name-asian="Calibri" fo:color="#000000" fo:font-size="10.5pt" style:font-size-asian="10.5pt" style:font-size-complex="10.5pt" fo:background-color="#FFFFFF"/>
    </style:style>
    <style:style style:name="T818" style:parent-style-name="DefaultParagraphFont" style:family="text">
      <style:text-properties style:font-name="Helvetica" fo:color="#000000" fo:font-size="10.5pt" style:font-size-asian="10.5pt" style:font-size-complex="10.5pt"/>
    </style:style>
    <style:style style:name="T819" style:parent-style-name="DefaultParagraphFont" style:family="text">
      <style:text-properties style:font-name="Helvetica" fo:font-weight="bold" style:font-weight-asian="bold" fo:color="#000000" fo:font-size="10.5pt" style:font-size-asian="10.5pt" style:font-size-complex="10.5pt"/>
    </style:style>
    <style:style style:name="P820" style:parent-style-name="ListParagraph" style:family="paragraph">
      <style:paragraph-properties fo:margin-left="0.75in">
        <style:tab-stops/>
      </style:paragraph-properties>
      <style:text-properties style:font-name="Helvetica" fo:font-weight="bold" style:font-weight-asian="bold" fo:color="#000000" fo:font-size="10.5pt" style:font-size-asian="10.5pt" style:font-size-complex="10.5pt"/>
    </style:style>
    <style:style style:name="P821"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22"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23"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24"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25" style:parent-style-name="Normal" style:family="paragraph">
      <style:paragraph-properties fo:margin-top="0.1458in" fo:margin-bottom="0in" fo:margin-left="0.5416in">
        <style:tab-stops/>
      </style:paragraph-properties>
      <style:text-properties style:font-name="Arial" style:font-name-asian="Times New Roman" style:font-name-complex="Arial" fo:color="#000000" fo:font-size="10.5pt" style:font-size-asian="10.5pt" style:font-size-complex="10.5pt" style:language-asian="en" style:country-asian="GB"/>
    </style:style>
    <style:style style:name="P826" style:parent-style-name="Normal" style:family="paragraph">
      <style:text-properties style:font-name="Arial" style:font-name-complex="Arial" fo:font-weight="bold" style:font-weight-asian="bold" fo:font-size="10.5pt" style:font-size-asian="10.5pt" style:font-size-complex="10.5pt"/>
    </style:style>
    <style:style style:name="P827" style:parent-style-name="Normal" style:family="paragraph">
      <style:text-properties style:font-name="Arial" style:font-name-complex="Arial" fo:font-weight="bold" style:font-weight-asian="bold" fo:font-size="10.5pt" style:font-size-asian="10.5pt" style:font-size-complex="10.5pt"/>
    </style:style>
    <style:style style:name="P828" style:parent-style-name="Normal" style:family="paragraph">
      <style:paragraph-properties fo:text-indent="0.5in"/>
    </style:style>
    <style:style style:name="T829" style:parent-style-name="DefaultParagraphFont" style:family="text">
      <style:text-properties style:font-name="Helvetica" fo:color="#000000" fo:font-size="10.5pt" style:font-size-asian="10.5pt" style:font-size-complex="10.5pt"/>
    </style:style>
    <style:style style:name="T830" style:parent-style-name="DefaultParagraphFont" style:family="text">
      <style:text-properties style:font-name="Helvetica"/>
    </style:style>
    <style:style style:name="T831" style:parent-style-name="DefaultParagraphFont" style:family="text">
      <style:text-properties style:font-name="Helvetica" fo:color="#000000" fo:font-size="10.5pt" style:font-size-asian="10.5pt" style:font-size-complex="10.5pt"/>
    </style:style>
    <style:style style:name="P832" style:parent-style-name="ListParagraph" style:family="paragraph">
      <style:paragraph-properties fo:line-height="104%"/>
    </style:style>
    <style:style style:name="T833" style:parent-style-name="DefaultParagraphFont" style:family="text">
      <style:text-properties style:font-name="Arial" style:font-name-complex="Arial" fo:font-size="10.5pt" style:font-size-asian="10.5pt" style:font-size-complex="10.5pt"/>
    </style:style>
    <style:style style:name="T834" style:parent-style-name="DefaultParagraphFont" style:family="text">
      <style:text-properties style:font-name="Arial" style:font-name-complex="Arial" fo:font-size="10.5pt" style:font-size-asian="10.5pt" style:font-size-complex="10.5pt"/>
    </style:style>
    <style:style style:name="P835"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36"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37"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38"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39"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40"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41"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42" style:parent-style-name="ListParagraph" style:family="paragraph">
      <style:paragraph-properties fo:margin-left="0.25in">
        <style:tab-stops/>
      </style:paragraph-properties>
      <style:text-properties style:font-name="Arial" style:font-name-complex="Arial" fo:font-size="10.5pt" style:font-size-asian="10.5pt" style:font-size-complex="10.5pt"/>
    </style:style>
    <style:style style:name="P843" style:parent-style-name="ListParagraph" style:family="paragraph">
      <style:paragraph-properties fo:line-height="104%"/>
      <style:text-properties style:font-name="Arial" style:font-name-complex="Arial" fo:font-size="10.5pt" style:font-size-asian="10.5pt" style:font-size-complex="10.5pt"/>
    </style:style>
    <style:style style:name="P844" style:parent-style-name="ListParagraph" style:family="paragraph">
      <style:paragraph-properties fo:line-height="104%"/>
    </style:style>
    <style:style style:name="T845" style:parent-style-name="DefaultParagraphFont" style:family="text">
      <style:text-properties style:font-name="Helvetica" fo:color="#000000" fo:font-size="10.5pt" style:font-size-asian="10.5pt" style:font-size-complex="10.5pt"/>
    </style:style>
    <style:style style:name="T846" style:parent-style-name="HTMLCode" style:family="text">
      <style:text-properties style:font-name-asian="Calibri" fo:color="#000000" fo:font-size="10.5pt" style:font-size-asian="10.5pt" style:font-size-complex="10.5pt" fo:background-color="#FFFFFF"/>
    </style:style>
    <style:style style:name="T847" style:parent-style-name="DefaultParagraphFont" style:family="text">
      <style:text-properties style:font-name="Helvetica" fo:color="#000000" fo:font-size="10.5pt" style:font-size-asian="10.5pt" style:font-size-complex="10.5pt"/>
    </style:style>
    <style:style style:name="T848" style:parent-style-name="Hyperlink" style:family="text">
      <style:text-properties style:font-name="&amp;quot" fo:color="#337AB7" fo:font-size="10.5pt" style:font-size-asian="10.5pt" style:font-size-complex="10.5pt"/>
    </style:style>
    <style:style style:name="T849" style:parent-style-name="DefaultParagraphFont" style:family="text">
      <style:text-properties style:font-name="Helvetica" fo:color="#000000" fo:font-size="10.5pt" style:font-size-asian="10.5pt" style:font-size-complex="10.5pt"/>
    </style:style>
    <style:style style:name="T850" style:parent-style-name="HTMLCode" style:family="text">
      <style:text-properties style:font-name-asian="Calibri" fo:color="#000000" fo:font-size="10.5pt" style:font-size-asian="10.5pt" style:font-size-complex="10.5pt" fo:background-color="#FFFFFF"/>
    </style:style>
    <style:style style:name="T851" style:parent-style-name="DefaultParagraphFont" style:family="text">
      <style:text-properties style:font-name="Helvetica" fo:color="#000000" fo:font-size="10.5pt" style:font-size-asian="10.5pt" style:font-size-complex="10.5pt"/>
    </style:style>
    <style:style style:name="P852" style:parent-style-name="ListParagraph" style:family="paragraph">
      <style:paragraph-properties fo:line-height="104%"/>
    </style:style>
    <style:style style:name="T853" style:parent-style-name="DefaultParagraphFont" style:family="text">
      <style:text-properties style:font-name="Arial" style:font-name-complex="Arial" fo:font-size="10.5pt" style:font-size-asian="10.5pt" style:font-size-complex="10.5pt"/>
    </style:style>
    <style:style style:name="T854" style:parent-style-name="DefaultParagraphFont" style:family="text">
      <style:text-properties style:font-name="Arial" style:font-name-complex="Arial" fo:font-size="10.5pt" style:font-size-asian="10.5pt" style:font-size-complex="10.5pt"/>
    </style:style>
    <style:style style:name="P855" style:parent-style-name="ListParagraph" style:family="paragraph">
      <style:paragraph-properties fo:line-height="104%"/>
    </style:style>
    <style:style style:name="T856" style:parent-style-name="DefaultParagraphFont" style:family="text">
      <style:text-properties style:font-name="Arial" style:font-name-complex="Arial" fo:font-size="10.5pt" style:font-size-asian="10.5pt" style:font-size-complex="10.5pt"/>
    </style:style>
    <style:style style:name="T857" style:parent-style-name="DefaultParagraphFont" style:family="text">
      <style:text-properties style:font-name="Arial" style:font-name-complex="Arial"/>
    </style:style>
    <style:style style:name="T858" style:parent-style-name="DefaultParagraphFont" style:family="text">
      <style:text-properties style:font-name="Arial" style:font-name-complex="Arial" fo:font-size="10.5pt" style:font-size-asian="10.5pt" style:font-size-complex="10.5pt"/>
    </style:style>
    <style:style style:name="P859" style:parent-style-name="ListParagraph" style:family="paragraph">
      <style:paragraph-properties fo:line-height="104%"/>
      <style:text-properties style:font-name="Arial" style:font-name-complex="Arial" fo:font-size="10.5pt" style:font-size-asian="10.5pt" style:font-size-complex="10.5pt"/>
    </style:style>
    <style:style style:name="P860" style:parent-style-name="ListParagraph" style:family="paragraph">
      <style:paragraph-properties fo:line-height="104%"/>
      <style:text-properties style:font-name="Arial" style:font-name-complex="Arial" fo:font-size="10.5pt" style:font-size-asian="10.5pt" style:font-size-complex="10.5pt"/>
    </style:style>
    <style:style style:name="P861" style:parent-style-name="ListParagraph" style:family="paragraph">
      <style:paragraph-properties fo:line-height="104%"/>
      <style:text-properties style:font-name="Arial" style:font-name-complex="Arial" fo:font-size="10.5pt" style:font-size-asian="10.5pt" style:font-size-complex="10.5pt"/>
    </style:style>
    <style:style style:name="P862" style:parent-style-name="ListParagraph" style:family="paragraph">
      <style:paragraph-properties fo:line-height="104%"/>
      <style:text-properties style:font-name="Arial" style:font-name-complex="Arial" fo:font-size="10.5pt" style:font-size-asian="10.5pt" style:font-size-complex="10.5pt"/>
    </style:style>
    <style:style style:name="P863" style:parent-style-name="ListParagraph" style:family="paragraph">
      <style:paragraph-properties fo:line-height="104%"/>
      <style:text-properties style:font-name="Arial" style:font-name-complex="Arial" fo:font-size="10.5pt" style:font-size-asian="10.5pt" style:font-size-complex="10.5pt"/>
    </style:style>
    <style:style style:name="P864" style:parent-style-name="Normal" style:family="paragraph">
      <style:paragraph-properties fo:margin-left="0.5in">
        <style:tab-stops/>
      </style:paragraph-properties>
      <style:text-properties style:font-name="Arial" style:font-name-complex="Arial" fo:font-weight="bold" style:font-weight-asian="bold" fo:font-size="10.5pt" style:font-size-asian="10.5pt" style:font-size-complex="10.5pt"/>
    </style:style>
    <style:style style:name="P865"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866"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867"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868" style:parent-style-name="Normal" style:family="paragraph">
      <style:paragraph-properties fo:margin-left="0.5in">
        <style:tab-stops/>
      </style:paragraph-properties>
      <style:text-properties style:font-name="Arial" style:font-name-complex="Arial" fo:font-size="10.5pt" style:font-size-asian="10.5pt" style:font-size-complex="10.5pt"/>
    </style:style>
    <style:style style:name="P869" style:parent-style-name="Normal" style:family="paragraph">
      <style:paragraph-properties fo:text-indent="0.5in"/>
      <style:text-properties style:font-name="Helvetica" fo:color="#000000" fo:font-size="10.5pt" style:font-size-asian="10.5pt" style:font-size-complex="10.5pt"/>
    </style:style>
    <style:style style:name="P870" style:parent-style-name="Normal" style:family="paragraph">
      <style:paragraph-properties fo:text-indent="0.5in"/>
      <style:text-properties style:font-name="Helvetica" fo:font-weight="bold" style:font-weight-asian="bold" fo:color="#000000" fo:font-size="10.5pt" style:font-size-asian="10.5pt" style:font-size-complex="10.5pt"/>
    </style:style>
    <style:style style:name="P871" style:parent-style-name="Normal" style:family="paragraph">
      <style:paragraph-properties fo:text-indent="0.5in"/>
      <style:text-properties style:font-name="Helvetica" fo:color="#000000" fo:font-size="10.5pt" style:font-size-asian="10.5pt" style:font-size-complex="10.5pt"/>
    </style:style>
    <style:style style:name="P872" style:parent-style-name="Normal" style:family="paragraph">
      <style:paragraph-properties fo:text-indent="0.5in"/>
      <style:text-properties style:font-name="Helvetica" fo:color="#000000" fo:font-size="10.5pt" style:font-size-asian="10.5pt" style:font-size-complex="10.5pt"/>
    </style:style>
    <style:style style:name="P873" style:parent-style-name="Normal" style:family="paragraph">
      <style:paragraph-properties fo:border-top="none" fo:border-left="none" fo:border-bottom="0.0104in solid #000000" fo:border-right="none" fo:padding-top="0in" fo:padding-left="0in" fo:padding-bottom="0.0138in" fo:padding-right="0in" style:shadow="none" fo:text-indent="0.5in"/>
    </style:style>
    <style:style style:name="T874" style:parent-style-name="DefaultParagraphFont" style:family="text">
      <style:text-properties style:font-name="Helvetica" fo:color="#000000" fo:font-size="10.5pt" style:font-size-asian="10.5pt" style:font-size-complex="10.5pt"/>
    </style:style>
  </office:automatic-styles>
  <office:body>
    <office:text text:use-soft-page-breaks="true">
      <text:p text:style-name="P1"><text:bookmark-start text:name="_Toc6345128"/><text:bookmark-start text:name="_Toc6420973"/><text:bookmark-start text:name="_Toc6501157"/><text:bookmark-start text:name="_Toc6419994"/><text:bookmark-start text:name="_Toc5372646"/>Predicting sentiment from product reviews</text:p>
      <text:h text:style-name="P2" text:outline-level="2">Summary / Observations:</text:h>
      <text:p text:style-name="P3">Tasks:</text:p>
      <text:list text:style-name="LFO11" text:continue-numbering="true">
        <text:list-item>
          <text:p text:style-name="P4">Used<text:s/>product review data from Amazon.com to predict whether the sentiments about a product (from its reviews) are positive or negative.<text:s/>Built a song recommender model and explored the song data and the recommendations made by our model.</text:p>
        </text:list-item>
        <text:list-item>
          <text:p text:style-name="P5">Trained<text:s/>a logistic regression model.</text:p>
        </text:list-item>
        <text:list-item>
          <text:p text:style-name="P6">Explore various evaluation metrics: accuracy, confusion matrix, precision, recall.</text:p>
        </text:list-item>
        <text:list-item>
          <text:p text:style-name="P7">Explore how various metrics can be combined to produce a cost of making an error.</text:p>
        </text:list-item>
        <text:list-item>
          <text:p text:style-name="P8">Explore precision and recall curves</text:p>
        </text:list-item>
        <text:list-item>
          <text:p text:style-name="P9">Explore various different values of thresholds, compute the precision and recall scores, and then plot the precision-recall curve.</text:p>
        </text:list-item>
      </text:list>
      <text:p text:style-name="P10">Observations:</text:p>
      <text:list text:style-name="LFO11" text:continue-numbering="true">
        <text:list-item>
          <text:p text:style-name="P11">The precision increase with a higher threshold</text:p>
        </text:list-item>
        <text:list-item>
          <text:p text:style-name="P12">The recall decreases with a higher threshold</text:p>
        </text:list-item>
        <text:list-item>
          <text:p text:style-name="P13">Among all the threshold values tried, identified the smallest threshold value that achieves a precision of 96.5% or better</text:p>
        </text:list-item>
        <text:list-item>
          <text:p text:style-name="P14">Using threshold = 0.98, identified how many false negatives do we get on the test data</text:p>
        </text:list-item>
        <text:list-item>
          <text:p text:style-name="P15">Trained Logistic regression classifier using stochastic gradient ascent.</text:p>
        </text:list-item>
      </text:list>
      <text:p text:style-name="P16">Tasks:</text:p>
      <text:list text:style-name="LFO11" text:continue-numbering="true">
        <text:list-item>
          <text:p text:style-name="P17">Extracted<text:s/>features from Amazon product reviews.</text:p>
        </text:list-item>
        <text:list-item>
          <text:p text:style-name="P18">Implemented<text:s/>stochastic gradient ascent with L2 penalty</text:p>
        </text:list-item>
        <text:list-item>
          <text:p text:style-name="P19">Compared<text:s/>convergence of stochastic gradient ascent with that of batch gradient ascent</text:p>
        </text:list-item>
        <text:list-item>
          <text:p text:style-name="P20">Explored the effects of step sizes on stochastic gradient ascent</text:p>
        </text:list-item>
      </text:list>
      <text:p text:style-name="P21">Observations:</text:p>
      <text:list text:style-name="LFO11" text:continue-numbering="true">
        <text:list-item>
          <text:p text:style-name="P22">When<text:s/>we set the batch size as the length of the feature matrix in training data,<text:s/>as each iteration passes, the average log likelihood in the batch<text:s/>increases</text:p>
        </text:list-item>
      </text:list>
      <text:p text:style-name="P23"/>
      <text:h text:style-name="P24" text:outline-level="3"/>
      <text:p text:style-name="Normal"/>
      <text:p text:style-name="Normal"/>
      <text:p text:style-name="Normal"/>
      <text:p text:style-name="Normal"/>
      <text:p text:style-name="Normal"/>
      <text:p text:style-name="Normal"/>
      <text:soft-page-break/>
      <text:h text:style-name="P25" text:outline-level="3">Assignment2:<text:bookmark-end text:name="_Toc6345128"/><text:bookmark-end text:name="_Toc6420973"/><text:bookmark-end text:name="_Toc6501157"/></text:h>
      <text:h text:style-name="P26" text:outline-level="3"><text:bookmark-start text:name="_Toc6345129"/><text:bookmark-start text:name="_Toc6420974"/><text:bookmark-start text:name="_Toc6501158"/>Analysing Product Sentiment [Based on product reviews]:<text:bookmark-end text:name="_Toc6345129"/><text:bookmark-end text:name="_Toc6420974"/><text:bookmark-end text:name="_Toc6501158"/></text:h>
      <text:p text:style-name="P27">Code:</text:p>
      <text:p text:style-name="P28">sentiment_model = graphlab.logistic_classifier.create(train_data,</text:p>
      <text:p text:style-name="P29"><text:s text:c="53"/>target='sentiment',</text:p>
      <text:p text:style-name="P30"><text:s text:c="53"/>features=['word_count'],</text:p>
      <text:p text:style-name="P31"><text:s text:c="53"/>validation_set=test_data)</text:p>
      <text:p text:style-name="P32">sentiment_model.evaluate(test_data, metric='roc_curve')</text:p>
      <text:p text:style-name="P33">giraffe_reviews['predicted_sentiment'] = sentiment_model.predict(giraffe_reviews, output_type='probability')</text:p>
      <text:p text:style-name="P34">giraffe_reviews = giraffe_reviews.sort('predicted_sentiment', ascending=False)</text:p>
      <text:p text:style-name="P35">giraffe_reviews[0]['review']</text:p>
      <text:p text:style-name="P36">giraffe_reviews[-1]['review'] =&gt; Last table element</text:p>
      <text:p text:style-name="P37"/>
      <text:list text:style-name="LFO1" text:continue-numbering="true">
        <text:list-item>
          <text:p text:style-name="P38"><text:span text:style-name="T39">That function Evaluate allows you to evaluate its quality on some test data. And we're gonna provide a particular metric and this metric is called the<text:s/></text:span><text:span text:style-name="T40">roc_curve</text:span><text:span text:style-name="T41">.<text:s/></text:span></text:p>
        </text:list-item>
        <text:list-item>
          <text:p text:style-name="P42">But the roc_curve is a way to explore the false positives and false negatives in that confusion matrix that we discussed.</text:p>
        </text:list-item>
        <text:list-item>
          <text:p text:style-name="P43">Explored the most positive &amp; negative aspects of a product</text:p>
        </text:list-item>
        <text:list-item>
          <text:p text:style-name="P44">Execute sentiment analysis code with the IPython notebook</text:p>
        </text:list-item>
        <text:list-item>
          <text:p text:style-name="P45">Load and transform real, text data</text:p>
        </text:list-item>
        <text:list-item>
          <text:p text:style-name="P46">Using the .apply() function to create new columns (features) for our model</text:p>
        </text:list-item>
        <text:list-item>
          <text:p text:style-name="P47">Compare results of two models, one using all words and the other using a subset of the words as below:</text:p>
        </text:list-item>
      </text:list>
      <text:p text:style-name="P48">selected_words = ['awesome', 'great', 'fantastic', 'amazing', 'love', 'horrible', 'bad', 'terrible', 'awful', 'wow', 'hate']</text:p>
      <text:list text:style-name="LFO1" text:continue-numbering="true">
        <text:list-item>
          <text:p text:style-name="P49">Compare learned models with majority class prediction</text:p>
        </text:list-item>
        <text:list-item>
          <text:p text:style-name="P50">Examine the predictions of a sentiment model</text:p>
        </text:list-item>
        <text:list-item>
          <text:p text:style-name="P51">Build a sentiment analysis model using a classifier</text:p>
        </text:list-item>
      </text:list>
      <text:p text:style-name="P52">Data: Amazon Baby</text:p>
      <text:p text:style-name="P53"/>
      <text:h text:style-name="P54" text:outline-level="2"/>
      <text:h text:style-name="P55" text:outline-level="2">PART2-CLASSIFICATION<text:bookmark-end text:name="_Toc6419994"/></text:h>
      <text:h text:style-name="P56" text:outline-level="2"><text:bookmark-start text:name="_Toc6419995"/>ASSIGNMENT1:<text:bookmark-end text:name="_Toc5372646"/><text:bookmark-end text:name="_Toc6419995"/></text:h>
      <text:h text:style-name="P57" text:outline-level="2"><text:bookmark-start text:name="_Toc5372647"/><text:bookmark-start text:name="_Toc6419996"/>Predicting sentiment from product reviews:<text:bookmark-end text:name="_Toc5372647"/><text:bookmark-end text:name="_Toc6419996"/></text:h>
      <text:p text:style-name="P58">The goal of this assignment is to explore logistic regression and feature engineering with existing GraphLab Create functions.</text:p>
      <text:p text:style-name="P59">In this assignment, you will use product review data from Amazon.com to predict whether the sentiments about a product (from its reviews) are positive or negative. You will:</text:p>
      <text:list text:style-name="LFO2" text:continue-numbering="true">
        <text:list-item>
          <text:p text:style-name="P60">Use SFrames to do some feature engineering</text:p>
        </text:list-item>
        <text:list-item>
          <text:p text:style-name="P61">Train a logistic regression model to predict the sentiment of product reviews.</text:p>
        </text:list-item>
        <text:list-item>
          <text:p text:style-name="P62">Inspect the weights (coefficients) of a trained logistic regression model.</text:p>
        </text:list-item>
        <text:list-item>
          <text:p text:style-name="P63">Make a prediction (both class and probability) of sentiment for a new product review.</text:p>
        </text:list-item>
        <text:list-item>
          <text:p text:style-name="P64"><text:span text:style-name="T65">Given the logistic regression weights, predictors and ground truth labels, write a function to compute the </text:span><text:span text:style-name="T66">accuracy</text:span><text:span text:style-name="T67"> of the model.</text:span></text:p>
        </text:list-item>
        <text:list-item>
          <text:p text:style-name="P68">Inspect the coefficients of the logistic regression model and interpret their meanings.</text:p>
        </text:list-item>
        <text:list-item>
          <text:p text:style-name="P69">Compare multiple logistic regression models.</text:p>
        </text:list-item>
      </text:list>
      <text:p text:style-name="P70">Logistic Regression Code:</text:p>
      <text:p text:style-name="Normal">sentiment_model = graphlab.logistic_classifier.create(train_data,</text:p>
      <text:p text:style-name="Normal"><text:s text:c="54"/>target = 'sentiment',</text:p>
      <text:p text:style-name="Normal"><text:s text:c="54"/>features=['word_count'],</text:p>
      <text:p text:style-name="Normal"><text:s text:c="54"/>validation_set=None)</text:p>
      <text:p text:style-name="Normal">weights = sentiment_model.coefficients</text:p>
      <text:p text:style-name="Normal">scores = sentiment_model.predict(sample_test_data, output_type='margin')</text:p>
      <text:h text:style-name="P71" text:outline-level="3"><text:bookmark-start text:name="_Toc5372648"/><text:bookmark-start text:name="_Toc6419997"/><text:span text:style-name="T72">Probability predictions</text:span><text:a xlink:href="http://localhost:8889/notebooks/Course3/module-2-linear-classifier-assignment-blank.ipynb#Probability-predictions" office:target-frame-name="_top" xlink:show="replace"><text:span text:style-name="T73">¶</text:span><text:bookmark-end text:name="_Toc5372648"/><text:bookmark-end text:name="_Toc6419997"/></text:a></text:h>
      <text:p text:style-name="P74">Recall from the lectures that we can also calculate the probability predictions from the scores using:<text:s/></text:p>
      <text:p text:style-name="P75"><text:span text:style-name="T76">P</text:span><text:span text:style-name="T77">(</text:span><text:span text:style-name="T78">y</text:span><text:span text:style-name="T79">i</text:span><text:span text:style-name="T80">=+</text:span><text:span text:style-name="T81">1</text:span><text:span text:style-name="T82">|</text:span><text:span text:style-name="T83">x</text:span><text:span text:style-name="T84">i</text:span><text:span text:style-name="T85">,</text:span><text:span text:style-name="T86">w</text:span><text:span text:style-name="T87">)=</text:span><text:span text:style-name="T88">11</text:span><text:span text:style-name="T89">+</text:span><text:span text:style-name="T90">exp</text:span><text:span text:style-name="T91">(−</text:span><text:span text:style-name="T92">w</text:span><text:span text:style-name="T93">T</text:span><text:span text:style-name="T94">h</text:span><text:span text:style-name="T95">(</text:span><text:span text:style-name="T96">x</text:span><text:span text:style-name="T97">i</text:span><text:span text:style-name="T98">)).</text:span></text:p>
      <text:p text:style-name="P99">sentiment_model.predict(sample_test_data, output_type='probability')</text:p>
      <text:p text:style-name="P100"/>
      <text:h text:style-name="P101" text:outline-level="2"><text:bookmark-start text:name="_Toc5372649"/><text:bookmark-start text:name="_Toc6419998"/><text:span text:style-name="T102">Compute accuracy of the classifier</text:span><text:a xlink:href="http://localhost:8889/notebooks/Course3/module-2-linear-classifier-assignment-blank.ipynb#Compute-accuracy-of-the-classifier" office:target-frame-name="_top" xlink:show="replace"><text:span text:style-name="T103">¶</text:span><text:bookmark-end text:name="_Toc5372649"/><text:bookmark-end text:name="_Toc6419998"/></text:a></text:h>
      <text:p text:style-name="P104">We will now evaluate the accuracy of the trained classifier. Recall that the accuracy is given by</text:p>
      <text:p text:style-name="P105"><text:span text:style-name="T106">accuracy</text:span><text:span text:style-name="T107">=</text:span><text:span text:style-name="T108"># correctly classified examples/# total examples</text:span></text:p>
      <text:p text:style-name="P109"/>
      <text:p text:style-name="P110">Learn another classifier with fewer words</text:p>
      <text:p text:style-name="P111">significant_words = ['love', 'great', 'easy', 'old', 'little', 'perfect', 'loves',<text:s/></text:p>
      <text:p text:style-name="Normal"><text:span text:style-name="T112"><text:s text:c="6"/>'well', 'able', 'car', 'broke', 'less', 'even',</text:span><text:s/><text:span text:style-name="T113">'waste', 'disappointed',<text:s/></text:span></text:p>
      <text:p text:style-name="P114"><text:s text:c="6"/>'work', 'product', 'money', 'would', 'return']</text:p>
      <text:p text:style-name="P115">train_data['word_count_subset'] = train_data['word_count'].dict_trim_by_keys(significant_words, exclude=False)</text:p>
      <text:p text:style-name="P116">test_data['word_count_subset'] = test_data['word_count'].dict_trim_by_keys(significant_words, exclude=False)</text:p>
      <text:p text:style-name="P117"/>
      <text:p text:style-name="P118">Train a logistic regression model on a subset of data</text:p>
      <text:p text:style-name="P119"/>
      <text:p text:style-name="P120">simple_model = graphlab.logistic_classifier.create(train_data,</text:p>
      <text:p text:style-name="P121"><text:s text:c="51"/>target = 'sentiment',</text:p>
      <text:p text:style-name="P122"><text:s text:c="51"/>features=['word_count_subset'],</text:p>
      <text:p text:style-name="P123"><text:s text:c="51"/>validation_set=None)</text:p>
      <text:soft-page-break/>
      <text:p text:style-name="P124">simple_model</text:p>
      <text:p text:style-name="P125"/>
      <text:p text:style-name="P126">Compared both the models: [ Sentiment Model and Simple Model]</text:p>
      <text:list text:style-name="LFO3" text:continue-numbering="true">
        <text:list-item>
          <text:p text:style-name="P127">Computed the accuracy for both the above models with Training set as well as Test set.</text:p>
        </text:list-item>
      </text:list>
      <text:h text:style-name="P128" text:outline-level="2"><text:bookmark-start text:name="_Toc5372653"/><text:bookmark-start text:name="_Toc6419999"/>ASSIGNMENT2:<text:bookmark-end text:name="_Toc5372653"/><text:bookmark-end text:name="_Toc6419999"/></text:h>
      <text:h text:style-name="P129" text:outline-level="1"><text:bookmark-start text:name="_Toc5372654"/><text:bookmark-start text:name="_Toc6420000"/><text:span text:style-name="T130">Implementing logistic regression from scratch</text:span><text:bookmark-end text:name="_Toc5372654"/><text:bookmark-end text:name="_Toc6420000"/></text:h>
      <text:p text:style-name="P131">The goal of this assignment is to implement your own logistic regression classifier. You will:</text:p>
      <text:list text:style-name="LFO4" text:continue-numbering="true">
        <text:list-item>
          <text:p text:style-name="P132">Extract features from Amazon product reviews.</text:p>
        </text:list-item>
        <text:list-item>
          <text:p text:style-name="P133">Convert an SFrame into a NumPy array.</text:p>
        </text:list-item>
        <text:list-item>
          <text:p text:style-name="P134">Implement the link function for logistic regression.</text:p>
        </text:list-item>
        <text:list-item>
          <text:p text:style-name="P135">Write a function to compute the derivative of the log likelihood function with respect to a single coefficient.</text:p>
        </text:list-item>
        <text:list-item>
          <text:p text:style-name="P136">Implement gradient ascent.</text:p>
        </text:list-item>
        <text:list-item>
          <text:p text:style-name="P137">Given a set of coefficients, predict sentiments.</text:p>
        </text:list-item>
        <text:list-item>
          <text:p text:style-name="P138">Compute classification accuracy for the logistic regression model.</text:p>
        </text:list-item>
      </text:list>
      <text:p text:style-name="P139"/>
      <text:p text:style-name="P140"/>
      <text:p text:style-name="P141"/>
      <text:p text:style-name="P142"/>
      <text:p text:style-name="P143">Code:</text:p>
      <text:p text:style-name="P144">We compiled a list of 193 most frequent words into a JSON file.<text:s/></text:p>
      <text:p text:style-name="P145">Now, we will load these words from this JSON file:</text:p>
      <text:p text:style-name="P146"/>
      <text:p text:style-name="P147">import json</text:p>
      <text:p text:style-name="P148">with open('important_words.json', 'r') as f: # Reads the list of most frequent words</text:p>
      <text:p text:style-name="P149"><text:s text:c="4"/>important_words = json.load(f)</text:p>
      <text:p text:style-name="P150">important_words = [str(s) for s in important_words]</text:p>
      <text:p text:style-name="P151">Apply text cleaning on the review data</text:p>
      <text:p text:style-name="P152">def remove_punctuation(text):</text:p>
      <text:p text:style-name="P153"><text:s text:c="4"/>import string</text:p>
      <text:p text:style-name="P154"><text:s text:c="4"/>return text.translate(None, string.punctuation)<text:s/></text:p>
      <text:p text:style-name="P155"><text:s text:c="2"/>products['review_clean'] = products['review'].apply(remove_punctuation)</text:p>
      <text:soft-page-break/>
      <text:p text:style-name="Normal"><text:span text:style-name="T156">Compute word counts (only for<text:s/></text:span><text:span text:style-name="T157">important_word</text:span></text:p>
      <text:p text:style-name="P158">for word in important_words:</text:p>
      <text:p text:style-name="P159"><text:s text:c="4"/>products[word] = products['review_clean'].apply(lambda s : s.split().count(word))</text:p>
      <text:h text:style-name="P160" text:outline-level="3"><text:bookmark-start text:name="_Toc5372655"/><text:bookmark-start text:name="_Toc6420001"/>ASSIGNMENT 3:<text:bookmark-end text:name="_Toc5372655"/><text:bookmark-end text:name="_Toc6420001"/></text:h>
      <text:h text:style-name="P161" text:outline-level="3"><text:bookmark-start text:name="_Toc5372656"/><text:bookmark-start text:name="_Toc6420002"/>Logistic Regression with L2 regularization<text:bookmark-end text:name="_Toc5372656"/><text:bookmark-end text:name="_Toc6420002"/></text:h>
      <text:p text:style-name="P162">The goal of this assignment is to implement your own logistic regression classifier with L2 regularization. You will do the following:</text:p>
      <text:list text:style-name="LFO5" text:continue-numbering="true">
        <text:list-item>
          <text:p text:style-name="P163">Extract features from Amazon product reviews.</text:p>
        </text:list-item>
        <text:list-item>
          <text:p text:style-name="P164">Convert a data frame into a NumPy array.</text:p>
        </text:list-item>
        <text:list-item>
          <text:p text:style-name="P165">Write a function to compute the derivative of log likelihood function with an L2 penalty with respect to a single coefficient.</text:p>
        </text:list-item>
        <text:list-item>
          <text:p text:style-name="P166">Implement gradient ascent with an L2 penalty.</text:p>
        </text:list-item>
        <text:list-item>
          <text:p text:style-name="P167">Empirically explore how the L2 penalty can ameliorate overfitting.</text:p>
        </text:list-item>
      </text:list>
      <text:p text:style-name="P168"/>
      <text:p text:style-name="P169">Steps and Write up:</text:p>
      <text:list text:style-name="LFO5" text:continue-numbering="true">
        <text:list-item>
          <text:p text:style-name="P170">Load Data</text:p>
        </text:list-item>
        <text:list-item>
          <text:p text:style-name="P171">Clean up Data</text:p>
        </text:list-item>
        <text:list-item>
          <text:p text:style-name="P172"><text:span text:style-name="T173">Remove punctuation using<text:s/></text:span><text:a xlink:href="https://docs.python.org/2/library/string.html" office:target-frame-name="_top" xlink:show="replace"><text:span text:style-name="T174">Python's built-in</text:span></text:a><text:span text:style-name="T175"><text:s/>string functionality.</text:span></text:p>
        </text:list-item>
        <text:list-item>
          <text:p text:style-name="P176">Compute word counts (only for the important words), Split out the words into individual columns</text:p>
        </text:list-item>
        <text:list-item>
          <text:p text:style-name="P177"><text:span text:style-name="T178">Train-Validation split -<text:s/></text:span><text:span text:style-name="T179">We split the data into a train-validation split with 80% of the data in the training set and 20% of the data in the validation set. We use<text:s/></text:span><text:span text:style-name="T180">seed=2</text:span><text:span text:style-name="T181"><text:s/>so that everyone gets the same result.</text:span></text:p>
        </text:list-item>
      </text:list>
      <text:p text:style-name="P182"><text:span text:style-name="T183">However, the portion of data that we don't train on will be used to help<text:s/></text:span><text:span text:style-name="T184">select model parameters</text:span><text:span text:style-name="T185">. Thus, this portion of data should be called a<text:s/></text:span><text:span text:style-name="T186">validation set</text:span><text:span text:style-name="T187">.</text:span></text:p>
      <text:p text:style-name="P188">Recall that examining performance of various potential models (i.e. models with different parameters) should be on a validation set, while evaluation of selected model should always be on a test set.</text:p>
      <text:p text:style-name="P189">Code:</text:p>
      <text:p text:style-name="P190">train_data, validation_data = products.random_split(.8, seed=2)</text:p>
      <text:list text:style-name="LFO5" text:continue-numbering="true">
        <text:list-item>
          <text:p text:style-name="P191"><text:span text:style-name="T192">Convert SFrame to NumPy array -<text:s/></text:span><text:span text:style-name="T193">Two arrays are returned: one representing features and another representing class labels.</text:span></text:p>
        </text:list-item>
      </text:list>
      <text:p text:style-name="P194"><text:span text:style-name="T195">Note:</text:span><text:span text:style-name="T196"><text:s/>The feature matrix includes an additional column 'intercept' filled with 1's to take account of the intercept term.</text:span></text:p>
      <text:list text:style-name="LFO5" text:continue-numbering="true">
        <text:list-item>
          <text:p text:style-name="P197">Convert both the training and validation sets into NumPy arrays using above function.</text:p>
        </text:list-item>
        <text:list-item>
          <text:p text:style-name="P198"><text:span text:style-name="T199">To Predict Probability write a function-</text:span><text:s/><text:span text:style-name="T200">predict_probability</text:span><text:span text:style-name="T201"><text:s/>- Building on logistic regression with no L2 penalty assignment [define a function]</text:span></text:p>
        </text:list-item>
        <text:list-item>
          <text:p text:style-name="P202">Recall from lecture that the link function for logistic regression can be defined as:</text:p>
        </text:list-item>
      </text:list>
      <text:p text:style-name="P203">P(yi=+1|xi,w)=11+exp(−wTh(xi)),</text:p>
      <text:soft-page-break/>
      <text:p text:style-name="P204">where the feature vector h(xi) is given by the word counts of important_words in the review xi.<text:s/></text:p>
      <text:list text:style-name="LFO5" text:continue-numbering="true">
        <text:list-item>
          <text:p text:style-name="P205"><text:span text:style-name="T206">Adding L2 penalty -</text:span><text:span text:style-name="T207"><text:s/>Extending logistic regression with L2 regularization [ To Prevent Overfitting]</text:span></text:p>
          <text:list text:continue-numbering="true">
            <text:list-item>
              <text:p text:style-name="P208"><text:span text:style-name="T209">L2 regularization is particularly useful in preventing overfitting</text:span></text:p>
            </text:list-item>
            <text:list-item>
              <text:p text:style-name="P210"><text:span text:style-name="T211">that for logistic regression without an L2 penalty, the derivative of the log likelihood function is:<text:s/></text:span></text:p>
            </text:list-item>
          </text:list>
        </text:list-item>
        <text:list-item>
          <text:p text:style-name="P212"><text:span text:style-name="T213">∂</text:span><text:span text:style-name="T214">ℓ</text:span><text:span text:style-name="T215">∂</text:span><text:span text:style-name="T216">w</text:span><text:span text:style-name="T217">j</text:span><text:span text:style-name="T218">=</text:span><text:span text:style-name="T219">∑</text:span><text:span text:style-name="T220">i</text:span><text:span text:style-name="T221">=1</text:span><text:span text:style-name="T222">N</text:span><text:span text:style-name="T223">h</text:span><text:span text:style-name="T224">j</text:span><text:span text:style-name="T225">(</text:span><text:span text:style-name="T226">x</text:span><text:span text:style-name="T227">i</text:span><text:span text:style-name="T228">)(</text:span><text:span text:style-name="T229">1</text:span><text:span text:style-name="T230">[</text:span><text:span text:style-name="T231">y</text:span><text:span text:style-name="T232">i</text:span><text:span text:style-name="T233">=+1]−</text:span><text:span text:style-name="T234">P</text:span><text:span text:style-name="T235">(</text:span><text:span text:style-name="T236">y</text:span><text:span text:style-name="T237">i</text:span><text:span text:style-name="T238">=+1|</text:span><text:span text:style-name="T239">x</text:span><text:span text:style-name="T240">i</text:span><text:span text:style-name="T241">,</text:span><text:span text:style-name="T242">w</text:span><text:span text:style-name="T243">))</text:span></text:p>
          <text:list text:continue-numbering="true">
            <text:list-item>
              <text:p text:style-name="P244"><text:span text:style-name="T245">Adding L2 penalty to the derivative-</text:span><text:span text:style-name="T246"><text:s/>It takes only a small modification to add a L2 penalty. All terms indicated in<text:s/></text:span><text:span text:style-name="T247">red</text:span><text:span text:style-name="T248"><text:s/>refer to terms that were added due to an<text:s/></text:span><text:span text:style-name="T249">L2 penalty.</text:span></text:p>
            </text:list-item>
            <text:list-item>
              <text:p text:style-name="P250">Recall from the lecture that the link function is still the sigmoid:<text:s/></text:p>
            </text:list-item>
          </text:list>
        </text:list-item>
      </text:list>
      <text:p text:style-name="P251">P(yi=+1|xi,w)=11+exp(−wTh(xi)),</text:p>
      <text:list text:style-name="LFO5" text:continue-numbering="true">
        <text:list-item>
          <text:list>
            <text:list-item>
              <text:p text:style-name="P252">We add the L2 penalty term to the per-coefficient derivative of log likelihood:<text:s/></text:p>
            </text:list-item>
          </text:list>
        </text:list-item>
      </text:list>
      <text:p text:style-name="P253"><text:span text:style-name="T254">∂ℓ∂wj=∑i=1Nhj(xi)(1[yi=+1]−P(yi=+1|xi,w))−</text:span><text:span text:style-name="T255">2λwj</text:span></text:p>
      <text:list text:style-name="LFO5" text:continue-numbering="true">
        <text:list-item>
          <text:list>
            <text:list-item>
              <text:p text:style-name="P256">The per-coefficient derivative for logistic regression with an L2 penalty is as follows:<text:s/></text:p>
            </text:list-item>
          </text:list>
        </text:list-item>
      </text:list>
      <text:p text:style-name="P257"><text:span text:style-name="T258">∂ℓ∂wj=∑i=1Nhj(xi)(1[yi=+1]−P(yi=+1|xi,w))−</text:span><text:span text:style-name="T259">2λwj<text:s/></text:span><text:span text:style-name="T260">and for the intercept term, we have<text:s/></text:span></text:p>
      <text:p text:style-name="P261">∂ℓ∂w0=∑i=1Nh0(xi)(1[yi=+1]−P(yi=+1|xi,w))</text:p>
      <text:p text:style-name="P262"><text:span text:style-name="T263">Note</text:span><text:span text:style-name="T264">: As we did in the Regression course, we do not apply the L2 penalty on the intercept. A large intercept does not necessarily indicate overfitting because the intercept is not associated with any particular feature.</text:span></text:p>
      <text:list text:style-name="LFO5" text:continue-numbering="true">
        <text:list-item>
          <text:list>
            <text:list-item>
              <text:p text:style-name="P265"><text:span text:style-name="T266">Write a function-<text:s/></text:span><text:span text:style-name="T267">feature_derivative_with_L2</text:span><text:span text:style-name="T268"><text:s/>to compute<text:s/></text:span><text:span text:style-name="T269">2λwj<text:s/></text:span><text:span text:style-name="T270">that computes the derivative of log likelihood with respect to a single coefficient wj. Unlike its counterpart in the last assignment, the function accepts five arguments:</text:span></text:p>
              <text:list text:continue-numbering="true">
                <text:list-item>
                  <text:p text:style-name="P271">errors vector containing (1[yi=+1]−P(yi=+1|xi,w)) for all i</text:p>
                </text:list-item>
                <text:list-item>
                  <text:p text:style-name="P272">feature vector containing hj(xi) for all i</text:p>
                </text:list-item>
                <text:list-item>
                  <text:p text:style-name="P273">coefficient containing the current value of coefficient wj.</text:p>
                </text:list-item>
                <text:list-item>
                  <text:p text:style-name="P274">l2_penalty representing the L2 penalty constant λ</text:p>
                </text:list-item>
                <text:list-item>
                  <text:p text:style-name="P275">feature_is_constant telling whether the j-th feature is constant or not.</text:p>
                </text:list-item>
              </text:list>
            </text:list-item>
          </text:list>
        </text:list-item>
        <text:list-item>
          <text:p text:style-name="P276"><text:span text:style-name="T277">Compute Log Likely hood -Write a function<text:s/></text:span><text:span text:style-name="T278">- compute_log_likelihood_with_L2<text:s/></text:span><text:span text:style-name="T279">- To verify the correctness of the gradient ascent algorithm, we provide a function for computing log likelihood (which we recall from the last assignment was a topic detailed in an advanced optional video, and used here for its numerical stability).</text:span></text:p>
          <text:list text:continue-numbering="true">
            <text:list-item>
              <text:p text:style-name="P280"><text:span text:style-name="T281">ℓℓ</text:span><text:span text:style-name="T282">(</text:span><text:span text:style-name="T283">w</text:span><text:span text:style-name="T284">)=</text:span><text:span text:style-name="T285">∑</text:span><text:span text:style-name="T286">i</text:span><text:span text:style-name="T287">=</text:span><text:span text:style-name="T288">1</text:span><text:span text:style-name="T289">N</text:span><text:span text:style-name="T290">(</text:span><text:span text:style-name="T291">(</text:span><text:span text:style-name="T292">1</text:span><text:span text:style-name="T293">[</text:span><text:span text:style-name="T294">y</text:span><text:span text:style-name="T295">i</text:span><text:span text:style-name="T296">=+</text:span><text:span text:style-name="T297">1</text:span><text:span text:style-name="T298">]−</text:span><text:span text:style-name="T299">1</text:span><text:span text:style-name="T300">)</text:span><text:span text:style-name="T301">w</text:span><text:span text:style-name="T302">T</text:span><text:span text:style-name="T303">h</text:span><text:span text:style-name="T304">(</text:span><text:span text:style-name="T305">x</text:span><text:span text:style-name="T306">i</text:span><text:span text:style-name="T307">)−</text:span><text:span text:style-name="T308">ln</text:span><text:span text:style-name="T309">(</text:span><text:span text:style-name="T310">1</text:span><text:span text:style-name="T311">+</text:span><text:span text:style-name="T312">exp</text:span><text:span text:style-name="T313">(−</text:span><text:span text:style-name="T314">w</text:span><text:span text:style-name="T315">T</text:span><text:span text:style-name="T316">h</text:span><text:span text:style-name="T317">(</text:span><text:span text:style-name="T318">x</text:span><text:span text:style-name="T319">i</text:span><text:span text:style-name="T320">))</text:span><text:span text:style-name="T321">)</text:span><text:span text:style-name="T322">)</text:span><text:span text:style-name="T323">−</text:span><text:span text:style-name="T324">λ</text:span><text:span text:style-name="T325">∥</text:span><text:span text:style-name="T326">w</text:span><text:span text:style-name="T327">∥</text:span><text:span text:style-name="T328">22</text:span></text:p>
            </text:list-item>
          </text:list>
        </text:list-item>
        <text:list-item>
          <text:p text:style-name="P329"><text:span text:style-name="T330">Write<text:s/></text:span><text:span text:style-name="T331">Logistic Regression Function,</text:span><text:span text:style-name="T332"><text:s/>logistic_regression_with_L2</text:span><text:span text:style-name="T333">: Pseudo Code as below:</text:span></text:p>
          <text:list text:continue-numbering="true">
            <text:list-item>
              <text:p text:style-name="P334"><text:span text:style-name="T335">Get the Initial Coefficients</text:span></text:p>
            </text:list-item>
            <text:list-item>
              <text:p text:style-name="P336"><text:span text:style-name="T337">For itr in Max_iter</text:span></text:p>
              <text:list text:continue-numbering="true">
                <text:list-item>
                  <text:p text:style-name="P338"><text:span text:style-name="T339">Predict Probability using<text:s/></text:span><text:span text:style-name="T340">predict_probability</text:span></text:p>
                </text:list-item>
                <text:list-item>
                  <text:p text:style-name="P341">Compute indicator value for (y_i = +1)</text:p>
                </text:list-item>
                <text:list-item>
                  <text:p text:style-name="P342">Compute the errors as indicator – predictions</text:p>
                </text:list-item>
                <text:list-item>
                  <text:p text:style-name="P343">For Loop # loop over each coefficient</text:p>
                  <text:list text:continue-numbering="true">
                    <text:list-item>
                      <text:p text:style-name="P344">is_intercept = (j == 0)</text:p>
                    </text:list-item>
                    <text:list-item>
                      <text:p text:style-name="P345"><text:span text:style-name="T346">Compute the derivative for coefficients[j], using<text:s/></text:span><text:span text:style-name="T347">feature_derivative_with_L2</text:span><text:span text:style-name="T348"><text:s/>[with errors computed above as one of the inputs]</text:span></text:p>
                    </text:list-item>
                  </text:list>
                </text:list-item>
              </text:list>
            </text:list-item>
          </text:list>
        </text:list-item>
      </text:list>
      <text:p text:style-name="P349">derivative = feature_derivative_with_L2(errors, feature_matrix[:,j], coefficients[j], l2_penalty, is_intercept)</text:p>
      <text:list text:style-name="LFO5" text:continue-numbering="true">
        <text:list-item>
          <text:list>
            <text:list-item>
              <text:list>
                <text:list-item>
                  <text:list>
                    <text:list-item>
                      <text:p text:style-name="P350">Add the step size times the derivative to the current coefficient<text:s/></text:p>
                    </text:list-item>
                  </text:list>
                </text:list-item>
              </text:list>
            </text:list-item>
          </text:list>
        </text:list-item>
      </text:list>
      <text:p text:style-name="P351">coefficients[j] += step_size * derivative</text:p>
      <text:list text:style-name="LFO5" text:continue-numbering="true">
        <text:list-item>
          <text:list>
            <text:list-item>
              <text:list>
                <text:list-item>
                  <text:list>
                    <text:list-item>
                      <text:p text:style-name="P352"><text:span text:style-name="T353">Checking whether log likelihood is increasing using<text:s/></text:span><text:span text:style-name="T354">compute_log_likelihood_with_L2</text:span></text:p>
                    </text:list-item>
                  </text:list>
                </text:list-item>
              </text:list>
            </text:list-item>
          </text:list>
        </text:list-item>
      </text:list>
      <text:p text:style-name="P355">lp = compute_log_likelihood_with_L2(feature_matrix, sentiment, coefficients, l2_penalty)</text:p>
      <text:p text:style-name="P356"><text:span text:style-name="T357">Now that we have written up all the pieces needed for regularized logistic regression, let's explore the benefits of using<text:s/></text:span><text:span text:style-name="T358">L2 regularization</text:span><text:span text:style-name="T359"><text:s/>in analyzing sentiment for product reviews.<text:s/></text:span><text:span text:style-name="T360">As iterations pass, the log likelihood should increase</text:span><text:span text:style-name="T361">.</text:span></text:p>
      <text:p text:style-name="P362">As below, we train models with increasing amounts of regularization, starting with no L2 penalty, which is equivalent to our previous logistic regression implementation.</text:p>
      <text:p text:style-name="P363"># run with L2 = 0,4,10,1e2,1e3,1e5</text:p>
      <text:p text:style-name="P364">coefficients_0_penalty = logistic_regression_with_L2(feature_matrix_train, sentiment_train,</text:p>
      <text:p text:style-name="P365"><text:s text:c="53"/>initial_coefficients=np.zeros(194),</text:p>
      <text:p text:style-name="P366"><text:s text:c="53"/>step_size=5e-6, l2_penalty=0, max_iter=501)</text:p>
      <text:p text:style-name="P367">Findings:</text:p>
      <text:p text:style-name="P368">Compare Coefficients:</text:p>
      <text:p text:style-name="P369">Helper Function to create a table to Compare Coefficients:</text:p>
      <text:p text:style-name="P370">table = graphlab.SFrame({'word': ['(intercept)'] + important_words})</text:p>
      <text:p text:style-name="P371">def add_coefficients_to_table(coefficients, column_name):</text:p>
      <text:p text:style-name="P372"><text:s text:c="2"/><text:tab/>table[column_name] = coefficients</text:p>
      <text:p text:style-name="P373">return table</text:p>
      <text:p text:style-name="P374"><text:span text:style-name="T375">run the function<text:s/></text:span><text:span text:style-name="T376">add_coefficients_to_table</text:span><text:span text:style-name="T377"><text:s/>for each of the L2 penalty strengths.</text:span></text:p>
      <text:p text:style-name="P378">add_coefficients_to_table(coefficients_0_penalty, 'coefficients [L2=0]')</text:p>
      <text:p text:style-name="P379"><text:span text:style-name="T380">Plot the coefficient path<text:s/></text:span><text:span text:style-name="T381">for words<text:s/></text:span><text:span text:style-name="T382">not</text:span><text:span text:style-name="T383"><text:s/>listed in either<text:s/></text:span><text:span text:style-name="T384">positive_words</text:span><text:span text:style-name="T385"><text:s/>or<text:s/></text:span><text:span text:style-name="T386">negative_words</text:span><text:span text:style-name="T387">?</text:span></text:p>
      <text:h text:style-name="P388" text:outline-level="2"><text:bookmark-start text:name="_Toc5372695"/><text:bookmark-start text:name="_Toc6421004"/><text:bookmark-start text:name="_Toc6501176"/>ASSIGNMENT 9:<text:bookmark-end text:name="_Toc5372695"/><text:bookmark-end text:name="_Toc6421004"/><text:bookmark-end text:name="_Toc6501176"/></text:h>
      <text:h text:style-name="P389" text:outline-level="1"><text:bookmark-start text:name="_Toc5372696"/><text:bookmark-start text:name="_Toc6421005"/><text:bookmark-start text:name="_Toc6501177"/><text:span text:style-name="T390">Exploring precision and recall</text:span><text:bookmark-end text:name="_Toc5372696"/><text:bookmark-end text:name="_Toc6421005"/><text:bookmark-end text:name="_Toc6501177"/></text:h>
      <text:p text:style-name="P391">The goal of this assignment is to understand precision-recall in the context of classifiers.</text:p>
      <text:list text:style-name="LFO6" text:continue-numbering="true">
        <text:list-item>
          <text:p text:style-name="P392">Use Amazon review data in its entirety.</text:p>
        </text:list-item>
        <text:list-item>
          <text:p text:style-name="P393">Train a logistic regression model.</text:p>
        </text:list-item>
        <text:list-item>
          <text:p text:style-name="P394">Explore various evaluation metrics: accuracy, confusion matrix, precision, recall.</text:p>
        </text:list-item>
        <text:list-item>
          <text:p text:style-name="P395">Explore how various metrics can be combined to produce a cost of making an error.</text:p>
        </text:list-item>
        <text:list-item>
          <text:p text:style-name="P396">Explore precision and recall curves.</text:p>
        </text:list-item>
      </text:list>
      <text:p text:style-name="P397">Pseudo Code / Write-up:</text:p>
      <text:list text:style-name="LFO7" text:continue-numbering="true">
        <text:list-item>
          <text:p text:style-name="P398">Load Amazon data set</text:p>
        </text:list-item>
        <text:list-item>
          <text:p text:style-name="P399">Extract word counts and sentiments¶</text:p>
          <text:list text:continue-numbering="true">
            <text:list-item>
              <text:p text:style-name="P400">Remove punctuation.</text:p>
            </text:list-item>
            <text:list-item>
              <text:p text:style-name="P401">Remove reviews with "neutral" sentiment (rating 3).</text:p>
            </text:list-item>
            <text:list-item>
              <text:p text:style-name="P402">Set reviews with rating 4 or more to be positive and those with 2 or less to be negative.</text:p>
            </text:list-item>
          </text:list>
        </text:list-item>
        <text:list-item>
          <text:p text:style-name="P403">Train -Test Split</text:p>
        </text:list-item>
        <text:list-item>
          <text:p text:style-name="P404">Train a logistic regression classifier</text:p>
        </text:list-item>
      </text:list>
      <text:p text:style-name="P405">model = graphlab.logistic_classifier.create(train_data, target='sentiment',</text:p>
      <text:p text:style-name="P406"><text:s text:c="42"/>features=['word_count'],</text:p>
      <text:p text:style-name="P407"><text:s text:c="44"/>validation_set=None)</text:p>
      <text:list text:style-name="LFO7" text:continue-numbering="true">
        <text:list-item>
          <text:p text:style-name="P408">Evaluate the model</text:p>
          <text:list text:continue-numbering="true">
            <text:list-item>
              <text:p text:style-name="P409">Measure Accuracy</text:p>
            </text:list-item>
          </text:list>
        </text:list-item>
      </text:list>
      <text:p text:style-name="P410"><text:span text:style-name="T411">accuracy=# correctly classified data points/# total data points</text:span></text:p>
      <text:p text:style-name="P412">Code:<text:s/></text:p>
      <text:p text:style-name="P413">accuracy= model.evaluate(test_data, metric='accuracy')['accuracy']</text:p>
      <text:list text:style-name="LFO7" text:continue-numbering="true">
        <text:list-item>
          <text:p text:style-name="P414">Baseline: Majority class prediction<text:tab/><text:s/></text:p>
        </text:list-item>
      </text:list>
      <text:p text:style-name="P415">We used the majority class classifier as a baseline (i.e. reference) model for a point of comparison with a more sophisticated classifier. The majority classifier model predicts the majority class for all data points.<text:s/></text:p>
      <text:p text:style-name="P416">Typically, a good model should beat the majority class classifier. Since the majority class in this dataset is the positive class (i.e., there are more positive than negative reviews), the accuracy of the majority class classifier can be computed as follows:</text:p>
      <text:p text:style-name="P417"/>
      <text:p text:style-name="P418">baseline = len(test_data[test_data['sentiment'] == 1])/len(test_data)</text:p>
      <text:p text:style-name="P419">print "Baseline accuracy (majority class classifier): %s" % baseline</text:p>
      <text:p text:style-name="P420"/>
      <text:p text:style-name="P421">Findings:</text:p>
      <text:p text:style-name="ListParagraph"><text:span text:style-name="T422">our<text:s/></text:span><text:span text:style-name="T423">logistic regression model</text:span><text:span text:style-name="T424"><text:s/>better than the baseline (majority class classifier)</text:span></text:p>
      <text:list text:style-name="LFO7" text:continue-numbering="true">
        <text:list-item>
          <text:p text:style-name="P425">Evaluate using Confusion Matrix metric</text:p>
          <text:list text:continue-numbering="true">
            <text:list-item>
              <text:p text:style-name="P426">The accuracy, while convenient, does not tell the whole story. For a fuller picture, we turn to the confusion matrix. In the case of binary classification, the confusion matrix<text:s/><text:soft-page-break/>is a 2-by-2 matrix laying out correct and incorrect predictions made in each label as follows:</text:p>
            </text:list-item>
          </text:list>
        </text:list-item>
      </text:list>
      <text:p text:style-name="P427">Code:<text:s/></text:p>
      <text:p text:style-name="P428">confusion_matrix = model.evaluate(test_data,metric='confusion_matrix')['confusion_matrix']</text:p>
      <text:list text:style-name="LFO7" text:continue-numbering="true">
        <text:list-item>
          <text:p text:style-name="P429">Compute False Positives - Calculated as follows:</text:p>
        </text:list-item>
      </text:list>
      <text:p text:style-name="P430">false_positive = confusion_matrix['count'][(confusion_matrix['target_label'] == -1) &amp; (confusion_matrix['predicted_label'] == +1)]</text:p>
      <text:list text:style-name="LFO7" text:continue-numbering="true">
        <text:list-item>
          <text:p text:style-name="P431">Compute the cost of mistakes.</text:p>
          <text:list text:continue-numbering="true">
            <text:list-item>
              <text:p text:style-name="P432"><text:span text:style-name="T433">You want to monitor your product's reviews in order to respond to complaints. Even a few negative reviews may generate a lot of bad publicity about the product. So you don't want to miss any reviews with negative sentiments --- you'd rather put up with false alarms about potentially negative reviews instead of missing negative reviews entirely. In other words,<text:s/></text:span><text:span text:style-name="T434">false positives cost more than false negatives</text:span><text:span text:style-name="T435">. (It may be the other way around for other scenarios, but let's stick with the manufacturer's scenario for now.)</text:span></text:p>
            </text:list-item>
            <text:list-item>
              <text:p text:style-name="P436">Suppose you know the costs involved in each kind of mistake:<text:s/></text:p>
              <text:list text:continue-numbering="true">
                <text:list-item>
                  <text:p text:style-name="P437">$100 for each false positive.</text:p>
                </text:list-item>
                <text:list-item>
                  <text:p text:style-name="P438">$1 for each false negative.</text:p>
                </text:list-item>
                <text:list-item>
                  <text:p text:style-name="P439">Correctly classified reviews incur no cost.</text:p>
                </text:list-item>
              </text:list>
            </text:list-item>
          </text:list>
        </text:list-item>
      </text:list>
      <text:p text:style-name="P440">false_positive_test = confusion_matrix[(confusion_matrix['target_label'] == -1) &amp; (confusion_matrix['predicted_label'] == +1)]['count'][0]</text:p>
      <text:p text:style-name="P441">false_negative_test = confusion_matrix[(confusion_matrix['target_label'] == +1) &amp; (confusion_matrix['predicted_label'] == -1)]['count'][0]</text:p>
      <text:p text:style-name="P442"/>
      <text:p text:style-name="P443">print "False Positives: ", false_positive_test</text:p>
      <text:p text:style-name="P444">print "False Negatives: ", false_negative_test</text:p>
      <text:p text:style-name="P445">cost_test = (100 * false_positive_test) + (1 * false_negative_test)</text:p>
      <text:p text:style-name="P446"/>
      <text:list text:style-name="LFO7" text:continue-numbering="true">
        <text:list-item>
          <text:p text:style-name="P447">Precision and Recall - Precision</text:p>
        </text:list-item>
      </text:list>
      <text:p text:style-name="P448">You may not have exact dollar amounts for each kind of mistake. Instead, you may simply prefer to reduce the percentage of false positives to be less than, say, 3.5% of all positive predictions. This is where precision comes in:</text:p>
      <text:p text:style-name="P449">[precision]=[# positive data points with positive predicitions]/[# all data points with positive predictions]</text:p>
      <text:p text:style-name="P450">=</text:p>
      <text:p text:style-name="P451">[# true positives]/[# true positives]+[# false positives]</text:p>
      <text:p text:style-name="P452">Code:</text:p>
      <text:p text:style-name="P453">precision = model.evaluate(test_data, metric='precision')['precision']</text:p>
      <text:p text:style-name="P454"/>
      <text:soft-page-break/>
      <text:list text:style-name="LFO7" text:continue-numbering="true">
        <text:list-item>
          <text:p text:style-name="P455">Calculate False Positives Fraction as below:</text:p>
        </text:list-item>
      </text:list>
      <text:p text:style-name="P456">total_reviews=confusion_matrix['count'].sum()</text:p>
      <text:p text:style-name="P457">false_positives_frac=false_positive_test/float(total_reviews)</text:p>
      <text:p text:style-name="P458">print "Answer-False Positives Fraction: ", false_positives_frac</text:p>
      <text:p text:style-name="P459"/>
      <text:list text:style-name="LFO7" text:continue-numbering="true">
        <text:list-item>
          <text:p text:style-name="P460">Precision and Recall - Recall</text:p>
        </text:list-item>
      </text:list>
      <text:p text:style-name="P461">A complementary metric is recall, which measures the ratio between the number of true positives and that of (ground-truth) positive reviews:</text:p>
      <text:p text:style-name="P462">[recall]=[# positive data points with positive predicitions][# all positive data points]=[# true positives][# true positives]+[# false negatives]</text:p>
      <text:p text:style-name="P463">Code:<text:s/></text:p>
      <text:p text:style-name="P464">recall = model.evaluate(test_data, metric='recall')['recall']</text:p>
      <text:p text:style-name="P465"/>
      <text:p text:style-name="P466">• Calculate Fraction of the positive reviews correctly predicted as positive by the classifier as below:</text:p>
      <text:p text:style-name="P467">true_positive_test = confusion_matrix[(confusion_matrix['target_label'] == +1) &amp; (confusion_matrix['predicted_label'] == +1)]['count'][0]</text:p>
      <text:p text:style-name="P468">true_positive_test_frac=true_positive_test/float(total_reviews)</text:p>
      <text:p text:style-name="P469"/>
      <text:p text:style-name="P470">print "Answer-fraction of the positive reviews in the test_set were correctly predicted as positive: ", true_positive_test_frac</text:p>
      <text:p text:style-name="P471"/>
      <text:list text:style-name="LFO6" text:continue-numbering="true">
        <text:list-item>
          <text:p text:style-name="P472">Precision – Recall TradeOff</text:p>
        </text:list-item>
      </text:list>
      <text:p text:style-name="P473">We first examine what happens when we use a different threshold value for making class predictions. We then explore a range of threshold values and plot the associated precision-recall curve.</text:p>
      <text:p text:style-name="P474"/>
      <text:list text:style-name="LFO6" text:continue-numbering="true">
        <text:list-item>
          <text:p text:style-name="P475">Vary the Threshold</text:p>
        </text:list-item>
      </text:list>
      <text:p text:style-name="P476">False positives are costly in our example, so we may want to be more conservative about making positive predictions. To achieve this, instead of thresholding class probabilities at 0.5, we can choose a higher threshold.<text:s/></text:p>
      <text:list text:style-name="LFO7" text:continue-numbering="true">
        <text:list-item>
          <text:list>
            <text:list-item>
              <text:list>
                <text:list-item>
                  <text:p text:style-name="P477">Write a function called apply_threshold that accepts two things</text:p>
                </text:list-item>
              </text:list>
            </text:list-item>
          </text:list>
        </text:list-item>
      </text:list>
      <text:p text:style-name="P478">probabilities (an SArray of probability values)</text:p>
      <text:p text:style-name="P479">threshold (a float between 0 and 1).</text:p>
      <text:p text:style-name="P480"><text:span text:style-name="T481">The function should return an SArray, where each element is set to +1 or -1 depending whether the corresponding probability exceeds<text:s/></text:span><text:span text:style-name="T482">threshold</text:span><text:span text:style-name="T483">.</text:span></text:p>
      <text:list text:style-name="LFO7" text:continue-numbering="true">
        <text:list-item>
          <text:list>
            <text:list-item>
              <text:list>
                <text:list-item>
                  <text:p text:style-name="P484"><text:span text:style-name="T485">Run prediction with<text:s/></text:span><text:span text:style-name="T486">output_type='probability'</text:span><text:span text:style-name="T487"><text:s/>to get the list of probability values. Then use thresholds set at 0.5 (default) and 0.9 to make predictions from these probability values.</text:span></text:p>
                </text:list-item>
              </text:list>
            </text:list-item>
          </text:list>
        </text:list-item>
      </text:list>
      <text:p text:style-name="P488"/>
      <text:p text:style-name="P489">Code:</text:p>
      <text:p text:style-name="P490">probabilities = model.predict(test_data, output_type='probability')</text:p>
      <text:p text:style-name="P491">predictions_with_default_threshold = apply_threshold(probabilities, 0.5)</text:p>
      <text:p text:style-name="P492">predictions_with_high_threshold = apply_threshold(probabilities, 0.9)</text:p>
      <text:p text:style-name="P493">Findings:</text:p>
      <text:p text:style-name="P494">The number of positive predicted reviews decreases as the threshold increased from 0.5 to 0.9</text:p>
      <text:list text:style-name="LFO6" text:continue-numbering="true">
        <text:list-item>
          <text:p text:style-name="P495">Exploring the associated precision and recall as the threshold varies</text:p>
          <text:list text:continue-numbering="true">
            <text:list-item>
              <text:p text:style-name="P496"><text:span text:style-name="T497">By changing the probability threshold, it is possible to influence precision and recall. We can explore this as follows:</text:span></text:p>
            </text:list-item>
          </text:list>
        </text:list-item>
      </text:list>
      <text:p text:style-name="P498">Code:</text:p>
      <text:p text:style-name="P499"># Threshold = 0.5</text:p>
      <text:p text:style-name="P500">precision_with_default_threshold = graphlab.evaluation.precision(test_data['sentiment'],</text:p>
      <text:p text:style-name="P501"><text:s text:c="40"/>predictions_with_default_threshold)</text:p>
      <text:p text:style-name="P502"/>
      <text:p text:style-name="P503">recall_with_default_threshold = graphlab.evaluation.recall(test_data['sentiment'],</text:p>
      <text:p text:style-name="P504"><text:s text:c="40"/>predictions_with_default_threshold)</text:p>
      <text:p text:style-name="P505"/>
      <text:p text:style-name="P506"># Threshold = 0.9</text:p>
      <text:p text:style-name="P507">precision_with_high_threshold = graphlab.evaluation.precision(test_data['sentiment'],</text:p>
      <text:p text:style-name="P508"><text:s text:c="40"/>predictions_with_high_threshold)</text:p>
      <text:p text:style-name="P509">recall_with_high_threshold = graphlab.evaluation.recall(test_data['sentiment'],</text:p>
      <text:p text:style-name="P510"><text:s text:c="40"/>predictions_with_high_threshold)</text:p>
      <text:p text:style-name="P511"/>
      <text:p text:style-name="P512">Findings:</text:p>
      <text:p text:style-name="P513">Default Threshold</text:p>
      <text:p text:style-name="P514">Precision (threshold = 0.5): 0.948706099815 Recall (threshold = 0.5) : 0.949955508098</text:p>
      <text:p text:style-name="P515"/>
      <text:p text:style-name="P516">High Threshold</text:p>
      <text:p text:style-name="P517">Precision (threshold = 0.9): 0.969527896996 Recall (threshold = 0.9) : 0.884463427656</text:p>
      <text:p text:style-name="P518"/>
      <text:list text:style-name="LFO7" text:continue-numbering="true">
        <text:list-item>
          <text:list>
            <text:list-item>
              <text:list>
                <text:list-item>
                  <text:p text:style-name="P519"><text:span text:style-name="T520">the<text:s/></text:span><text:span text:style-name="T521">precision</text:span><text:span text:style-name="T522"><text:s/>increase with a higher threshold</text:span></text:p>
                </text:list-item>
                <text:list-item>
                  <text:p text:style-name="P523"><text:span text:style-name="T524">the<text:s/></text:span><text:span text:style-name="T525">recall decreases</text:span><text:span text:style-name="T526"><text:s/>with a higher threshold</text:span></text:p>
                </text:list-item>
              </text:list>
            </text:list-item>
          </text:list>
        </text:list-item>
      </text:list>
      <text:list text:style-name="LFO6" text:continue-numbering="true">
        <text:list-item>
          <text:p text:style-name="P527">Precision-recall curve<text:s/></text:p>
          <text:list text:continue-numbering="true">
            <text:list-item>
              <text:p text:style-name="P528"><text:span text:style-name="T529">we will explore various different values of tresholds, compute the precision and recall scores, and then plot the precision-recall curve.</text:span></text:p>
            </text:list-item>
            <text:list-item>
              <text:p text:style-name="P530"><text:span text:style-name="T531">Among all the threshold values tried, identified the<text:s/></text:span><text:span text:style-name="T532">smallest</text:span><text:span text:style-name="T533"><text:s/>threshold value that achieves a precision of 96.5% or better</text:span></text:p>
            </text:list-item>
            <text:list-item>
              <text:p text:style-name="P534"><text:span text:style-name="T535">Using<text:s/></text:span><text:span text:style-name="T536">threshold</text:span><text:span text:style-name="T537"><text:s/>= 0.98, identified how many<text:s/></text:span><text:span text:style-name="T538">false negatives</text:span><text:span text:style-name="T539"><text:s/>do we get on the<text:s/></text:span><text:span text:style-name="T540">test_data</text:span></text:p>
            </text:list-item>
          </text:list>
        </text:list-item>
      </text:list>
      <text:p text:style-name="P541"><text:span text:style-name="T542">Code:</text:span></text:p>
      <text:p text:style-name="P543">threshold = 0.98</text:p>
      <text:p text:style-name="P544">predictions = apply_threshold(probabilities, threshold)</text:p>
      <text:p text:style-name="P545">confusion_matrix = graphlab.evaluation.confusion_matrix(test_data['sentiment'], predictions)</text:p>
      <text:p text:style-name="P546">confusion_matrix</text:p>
      <text:list text:style-name="LFO7" text:continue-numbering="true">
        <text:list-item>
          <text:p text:style-name="P547">Evaluate specific search Terms</text:p>
        </text:list-item>
      </text:list>
      <text:p text:style-name="P548"><text:span text:style-name="T549">So far, we looked at the number of false positives for the<text:s/></text:span><text:span text:style-name="T550">entire test set</text:span><text:span text:style-name="T551">. In this section, let's select reviews using a specific search term and optimize the precision on these reviews only. After all, a manufacturer would be interested in tuning the false positive rate just for their products (the reviews they want to read) rather than that of the entire set of products on Amazon.</text:span></text:p>
      <text:list text:style-name="LFO7" text:continue-numbering="true">
        <text:list-item>
          <text:list>
            <text:list-item>
              <text:p text:style-name="P552">Precision-Recall on all baby related items</text:p>
            </text:list-item>
          </text:list>
        </text:list-item>
      </text:list>
      <text:p text:style-name="P553">Code:</text:p>
      <text:p text:style-name="P554">baby_reviews = <text:s/>test_data[test_data['name'].apply(lambda x: 'baby' in x.lower())]</text:p>
      <text:p text:style-name="P555">probabilities = model.predict(baby_reviews, output_type='probability')</text:p>
      <text:p text:style-name="P556"/>
      <text:p text:style-name="P557">Findings:</text:p>
      <text:list text:style-name="LFO7" text:continue-numbering="true">
        <text:list-item>
          <text:list>
            <text:list-item>
              <text:p text:style-name="P558"><text:span text:style-name="T559">Of all the threshold values tried, what is the<text:s/></text:span><text:span text:style-name="T560">smallest</text:span><text:span text:style-name="T561"><text:s/>threshold value that achieves a precision of 96.5% or better for the reviews of data in<text:s/></text:span><text:span text:style-name="T562">baby_reviews -</text:span><text:span text:style-name="T563"><text:s/>0.86363636363636365</text:span></text:p>
            </text:list-item>
            <text:list-item>
              <text:p text:style-name="P564"><text:span text:style-name="T565">The threshold value larger than the threshold used for the entire dataset to achieve the same specified precision of 96.5%</text:span></text:p>
            </text:list-item>
          </text:list>
        </text:list-item>
      </text:list>
      <text:p text:style-name="Normal"/>
      <text:h text:style-name="P566" text:outline-level="2"><text:bookmark-start text:name="_Toc5372700"/><text:bookmark-start text:name="_Toc6421006"/><text:bookmark-start text:name="_Toc6501178"/>ASSIGNMENT10:<text:bookmark-end text:name="_Toc5372700"/><text:bookmark-end text:name="_Toc6421006"/><text:bookmark-end text:name="_Toc6501178"/></text:h>
      <text:p text:style-name="P567">Training Logistic Regression via Stochastic Gradient Ascent</text:p>
      <text:p text:style-name="P568">The goal of this assignment is to implement a logistic regression classifier using stochastic gradient ascent. You will:</text:p>
      <text:list text:style-name="LFO8" text:continue-numbering="true">
        <text:list-item>
          <text:p text:style-name="P569">Extract features from Amazon product reviews.</text:p>
        </text:list-item>
        <text:list-item>
          <text:p text:style-name="P570">Convert an SFrame into a NumPy array.</text:p>
        </text:list-item>
        <text:list-item>
          <text:p text:style-name="P571">Write a function to compute the derivative of log likelihood function (with L2 penalty) with respect to a single coefficient.</text:p>
        </text:list-item>
        <text:list-item>
          <text:p text:style-name="P572">Implement stochastic gradient ascent with L2 penalty</text:p>
        </text:list-item>
        <text:list-item>
          <text:p text:style-name="P573">Compare convergence of stochastic gradient ascent with that of batch gradient ascent</text:p>
        </text:list-item>
      </text:list>
      <text:p text:style-name="P574"/>
      <text:p text:style-name="P575">Pseudo-Code / Write-up:</text:p>
      <text:list text:style-name="LFO7" text:continue-numbering="true">
        <text:list-item>
          <text:p text:style-name="P576">Load Data from Amazon product reviews</text:p>
        </text:list-item>
        <text:list-item>
          <text:p text:style-name="P577">Process reviews data set<text:s/><text:tab/></text:p>
          <text:list text:continue-numbering="true">
            <text:list-item>
              <text:p text:style-name="P578"><text:span text:style-name="T579">Remove punctuation using<text:s/></text:span><text:a xlink:href="https://docs.python.org/2/library/string.html" office:target-frame-name="_top" xlink:show="replace"><text:span text:style-name="T580">Python's built-in</text:span></text:a><text:span text:style-name="T581"><text:s/>string manipulation functionality.</text:span></text:p>
            </text:list-item>
            <text:list-item>
              <text:p text:style-name="P582"><text:span text:style-name="T583">Compute word counts (only for the important_words)</text:span></text:p>
            </text:list-item>
          </text:list>
        </text:list-item>
        <text:list-item>
          <text:p text:style-name="P584">Split data into training and validation sets</text:p>
        </text:list-item>
        <text:list-item>
          <text:p text:style-name="P585">Convert SFrame to NumPy array<text:s/></text:p>
        </text:list-item>
      </text:list>
      <text:list text:style-name="LFO8" text:continue-numbering="true">
        <text:list-item>
          <text:p text:style-name="P586">Like previous assignments, Two arrays are returned: one representing features and another representing class labels.</text:p>
        </text:list-item>
        <text:list-item>
          <text:p text:style-name="P587"><text:span text:style-name="T588">we convert both the training and validation sets into NumPy arrays.</text:span></text:p>
        </text:list-item>
      </text:list>
      <text:list text:style-name="LFO7" text:continue-numbering="true">
        <text:list-item>
          <text:p text:style-name="P589">Building on logistic regression</text:p>
          <text:list text:continue-numbering="true">
            <text:list-item>
              <text:p text:style-name="P590">Let us now build on Module 3 assignment. Recall from lecture that the link function for logistic regression can be defined as:</text:p>
            </text:list-item>
          </text:list>
        </text:list-item>
        <text:list-item>
          <text:p text:style-name="P591"><text:span text:style-name="T592">P(y</text:span><text:span text:style-name="T593">i</text:span><text:span text:style-name="T594">=+1|x</text:span><text:span text:style-name="T595">i</text:span><text:span text:style-name="T596">,w)=11+exp(−w</text:span><text:span text:style-name="T597">T</text:span><text:span text:style-name="T598">h(x</text:span><text:span text:style-name="T599">i</text:span><text:span text:style-name="T600">)),</text:span></text:p>
          <text:list text:continue-numbering="true">
            <text:list-item>
              <text:p text:style-name="P601"><text:span text:style-name="T602">where the feature vector<text:s/></text:span><text:span text:style-name="T603">h(x</text:span><text:span text:style-name="T604">i</text:span><text:span text:style-name="T605">)</text:span><text:span text:style-name="T606"><text:s/>is given by the word counts of<text:s/></text:span><text:span text:style-name="T607">important_words</text:span><text:span text:style-name="T608"><text:s/>in the review<text:s/></text:span><text:span text:style-name="T609">x</text:span><text:span text:style-name="T610">i</text:span><text:span text:style-name="T611">.<text:s/></text:span></text:p>
            </text:list-item>
            <text:list-item>
              <text:p text:style-name="P612"><text:span text:style-name="T613">Write a function, predict_probability that</text:span><text:s/><text:span text:style-name="T614">produces probablistic estimate for P(y_i = +1 | x_i, w).estimate ranges between 0 and 1.</text:span></text:p>
            </text:list-item>
          </text:list>
        </text:list-item>
      </text:list>
      <text:p text:style-name="P615"><text:span text:style-name="T616">predict_probability(</text:span><text:span text:style-name="T617">feature_matrix, coefficients):</text:span></text:p>
      <text:list text:style-name="LFO7" text:continue-numbering="true">
        <text:list-item>
          <text:p text:style-name="P618">Derivative of log likelihood with respect to a single coefficient</text:p>
          <text:list text:continue-numbering="true">
            <text:list-item>
              <text:p text:style-name="P619">Let us now work on making minor changes to how the derivative computation is performed for logistic regression.</text:p>
            </text:list-item>
            <text:list-item>
              <text:p text:style-name="P620">the derivative of log likelihood with respect to a single coefficient is as follows:</text:p>
            </text:list-item>
          </text:list>
        </text:list-item>
      </text:list>
      <text:p text:style-name="P621">∂ℓ∂wj=∑i=1Nhj(xi)(1[yi=+1]−P(yi=+1|xi,w))</text:p>
      <text:list text:style-name="LFO7" text:continue-numbering="true">
        <text:list-item>
          <text:list>
            <text:list-item>
              <text:p text:style-name="P622">In Module 3 assignment, we wrote a function to compute the derivative of log likelihood with respect to a single coefficient wj. The function accepts the following two parameters:</text:p>
            </text:list-item>
          </text:list>
        </text:list-item>
      </text:list>
      <text:p text:style-name="P623">errors vector containing (1[yi=+1]−P(yi=+1|xi,w)) for all i</text:p>
      <text:p text:style-name="P624">feature vector containing hj(xi) for all i</text:p>
      <text:p text:style-name="P625"><text:span text:style-name="T626">Code:</text:span><text:span text:style-name="T627"><text:s/></text:span><text:span text:style-name="T628">feature_derivative(</text:span><text:span text:style-name="T629">errors, feature)</text:span></text:p>
      <text:list text:style-name="LFO7" text:continue-numbering="true">
        <text:list-item>
          <text:list>
            <text:list-item>
              <text:p text:style-name="P630"><text:span text:style-name="T631">To verify the correctness of the gradient computation, we provide a function for computing average log likelihood</text:span></text:p>
            </text:list-item>
            <text:list-item>
              <text:p text:style-name="P632">To track the performance of stochastic gradient ascent, we provide a function for computing average log likelihood.<text:s/></text:p>
            </text:list-item>
          </text:list>
        </text:list-item>
      </text:list>
      <text:soft-page-break/>
      <text:p text:style-name="P633">ℓℓA(w)=1N∑i=1N((1[yi=+1]−1)wTh(xi)−ln(1+exp(−wTh(xi))))</text:p>
      <text:list text:style-name="LFO7" text:continue-numbering="true">
        <text:list-item>
          <text:list>
            <text:list-item>
              <text:p text:style-name="P634">Note that we made one tiny modification to the log likelihood function (called compute_log_likelihood) in our earlier assignments. We added a 1/N term which averages the log likelihood accross all data points. The 1/N term makes it easier for us to compare stochastic gradient ascent with batch gradient ascent</text:p>
            </text:list-item>
          </text:list>
        </text:list-item>
      </text:list>
      <text:p text:style-name="P635"><text:span text:style-name="T636">Code:</text:span><text:span text:style-name="T637"><text:s/>compute_avg_log_likelihood(feature_matrix, sentiment, coefficients):</text:span></text:p>
      <text:list text:style-name="LFO7" text:continue-numbering="true">
        <text:list-item>
          <text:p text:style-name="P638"><text:span text:style-name="T639">Modifying the derivative for stochastic gradient ascent</text:span><text:a xlink:href="http://localhost:8889/notebooks/Course3/module-10-online-learning-assignment-blank.ipynb#Modifying-the-derivative-for-stochastic-gradient-ascent" office:target-frame-name="_top" xlink:show="replace"><text:span text:style-name="T640">¶</text:span></text:a></text:p>
        </text:list-item>
      </text:list>
      <text:p text:style-name="P641">Recall from the lecture that the gradient for a single data point xi can be computed using the following formula:</text:p>
      <text:p text:style-name="P642">∂ℓi(w)∂wj=hj(xi)(1[yi=+1]−P(yi=+1|xi,w))</text:p>
      <text:p text:style-name="P643"><text:span text:style-name="T644">We compute<text:s/></text:span><text:span text:style-name="T645">∂ℓ</text:span><text:span text:style-name="T646">i</text:span><text:span text:style-name="T647">(w)/∂w</text:span><text:span text:style-name="T648">j</text:span><text:span text:style-name="T649"><text:s/>using the following steps:</text:span></text:p>
      <text:list text:style-name="LFO9" text:continue-numbering="true">
        <text:list-item>
          <text:p text:style-name="P650"><text:span text:style-name="T651">First, compute<text:s/></text:span><text:span text:style-name="T652">P(y</text:span><text:span text:style-name="T653">i</text:span><text:span text:style-name="T654">=+1|x</text:span><text:span text:style-name="T655">i</text:span><text:span text:style-name="T656">,w)</text:span><text:span text:style-name="T657"><text:s/>using the<text:s/></text:span><text:span text:style-name="T658">predict_probability</text:span><text:span text:style-name="T659"><text:s/>function with<text:s/></text:span><text:span text:style-name="T660">feature_matrix_train[i:i+1,:]</text:span><text:span text:style-name="T661"><text:s/>as the first parameter.</text:span></text:p>
        </text:list-item>
        <text:list-item>
          <text:p text:style-name="P662"><text:span text:style-name="T663">Next, compute<text:s/></text:span><text:span text:style-name="T664">1[y</text:span><text:span text:style-name="T665">i</text:span><text:span text:style-name="T666">=+1]</text:span><text:span text:style-name="T667"><text:s/>using<text:s/></text:span><text:span text:style-name="T668">sentiment_train[i:i+1]</text:span><text:span text:style-name="T669">.</text:span></text:p>
        </text:list-item>
        <text:list-item>
          <text:p text:style-name="P670"><text:span text:style-name="T671">Finally, call the<text:s/></text:span><text:span text:style-name="T672">feature_derivative</text:span><text:span text:style-name="T673"><text:s/>function with<text:s/></text:span><text:span text:style-name="T674">feature_matrix_train[i:i+1, j]</text:span><text:span text:style-name="T675"><text:s/>as one of the parameters.<text:s/></text:span></text:p>
        </text:list-item>
        <text:list-item>
          <text:p text:style-name="P676"><text:span text:style-name="T677">Let us follow these steps for<text:s/></text:span><text:span text:style-name="T678">j = 1</text:span><text:span text:style-name="T679"><text:s/>and<text:s/></text:span><text:span text:style-name="T680">i = 10</text:span><text:span text:style-name="T681">:</text:span></text:p>
          <text:list text:continue-numbering="true">
            <text:list-item>
              <text:list>
                <text:list-item>
                  <text:p text:style-name="P682">j = 1 <text:s text:c="23"/># Feature number</text:p>
                </text:list-item>
                <text:list-item>
                  <text:p text:style-name="P683">i = 10 <text:s text:c="22"/># Data point number</text:p>
                </text:list-item>
                <text:list-item>
                  <text:p text:style-name="P684">coefficients = np.zeros(194) # A point w at which we are computing the gradient.</text:p>
                </text:list-item>
              </text:list>
            </text:list-item>
          </text:list>
        </text:list-item>
      </text:list>
      <text:list text:style-name="LFO7" text:continue-numbering="true">
        <text:list-item>
          <text:p text:style-name="P685">Modifying the derivative for using a batch of data points</text:p>
          <text:list text:continue-numbering="true">
            <text:list-item>
              <text:p text:style-name="P686"><text:span text:style-name="T687">Stochastic gradient estimates the ascent direction using 1 data point, while gradient uses<text:s/></text:span><text:span text:style-name="T688">N</text:span><text:span text:style-name="T689"><text:s/>data points to decide how to update the parameters. In an optional video, we discussed the details of a simple change that allows us to use a<text:s/></text:span><text:span text:style-name="T690">mini-batch</text:span><text:span text:style-name="T691"><text:s/>of<text:s/></text:span><text:span text:style-name="T692">B≤N</text:span><text:span text:style-name="T693"><text:s/>data points to estimate the ascent direction. This simple approach is faster than regular gradient but less noisy than stochastic gradient that uses only 1 data point. Although we encorage you to watch the optional video on the topic to better understand why mini-batches help stochastic gradient, in this assignment, we will simply use this technique, since the approach is very simple and will improve your results.</text:span></text:p>
            </text:list-item>
            <text:list-item>
              <text:p text:style-name="P694"><text:span text:style-name="T695">Given a mini-batch (or a set of data points)<text:s/></text:span><text:span text:style-name="T696">x</text:span><text:span text:style-name="T697">i</text:span><text:span text:style-name="T698">,x</text:span><text:span text:style-name="T699">i+1</text:span><text:span text:style-name="T700">…x</text:span><text:span text:style-name="T701">i+B</text:span><text:span text:style-name="T702">, the gradient function for this mini-batch of data points is given by:<text:s/></text:span></text:p>
            </text:list-item>
            <text:list-item>
              <text:p text:style-name="P703"><text:span text:style-name="T704">∑</text:span><text:span text:style-name="T705">s=ii+B</text:span><text:span text:style-name="T706">∂ℓ</text:span><text:span text:style-name="T707">s</text:span><text:span text:style-name="T708">∂w</text:span><text:span text:style-name="T709">j</text:span><text:span text:style-name="T710">=</text:span><text:span text:style-name="T711">∑</text:span><text:span text:style-name="T712">s=ii+B</text:span><text:span text:style-name="T713">h</text:span><text:span text:style-name="T714">j</text:span><text:span text:style-name="T715">(x</text:span><text:span text:style-name="T716">s</text:span><text:span text:style-name="T717">)(1[y</text:span><text:span text:style-name="T718">s</text:span><text:span text:style-name="T719">=+1]−P(y</text:span><text:span text:style-name="T720">s</text:span><text:span text:style-name="T721">=+1|x</text:span><text:span text:style-name="T722">s</text:span><text:span text:style-name="T723">,w))</text:span></text:p>
            </text:list-item>
            <text:list-item>
              <text:p text:style-name="P724"><text:span text:style-name="T725">Computing the gradient for a "mini-batch" of data points</text:span></text:p>
            </text:list-item>
            <text:list-item>
              <text:p text:style-name="P726"><text:span text:style-name="T727">Using NumPy, we access the points<text:s/></text:span><text:span text:style-name="T728">x</text:span><text:span text:style-name="T729">i</text:span><text:span text:style-name="T730">,x</text:span><text:span text:style-name="T731">i+1</text:span><text:span text:style-name="T732">…x</text:span><text:span text:style-name="T733">i+B</text:span><text:span text:style-name="T734"><text:s/>in the training data using<text:s/></text:span><text:span text:style-name="T735">feature_matrix_train[i:i+B,:]</text:span><text:span text:style-name="T736"><text:s/>and<text:s/></text:span><text:span text:style-name="T737">y</text:span><text:span text:style-name="T738">i</text:span><text:span text:style-name="T739"><text:s/>in the training data using<text:s/></text:span><text:span text:style-name="T740">sentiment_train[i:i+B]</text:span><text:span text:style-name="T741">.<text:s/></text:span></text:p>
            </text:list-item>
            <text:list-item>
              <text:p text:style-name="P742"><text:span text:style-name="T743">We can compute<text:s/></text:span><text:span text:style-name="T744">∑</text:span><text:span text:style-name="T745">i+Bs=i</text:span><text:span text:style-name="T746">∂ℓ</text:span><text:span text:style-name="T747">s</text:span><text:span text:style-name="T748">/∂w</text:span><text:span text:style-name="T749">j</text:span><text:span text:style-name="T750"><text:s/>easily as follows:</text:span></text:p>
            </text:list-item>
            <text:list-item>
              <text:p text:style-name="P751">j = 1 <text:s text:c="23"/># Feature number</text:p>
            </text:list-item>
            <text:list-item>
              <text:p text:style-name="P752">i = 10 <text:s text:c="22"/># Data point start</text:p>
            </text:list-item>
            <text:list-item>
              <text:p text:style-name="P753">B = 10 <text:s text:c="22"/># Mini-batch size</text:p>
            </text:list-item>
            <text:list-item>
              <text:p text:style-name="P754">coefficients = np.zeros(194) # A point w at which we are computing the gradient.</text:p>
            </text:list-item>
          </text:list>
        </text:list-item>
        <text:list-item>
          <text:p text:style-name="P755"><text:span text:style-name="T756">Averaging the gradient across a batch</text:span><text:a xlink:href="http://localhost:8889/notebooks/Course3/module-10-online-learning-assignment-blank.ipynb#Averaging-the-gradient-across-a-batch" office:target-frame-name="_top" xlink:show="replace"><text:span text:style-name="T757">¶</text:span></text:a></text:p>
          <text:soft-page-break/>
          <text:list text:continue-numbering="true">
            <text:list-item>
              <text:p text:style-name="P758">It is a common practice to normalize the gradient update rule by the batch size B:</text:p>
            </text:list-item>
            <text:list-item>
              <text:p text:style-name="P759">∂ℓA(w)∂wj≈1B∑s=ii+Bhj(xs)(1[ys=+1]−P(ys=+1|xs,w))</text:p>
            </text:list-item>
            <text:list-item>
              <text:p text:style-name="P760"><text:span text:style-name="T761">In other words, we update the coefficients using the<text:s/></text:span><text:span text:style-name="T762">average gradient over data points</text:span><text:span text:style-name="T763"><text:s/>(instead of using a summation). By using the average gradient, we ensure that the magnitude of the gradient is approximately the same for all batch sizes. This way, we can more easily compare various batch sizes of stochastic gradient ascent (including a batch size of<text:s/></text:span><text:span text:style-name="T764">all the data points</text:span><text:span text:style-name="T765">)</text:span></text:p>
            </text:list-item>
          </text:list>
        </text:list-item>
        <text:list-item>
          <text:p text:style-name="P766">Implementing stochastic gradient ascent</text:p>
        </text:list-item>
      </text:list>
      <text:p text:style-name="P767">Code:</text:p>
      <text:list text:style-name="LFO7" text:continue-numbering="true">
        <text:list-item>
          <text:list>
            <text:list-item>
              <text:p text:style-name="P768">Make sure coefficients is a numpy array</text:p>
            </text:list-item>
            <text:list-item>
              <text:p text:style-name="P769">Shuffle the data before starting</text:p>
            </text:list-item>
            <text:list-item>
              <text:p text:style-name="P770">Current Index of batch is 0</text:p>
            </text:list-item>
            <text:list-item>
              <text:p text:style-name="P771">Do a linear scan over data</text:p>
              <text:list text:continue-numbering="true">
                <text:list-item>
                  <text:p text:style-name="P772">Predict P(y_i = +1|x_i,w) using your predict_probability() function</text:p>
                </text:list-item>
                <text:list-item>
                  <text:p text:style-name="P773">Make sure to slice the i-th row of feature_matrix with [i:i+batch_size,:]</text:p>
                </text:list-item>
                <text:list-item>
                  <text:p text:style-name="P774">Compute indicator value for (y_i = +1)</text:p>
                </text:list-item>
                <text:list-item>
                  <text:p text:style-name="P775">Make sure to slice the i-th entry with [i:i+batch_size]</text:p>
                </text:list-item>
                <text:list-item>
                  <text:p text:style-name="P776">Compute the errors as indicator – predictions</text:p>
                </text:list-item>
                <text:list-item>
                  <text:p text:style-name="P777"># loop over each coefficient</text:p>
                  <text:list text:continue-numbering="true">
                    <text:list-item>
                      <text:p text:style-name="P778">Recall that feature_matrix[:,j] is the feature column associated with coefficients[j]</text:p>
                    </text:list-item>
                    <text:list-item>
                      <text:p text:style-name="P779">Compute the derivative for coefficients[j] and save it to derivative.</text:p>
                    </text:list-item>
                    <text:list-item>
                      <text:p text:style-name="P780">Make sure to slice the i-th row of feature_matrix with [i:i+batch_size,j]</text:p>
                    </text:list-item>
                    <text:list-item>
                      <text:p text:style-name="P781">compute the product of the step size, the derivative, and the **normalization constant</text:p>
                    </text:list-item>
                    <text:list-item>
                      <text:p text:style-name="P782">Checking whether log likelihood is increasing</text:p>
                    </text:list-item>
                    <text:list-item>
                      <text:p text:style-name="P783">Print the log likelihood over the *current batch*</text:p>
                    </text:list-item>
                  </text:list>
                </text:list-item>
                <text:list-item>
                  <text:p text:style-name="P784">if we made a complete pass over data, shuffle and restart</text:p>
                </text:list-item>
                <text:list-item>
                  <text:p text:style-name="P785">return the list of log likelihoods for plotting purposes.</text:p>
                </text:list-item>
              </text:list>
            </text:list-item>
          </text:list>
        </text:list-item>
      </text:list>
      <text:p text:style-name="Normal"><text:span text:style-name="T786">Note</text:span><text:span text:style-name="T787">. In practice, the final set of coefficients is rarely used; it is better to use the average of the last K sets of coefficients instead, where K should be adjusted depending on how fast the log likelihood oscillates around the optimum</text:span></text:p>
      <text:list text:style-name="LFO7" text:continue-numbering="true">
        <text:list-item>
          <text:p text:style-name="P788">Running gradient ascent using the stochastic gradient ascent implementation</text:p>
          <text:list text:continue-numbering="true">
            <text:list-item>
              <text:p text:style-name="P789"><text:span text:style-name="T790">Instead of implementing batch gradient ascent separately, we save time by re-using the stochastic gradient ascent function we just wrote —<text:s/></text:span><text:span text:style-name="T791">to perform gradient ascent</text:span><text:span text:style-name="T792">, it suffices to set<text:s/></text:span><text:span text:style-name="T793">batch_size</text:span><text:span text:style-name="T794"><text:s/>to the number of data points in the training data</text:span></text:p>
            </text:list-item>
          </text:list>
        </text:list-item>
      </text:list>
      <text:p text:style-name="P795"><text:span text:style-name="T796">We now<text:s/></text:span><text:span text:style-name="T797">run stochastic gradient ascent</text:span><text:span text:style-name="T798"><text:s/>over the<text:s/></text:span><text:span text:style-name="T799">feature_matrix_train</text:span><text:span text:style-name="T800"><text:s/>for 10 iterations using:</text:span></text:p>
      <text:soft-page-break/>
      <text:list text:style-name="LFO10" text:continue-numbering="true">
        <text:list-item>
          <text:p text:style-name="P801"><text:span text:style-name="T802">initial_coefficients = np.zeros(194)</text:span></text:p>
        </text:list-item>
        <text:list-item>
          <text:p text:style-name="P803"><text:span text:style-name="T804">step_size = 5e-1</text:span></text:p>
        </text:list-item>
        <text:list-item>
          <text:p text:style-name="P805"><text:span text:style-name="T806">batch_size = 1</text:span></text:p>
        </text:list-item>
        <text:list-item>
          <text:p text:style-name="P807"><text:span text:style-name="T808">max_iter = 10</text:span></text:p>
        </text:list-item>
      </text:list>
      <text:list text:style-name="LFO7" text:continue-numbering="true">
        <text:list-item>
          <text:list>
            <text:list-item>
              <text:p text:style-name="P809">Code:</text:p>
            </text:list-item>
          </text:list>
        </text:list-item>
      </text:list>
      <text:p text:style-name="P810">coefficients, log_likelihood = logistic_regression_SG(feature_matrix_train, sentiment_train,</text:p>
      <text:p text:style-name="P811"><text:s text:c="40"/>initial_coefficients=np.zeros(194),</text:p>
      <text:p text:style-name="P812"><text:s text:c="40"/>step_size=5e-1, batch_size=1, max_iter=10)</text:p>
      <text:p text:style-name="P813"/>
      <text:p text:style-name="P814">Findings:</text:p>
      <text:p text:style-name="P815"><text:span text:style-name="T816">When you set<text:s/></text:span><text:span text:style-name="T817">batch_size = 1</text:span><text:span text:style-name="T818">, as each iteration passes, the average log likelihood in the batch change is<text:s/></text:span><text:span text:style-name="T819">fluctuating</text:span></text:p>
      <text:p text:style-name="P820"/>
      <text:p text:style-name="P821">Now run batch gradient ascent over the feature_matrix_train for 200 iterations using:</text:p>
      <text:p text:style-name="P822">initial_coefficients = <text:s/>np.zeros(194)</text:p>
      <text:p text:style-name="P823">step_size = 5e-1</text:p>
      <text:p text:style-name="P824">batch_size = len(feature_matrix_train)</text:p>
      <text:p text:style-name="P825">max_iter = 200</text:p>
      <text:p text:style-name="P826"><text:tab/></text:p>
      <text:p text:style-name="P827"><text:tab/>Findings:</text:p>
      <text:p text:style-name="P828"><text:span text:style-name="T829">When you set<text:s/></text:span><text:span text:style-name="T830">batch_size = len(feature_matrix_train)</text:span><text:span text:style-name="T831">, as each iteration passes, how does the average log likelihood in the batch change? Increases</text:span></text:p>
      <text:list text:style-name="LFO7" text:continue-numbering="true">
        <text:list-item>
          <text:p text:style-name="P832"><text:span text:style-name="T833">Make "passes" over the dataset</text:span><text:a xlink:href="http://localhost:8889/notebooks/Course3/module-10-online-learning-assignment-blank.ipynb#Make-&quot;passes&quot;-over-the-dataset" office:target-frame-name="_top" xlink:show="replace"><text:span text:style-name="T834">¶</text:span></text:a></text:p>
        </text:list-item>
      </text:list>
      <text:p text:style-name="P835">To make a fair comparison betweeen stochastic gradient ascent and batch gradient ascent, we measure the average log likelihood as a function of the number of passes (defined as follows):<text:s/></text:p>
      <text:p text:style-name="P836">[# of passes]=[# of data points touched so far][size of dataset]</text:p>
      <text:p text:style-name="P837">Log likelihood plots for stochastic gradient ascent</text:p>
      <text:p text:style-name="P838"/>
      <text:p text:style-name="P839">With the terminology in mind, let us run stochastic gradient ascent for 10 passes. We will use</text:p>
      <text:p text:style-name="P840">step_size=1e-1</text:p>
      <text:p text:style-name="P841">batch_size=100</text:p>
      <text:p text:style-name="P842">initial_coefficients to all zeros.</text:p>
      <text:list text:style-name="LFO7" text:continue-numbering="true">
        <text:list-item>
          <text:p text:style-name="P843">Smoothing the stochastic gradient ascent curve</text:p>
          <text:list text:continue-numbering="true">
            <text:list-item>
              <text:p text:style-name="P844"><text:span text:style-name="T845">The plotted line oscillates so much that it is hard to see whether the log likelihood is improving. In our plot, we apply a simple smoothing operation using the parameter<text:s/></text:span><text:soft-page-break/><text:span text:style-name="T846">smoothing_window</text:span><text:span text:style-name="T847">. The smoothing is simply a<text:s/></text:span><text:a xlink:href="https://en.wikipedia.org/wiki/Moving_average" office:target-frame-name="_top" xlink:show="replace"><text:span text:style-name="T848">moving average</text:span></text:a><text:span text:style-name="T849"><text:s/>of log likelihood over the last<text:s/></text:span><text:span text:style-name="T850">smoothing_window</text:span><text:span text:style-name="T851"><text:s/>"iterations" of stochastic gradient ascent.</text:span></text:p>
            </text:list-item>
          </text:list>
        </text:list-item>
        <text:list-item>
          <text:p text:style-name="P852"><text:span text:style-name="T853">Stochastic gradient ascent vs batch gradient ascent</text:span><text:a xlink:href="http://localhost:8889/notebooks/Course3/module-10-online-learning-assignment-blank.ipynb#Stochastic-gradient-ascent-vs-batch-gradient-ascent" office:target-frame-name="_top" xlink:show="replace"><text:span text:style-name="T854">¶</text:span></text:a></text:p>
          <text:list text:continue-numbering="true">
            <text:list-item>
              <text:p text:style-name="P855"><text:span text:style-name="T856">To compare convergence rates for stochastic gradient ascent with batch gradient ascent, we call<text:s/></text:span><text:span text:style-name="T857">make_plot()</text:span><text:span text:style-name="T858"><text:s/>multiple times</text:span></text:p>
            </text:list-item>
          </text:list>
        </text:list-item>
        <text:list-item>
          <text:p text:style-name="P859">Explore the effects of step sizes on stochastic gradient ascent</text:p>
          <text:list text:continue-numbering="true">
            <text:list-item>
              <text:p text:style-name="P860">To start, we explore a wide range of step sizes that are equally spaced in the log space. Run stochastic gradient ascent with step_size set to 1e-4, 1e-3, 1e-2, 1e-1, 1e0, 1e1, and 1e2. Use the following set of parameters:</text:p>
              <text:list text:continue-numbering="true">
                <text:list-item>
                  <text:p text:style-name="P861">initial_coefficients=np.zeros(194)</text:p>
                </text:list-item>
                <text:list-item>
                  <text:p text:style-name="P862">batch_size=100</text:p>
                </text:list-item>
                <text:list-item>
                  <text:p text:style-name="P863">max_iter initialized so as to run 10 passes over the data.</text:p>
                </text:list-item>
              </text:list>
            </text:list-item>
          </text:list>
        </text:list-item>
      </text:list>
      <text:p text:style-name="P864">Code:</text:p>
      <text:p text:style-name="P865">for step_size in np.logspace(-4, 2, num=7):</text:p>
      <text:p text:style-name="P866"><text:s text:c="4"/>coefficients_sgd[step_size], log_likelihood_sgd[step_size] = logistic_regression_SG(feature_matrix_train, sentiment_train,</text:p>
      <text:p text:style-name="P867"><text:s text:c="39"/>initial_coefficients=np.zeros(194),</text:p>
      <text:p text:style-name="P868"><text:s text:c="39"/>step_size=step_size, batch_size=100, max_iter=num_iterations)</text:p>
      <text:p text:style-name="P869"/>
      <text:p text:style-name="P870">Making plot Code:</text:p>
      <text:p text:style-name="P871">for step_size in np.logspace(-4, 2, num=7):</text:p>
      <text:p text:style-name="P872"><text:s text:c="4"/>make_plot(log_likelihood_sgd[step_size], len_data=len(train_data), batch_size=100,</text:p>
      <text:p text:style-name="P873"><text:span text:style-name="T874"><text:s text:c="14"/>smoothing_window=30, label='step_size=%.1e'%step_size)</text:span></text:p>
      <text:p text:style-name="Normal"><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mp;quot" svg:font-family="&amp;quot" style:font-family-generic="roman"/>
    <style:font-face style:name="STIXMathJax_Main-italic" svg:font-family="STIXMathJax_Main-italic" style:font-family-generic="roman"/>
    <style:font-face style:name="STIXMathJax_Main" svg:font-family="STIXMathJax_Main" style:font-family-generic="roman"/>
    <style:font-face style:name="STIXMathJax_Main-bold" svg:font-family="STIXMathJax_Main-bold" style:font-family-generic="roman"/>
    <style:font-face style:name="Helvetica" svg:font-family="Helvetica" style:font-family-generic="swiss" style:font-pitch="variable" svg:panose-1="2 11 6 4 2 2 2 2 2 4"/>
    <style:font-face style:name="STIXMathJax_Size1" svg:font-family="STIXMathJax_Size1" style:font-family-generic="roman"/>
    <style:font-face style:name="STIXMathJax_Size2" svg:font-family="STIXMathJax_Size2" style:font-family-generic="system"/>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paragraph-properties fo:line-height="100%"/>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ListParagraph" style:display-name="List Paragraph"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en" style:country-asian="GB" fo:hyphenate="false"/>
    </style:style>
    <style:style style:name="mi" style:display-name="mi" style:family="text" style:parent-style-name="DefaultParagraphFont"/>
    <style:style style:name="mo" style:display-name="mo" style:family="text" style:parent-style-name="DefaultParagraphFont"/>
    <style:style style:name="mn" style:display-name="mn" style:family="text" style:parent-style-name="DefaultParagraphFont"/>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eading1Char1" style:display-name="Heading 1 Char1"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Strong" style:display-name="Strong" style:family="text" style:parent-style-name="DefaultParagraphFont">
      <style:text-properties fo:font-weight="bold" style:font-weight-asian="bold" style:font-weight-complex="bold"/>
    </style:style>
    <style:style style:name="mtext" style:display-name="mtex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Arial" style:font-name-asian="Calibri" style:font-name-complex="Arial"/>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Arial" style:font-name-asian="Calibri" style:font-name-complex="Aria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8LVL1" style:family="text">
      <style:text-properties style:font-name="Symbol" fo:font-size="10pt" style:font-size-asian="10pt"/>
    </style:style>
    <style:style style:name="WW_CharLFO8LVL2" style:family="text">
      <style:text-properties style:font-name="Arial" style:font-name-asian="Calibri" style:font-name-complex="Arial"/>
    </style:style>
    <style:style style:name="WW_CharLFO8LVL3" style:family="text">
      <style:text-properties style:font-name="Symbol" fo:font-size="10pt" style:font-size-asian="10pt"/>
    </style:style>
    <style:style style:name="WW_CharLFO8LVL4" style:family="text">
      <style:text-properties style:font-name="Symbol" fo:font-size="10pt" style:font-size-asian="10pt"/>
    </style:style>
    <style:style style:name="WW_CharLFO8LVL5" style:family="text">
      <style:text-properties style:font-name="Symbol" fo:font-size="10pt" style:font-size-asian="10pt"/>
    </style:style>
    <style:style style:name="WW_CharLFO8LVL6" style:family="text">
      <style:text-properties style:font-name="Symbol" fo:font-size="10pt" style:font-size-asian="10pt"/>
    </style:style>
    <style:style style:name="WW_CharLFO8LVL7" style:family="text">
      <style:text-properties style:font-name="Symbol" fo:font-size="10pt" style:font-size-asian="10pt"/>
    </style:style>
    <style:style style:name="WW_CharLFO8LVL8" style:family="text">
      <style:text-properties style:font-name="Symbol" fo:font-size="10pt" style:font-size-asian="10pt"/>
    </style:style>
    <style:style style:name="WW_CharLFO8LVL9" style:family="text">
      <style:text-properties style:font-name="Symbol" fo:font-size="10pt" style:font-size-asian="10pt"/>
    </style:style>
    <style:style style:name="WW_CharLFO9LVL1" style:family="text">
      <style:text-properties style:font-name="Symbol" fo:font-size="10pt" style:font-size-asian="10pt"/>
    </style:style>
    <style:style style:name="WW_CharLFO9LVL2" style:family="text">
      <style:text-properties style:font-name="Symbol" fo:font-size="10pt" style:font-size-asian="10pt"/>
    </style:style>
    <style:style style:name="WW_CharLFO9LVL3" style:family="text">
      <style:text-properties style:font-name="Symbol" fo:font-size="10pt" style:font-size-asian="10pt"/>
    </style:style>
    <style:style style:name="WW_CharLFO9LVL4" style:family="text">
      <style:text-properties style:font-name="Symbol" fo:font-size="10pt" style:font-size-asian="10pt"/>
    </style:style>
    <style:style style:name="WW_CharLFO9LVL5" style:family="text">
      <style:text-properties style:font-name="Symbol" fo:font-size="10pt" style:font-size-asian="10pt"/>
    </style:style>
    <style:style style:name="WW_CharLFO9LVL6" style:family="text">
      <style:text-properties style:font-name="Symbol" fo:font-size="10pt" style:font-size-asian="10pt"/>
    </style:style>
    <style:style style:name="WW_CharLFO9LVL7" style:family="text">
      <style:text-properties style:font-name="Symbol" fo:font-size="10pt" style:font-size-asian="10pt"/>
    </style:style>
    <style:style style:name="WW_CharLFO9LVL8" style:family="text">
      <style:text-properties style:font-name="Symbol" fo:font-size="10pt" style:font-size-asian="10pt"/>
    </style:style>
    <style:style style:name="WW_CharLFO9LVL9" style:family="text">
      <style:text-properties style:font-name="Symbol"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7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7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7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Arial"/>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eyanthi Thiagarajan</meta:initial-creator>
    <dc:creator>Jeyanthi Thiagarajan</dc:creator>
    <meta:creation-date>2019-04-17T09:11:00Z</meta:creation-date>
    <dc:date>2019-04-22T11:50:00Z</dc:date>
    <meta:template xlink:href="Normal" xlink:type="simple"/>
    <meta:editing-cycles>22</meta:editing-cycles>
    <meta:editing-duration>PT4260S</meta:editing-duration>
    <meta:document-statistic meta:page-count="17" meta:paragraph-count="66" meta:word-count="4998" meta:character-count="33425" meta:row-count="237" meta:non-whitespace-character-count="28493"/>
  </office:meta>
</office:document-meta>
</file>